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45.24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63.25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28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7.61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7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 style:data-style-name="N100"/>
    <style:style style:name="ce4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-Tabelle_20_Ecke">
      <style:table-cell-properties fo:border-bottom="none" fo:border-left="2.01pt solid #000000" fo:border-right="0.99pt solid #000000" fo:border-top="none"/>
    </style:style>
    <style:style style:name="ce6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-Tabelle_20_Kategori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-Tabelle_20_Wert">
      <style:table-cell-properties fo:border-bottom="none" fo:border-left="0.99pt solid #000000" fo:border-right="none" fo:border-top="0.99pt solid #000000"/>
    </style:style>
    <style:style style:name="ce15" style:family="table-cell" style:parent-style-name="Pivot-Tabelle_20_Wert">
      <style:table-cell-properties fo:border-bottom="none" fo:border-left="0.99pt solid #000000" fo:border-right="none" fo:border-top="none"/>
    </style:style>
    <style:style style:name="ce16" style:family="table-cell" style:parent-style-name="Pivot-Tabelle_20_Wert">
      <style:table-cell-properties fo:border-bottom="0.99pt solid #000000" fo:border-left="0.99pt solid #000000" fo:border-right="none" fo:border-top="none"/>
    </style:style>
    <style:style style:name="ce17" style:family="table-cell" style:parent-style-name="Pivot-Tabelle_20_Ergebnis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Pivot-Tabelle_20_Kategorie" style:data-style-name="N0"/>
    <style:style style:name="ce20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21" style:family="table-cell" style:parent-style-name="Pivot-Tabelle_20_Wert">
      <style:table-cell-properties fo:border-bottom="none" fo:border-left="none" fo:border-right="none" fo:border-top="0.99pt solid #000000"/>
    </style:style>
    <style:style style:name="ce22" style:family="table-cell" style:parent-style-name="Pivot-Tabelle_20_Wert">
      <style:table-cell-properties fo:border-bottom="0.99pt solid #000000" fo:border-left="none" fo:border-right="none" fo:border-top="none"/>
    </style:style>
    <style:style style:name="ce23" style:family="table-cell" style:parent-style-name="Pivot-Tabelle_20_Ergebnis">
      <style:table-cell-properties fo:border-bottom="2.01pt solid #000000" fo:border-left="none" fo:border-right="none" fo:border-top="0.99pt solid #000000"/>
    </style:style>
    <style:style style:name="ce24" style:family="table-cell" style:parent-style-name="Default" style:data-style-name="N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Pivot-Tabelle_20_Ecke">
      <style:table-cell-properties fo:border-bottom="none" fo:border-left="none" fo:border-right="none" fo:border-top="2.01pt solid #000000"/>
    </style:style>
    <style:style style:name="ce26" style:family="table-cell" style:parent-style-name="Pivot-Tabelle_20_Wert">
      <style:table-cell-properties fo:border-bottom="none" fo:border-left="none" fo:border-right="0.99pt solid #000000" fo:border-top="0.99pt solid #000000"/>
    </style:style>
    <style:style style:name="ce27" style:family="table-cell" style:parent-style-name="Pivot-Tabelle_20_Wert">
      <style:table-cell-properties fo:border-bottom="none" fo:border-left="none" fo:border-right="0.99pt solid #000000" fo:border-top="none"/>
    </style:style>
    <style:style style:name="ce28" style:family="table-cell" style:parent-style-name="Pivot-Tabelle_20_Wert">
      <style:table-cell-properties fo:border-bottom="0.99pt solid #000000" fo:border-left="none" fo:border-right="0.99pt solid #000000" fo:border-top="none"/>
    </style:style>
    <style:style style:name="ce29" style:family="table-cell" style:parent-style-name="Pivot-Tabelle_20_Ergebnis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-Tabelle_20_Ecke">
      <style:table-cell-properties fo:border-bottom="none" fo:border-left="none" fo:border-right="2.01pt solid #000000" fo:border-top="2.01pt solid #000000"/>
    </style:style>
    <style:style style:name="ce31" style:family="table-cell" style:parent-style-name="Pivot-Tabelle_20_Titel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-Tabelle_20_Titel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Pivot-Tabelle_20_Ergebnis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-Tabelle_20_Ergebnis">
      <style:table-cell-properties fo:border-bottom="none" fo:border-left="0.99pt solid #000000" fo:border-right="2.01pt solid #000000" fo:border-top="none"/>
    </style:style>
    <style:style style:name="ce35" style:family="table-cell" style:parent-style-name="Pivot-Tabelle_20_Ergebnis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-Tabelle_20_Ergebnis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8" style:family="table-cell" style:parent-style-name="Pivot-Tabelle_20_Ecke">
      <style:table-cell-properties fo:border-bottom="none" fo:border-left="1.25pt solid #000000" fo:border-right="none" fo:border-top="0.06pt solid #000000"/>
    </style:style>
    <style:style style:name="ce39" style:family="table-cell" style:parent-style-name="Pivot-Tabelle_20_Feld">
      <style:table-cell-properties fo:border-bottom="none" fo:border-left="1.25pt solid #000000" fo:border-right="none" fo:border-top="none"/>
    </style:style>
    <style:style style:name="ce40" style:family="table-cell" style:parent-style-name="Pivot-Tabelle_20_Kategorie" style:data-style-name="N0">
      <style:table-cell-properties fo:border-bottom="none" fo:border-left="1.25pt solid #000000" fo:border-right="0.99pt solid #000000" fo:border-top="0.99pt solid #000000"/>
    </style:style>
    <style:style style:name="ce41" style:family="table-cell" style:parent-style-name="Pivot-Tabelle_20_Kategorie" style:data-style-name="N0">
      <style:table-cell-properties fo:border-bottom="none" fo:border-left="1.25pt solid #000000" fo:border-right="0.99pt solid #000000" fo:border-top="none"/>
    </style:style>
    <style:style style:name="ce42" style:family="table-cell" style:parent-style-name="Pivot-Tabelle_20_Titel" style:data-style-name="N0">
      <style:table-cell-properties fo:border-bottom="2.01pt solid #000000" fo:border-left="1.25pt solid #000000" fo:border-right="0.99pt solid #000000" fo:border-top="0.99pt solid #000000"/>
    </style:style>
    <style:style style:name="ce43" style:family="table-cell" style:parent-style-name="Pivot-Tabelle_20_Kategorie" style:data-style-name="N0">
      <style:table-cell-properties fo:border-bottom="none" fo:background-color="#fffbcc" style:text-align-source="fix" style:repeat-content="false" fo:border-left="0.99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Pivot-Tabelle_20_Kategorie" style:data-style-name="N0">
      <style:table-cell-properties fo:border-bottom="0.99pt solid #000000" fo:background-color="#fffbcc" style:text-align-source="fix" style:repeat-content="false" fo:border-left="0.99pt solid #000000" fo:border-right="none" fo:border-top="none"/>
      <style:paragraph-properties fo:text-align="center" fo:margin-left="0mm"/>
    </style:style>
    <style:style style:name="ce45" style:family="table-cell" style:parent-style-name="Pivot-Tabelle_20_Wert">
      <style:table-cell-properties fo:border-bottom="none" fo:background-color="#fffbcc" fo:border-left="0.99pt solid #000000" fo:border-right="0.74pt dashed #000000" fo:border-top="0.99pt solid #000000"/>
    </style:style>
    <style:style style:name="ce46" style:family="table-cell" style:parent-style-name="Pivot-Tabelle_20_Wert">
      <style:table-cell-properties fo:border-bottom="none" fo:background-color="#fffbcc" fo:border-left="0.99pt solid #000000" fo:border-right="0.74pt dashed #000000" fo:border-top="none"/>
    </style:style>
    <style:style style:name="ce47" style:family="table-cell" style:parent-style-name="Pivot-Tabelle_20_Wert">
      <style:table-cell-properties fo:border-bottom="0.99pt solid #000000" fo:background-color="#fffbcc" fo:border-left="0.99pt solid #000000" fo:border-right="0.74pt dashed #000000" fo:border-top="none"/>
    </style:style>
    <style:style style:name="ce48" style:family="table-cell" style:parent-style-name="Pivot-Tabelle_20_Ergebnis">
      <style:table-cell-properties fo:border-bottom="2.01pt solid #000000" fo:background-color="#fffbcc" fo:border-left="0.99pt solid #000000" fo:border-right="0.74pt dashed #000000" fo:border-top="0.99pt solid #000000"/>
    </style:style>
    <style:style style:name="ce49" style:family="table-cell" style:parent-style-name="Pivot-Tabelle_20_Kategorie" style:data-style-name="N0">
      <style:table-cell-properties fo:border-bottom="none" fo:background-color="#fffb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Pivot-Tabelle_20_Kategorie" style:data-style-name="N0">
      <style:table-cell-properties fo:border-bottom="0.99pt solid #000000" fo:background-color="#fffbcc" style:text-align-source="fix" style:repeat-content="false" fo:border-left="none" fo:border-right="none" fo:border-top="none"/>
      <style:paragraph-properties fo:text-align="center" fo:margin-left="0mm"/>
    </style:style>
    <style:style style:name="ce51" style:family="table-cell" style:parent-style-name="Pivot-Tabelle_20_Wert">
      <style:table-cell-properties fo:border-bottom="none" fo:background-color="#fffbcc" fo:border-left="0.74pt dashed #000000" fo:border-right="0.74pt dashed #000000" fo:border-top="0.99pt solid #000000"/>
    </style:style>
    <style:style style:name="ce52" style:family="table-cell" style:parent-style-name="Pivot-Tabelle_20_Wert">
      <style:table-cell-properties fo:border-bottom="none" fo:background-color="#fffbcc" fo:border-left="0.74pt dashed #000000" fo:border-right="0.74pt dashed #000000" fo:border-top="none"/>
    </style:style>
    <style:style style:name="ce53" style:family="table-cell" style:parent-style-name="Pivot-Tabelle_20_Wert">
      <style:table-cell-properties fo:border-bottom="0.99pt solid #000000" fo:background-color="#fffbcc" fo:border-left="0.74pt dashed #000000" fo:border-right="0.74pt dashed #000000" fo:border-top="none"/>
    </style:style>
    <style:style style:name="ce54" style:family="table-cell" style:parent-style-name="Pivot-Tabelle_20_Ergebnis">
      <style:table-cell-properties fo:border-bottom="2.01pt solid #000000" fo:background-color="#fffbcc" fo:border-left="0.74pt dashed #000000" fo:border-right="0.74pt dashed #000000" fo:border-top="0.99pt solid #000000"/>
    </style:style>
    <style:style style:name="ce55" style:family="table-cell" style:parent-style-name="Pivot-Tabelle_20_Kategorie" style:data-style-name="N0">
      <style:table-cell-properties fo:border-bottom="none" fo:background-color="#dfcce4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Pivot-Tabelle_20_Kategorie" style:data-style-name="N0">
      <style:table-cell-properties fo:border-bottom="0.99pt solid #000000" fo:background-color="#dfcce4" style:text-align-source="fix" style:repeat-content="false" fo:border-left="0.06pt solid #000000" fo:border-right="none" fo:border-top="none"/>
      <style:paragraph-properties fo:text-align="center" fo:margin-left="0mm"/>
    </style:style>
    <style:style style:name="ce57" style:family="table-cell" style:parent-style-name="Pivot-Tabelle_20_Wert">
      <style:table-cell-properties fo:border-bottom="none" fo:background-color="#dfcce4" fo:border-left="0.74pt dashed #000000" fo:border-right="0.74pt dashed #000000" fo:border-top="none"/>
    </style:style>
    <style:style style:name="ce58" style:family="table-cell" style:parent-style-name="Pivot-Tabelle_20_Ergebnis">
      <style:table-cell-properties fo:border-bottom="2.01pt solid #000000" fo:background-color="#dfcce4" fo:border-left="0.74pt dashed #000000" fo:border-right="0.74pt dashed #000000" fo:border-top="0.99pt solid #000000"/>
    </style:style>
    <style:style style:name="ce59" style:family="table-cell" style:parent-style-name="Pivot-Tabelle_20_Kategorie" style:data-style-name="N0">
      <style:table-cell-properties fo:border-bottom="none" fo:background-color="#dfcce4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Pivot-Tabelle_20_Kategorie" style:data-style-name="N0">
      <style:table-cell-properties fo:border-bottom="0.99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Pivot-Tabelle_20_Kategorie" style:data-style-name="N0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Pivot-Tabelle_20_Kategorie" style:data-style-name="N0">
      <style:table-cell-properties fo:border-bottom="0.99pt solid #000000" fo:background-color="#bce4e5" style:text-align-source="fix" style:repeat-content="false" fo:border-left="0.06pt solid #000000" fo:border-right="none" fo:border-top="none"/>
      <style:paragraph-properties fo:text-align="center" fo:margin-left="0mm"/>
    </style:style>
    <style:style style:name="ce63" style:family="table-cell" style:parent-style-name="Pivot-Tabelle_20_Wert">
      <style:table-cell-properties fo:border-bottom="none" fo:background-color="#bce4e5" fo:border-left="0.74pt dashed #000000" fo:border-right="0.74pt dashed #000000" fo:border-top="0.99pt solid #000000"/>
    </style:style>
    <style:style style:name="ce64" style:family="table-cell" style:parent-style-name="Pivot-Tabelle_20_Wert">
      <style:table-cell-properties fo:border-bottom="none" fo:background-color="#bce4e5" fo:border-left="0.74pt dashed #000000" fo:border-right="0.74pt dashed #000000" fo:border-top="none"/>
    </style:style>
    <style:style style:name="ce65" style:family="table-cell" style:parent-style-name="Pivot-Tabelle_20_Wert">
      <style:table-cell-properties fo:border-bottom="0.99pt solid #000000" fo:background-color="#bce4e5" fo:border-left="0.74pt dashed #000000" fo:border-right="0.74pt dashed #000000" fo:border-top="none"/>
    </style:style>
    <style:style style:name="ce66" style:family="table-cell" style:parent-style-name="Pivot-Tabelle_20_Ergebnis">
      <style:table-cell-properties fo:border-bottom="2.01pt solid #000000" fo:background-color="#bce4e5" fo:border-left="0.74pt dashed #000000" fo:border-right="0.74pt dashed #000000" fo:border-top="0.99pt solid #000000"/>
    </style:style>
    <style:style style:name="ce67" style:family="table-cell" style:parent-style-name="Pivot-Tabelle_20_Kategorie" style:data-style-name="N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center" fo:margin-left="0mm"/>
    </style:style>
    <style:style style:name="ce68" style:family="table-cell" style:parent-style-name="Pivot-Tabelle_20_Kategorie" style:data-style-name="N0">
      <style:table-cell-properties fo:border-bottom="0.99pt solid #000000" fo:background-color="#bce4e5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Pivot-Tabelle_20_Wert">
      <style:table-cell-properties fo:border-bottom="none" fo:background-color="#bce4e5" fo:border-left="0.74pt dashed #000000" fo:border-right="0.99pt solid #000000" fo:border-top="0.99pt solid #000000"/>
    </style:style>
    <style:style style:name="ce70" style:family="table-cell" style:parent-style-name="Pivot-Tabelle_20_Wert">
      <style:table-cell-properties fo:border-bottom="none" fo:background-color="#bce4e5" fo:border-left="0.74pt dashed #000000" fo:border-right="0.99pt solid #000000" fo:border-top="none"/>
    </style:style>
    <style:style style:name="ce71" style:family="table-cell" style:parent-style-name="Pivot-Tabelle_20_Wert">
      <style:table-cell-properties fo:border-bottom="0.99pt solid #000000" fo:background-color="#bce4e5" fo:border-left="0.74pt dashed #000000" fo:border-right="0.99pt solid #000000" fo:border-top="none"/>
    </style:style>
    <style:style style:name="ce72" style:family="table-cell" style:parent-style-name="Pivot-Tabelle_20_Ergebnis">
      <style:table-cell-properties fo:border-bottom="2.01pt solid #000000" fo:background-color="#bce4e5" fo:border-left="0.74pt dashed #000000" fo:border-right="0.99pt solid #000000" fo:border-top="0.99pt solid #000000"/>
    </style:style>
    <style:style style:name="ce73" style:family="table-cell" style:parent-style-name="Pivot-Tabelle_20_Titel" style:data-style-name="N0">
      <style:table-cell-properties fo:border-bottom="none" fo:border-left="0.99pt solid #000000" fo:border-right="2.01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ross-check-results-0.7.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MUCase</text:p>
          </table:table-cell>
          <table:table-cell table:style-name="ce1" office:value-type="string" calcext:value-type="string">
            <text:p>CS-Version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5_FD01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5_FD0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5_FD0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5_FD01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5_FD01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6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6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6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6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7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7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7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7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7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7_Integer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7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9FD01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9FD0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9FD0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9FD01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9FD01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9FD01_Integer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c-code_Dymola_2019FD01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c-code_Test-FMUs_0.0.2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c-code_Test-FMUs_0.0.2_Dahlquis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c-code_Test-FMUs_0.0.2_Resourc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c-code_Test-FMUs_0.0.2_Stai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c-code_Test-FMUs_0.0.2_VanDerP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darwin64_Test-FMUs_0.0.1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0.189837847237;WRMS(v) = 63.089631460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darwin64_Test-FMUs_0.0.1_Dahlquis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0.0062547430899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darwin64_Test-FMUs_0.0.1_Resourc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darwin64_Test-FMUs_0.0.1_Stai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2.642621120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darwin64_Test-FMUs_0.0.1_VanDerP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0.381200865105;WRMS(x1) = 0.37011006279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1.0_cs_darwin64_Test-FMUs_0.0.2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8.18792984662;WRMS(v) = 107.768632443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1.0_cs_darwin64_Test-FMUs_0.0.2_Dahlquis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6.36859960457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1.0_cs_darwin64_Test-FMUs_0.0.2_Resourc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1.0_cs_darwin64_Test-FMUs_0.0.2_Stai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1.1271517838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1.0_cs_darwin64_Test-FMUs_0.0.2_VanDerP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41.4658798247;WRMS(x1) = 42.962576292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AMESim_13SL3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3SL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AMESim_13SL3_steam_pla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3SL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AMESim_14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AMESim_14_steam_pla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AMESim_15_ClassEAmpl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AMESim_15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AMESim_15_fuelrail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ControlBuild_2015_FD01_batc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ControlBuild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32_ControlBuild_2015_FD01_dri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ControlBuild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AMESim_13SL3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3SL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lca@PUMP01) = 0.025812518963;WRMS(x1@INJ01) = 7.33982141222;WRMS(q@INJ01) = 9.85208631245;WRMS(volume@INJ01) = 0.413597992294;WRMS(p1@PUMP01) = 0.986812174803;WRMS(pa@DVALV01) = 2.01581902056;WRMS(sacp@INJ01) = 6.3907311746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AMESim_13SL3_steam_pla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3SL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tempc@tpf_st_chamber) = 10.7936719373;WRMS(press@tpf_st_chamber) = 16.8507792622;WRMS(out2@division) = 1.71476352752;WRMS(tau@tpf_st_chamber) = 1.65351537626;WRMS(dm2@tpf_pump) = 7.94772603419;WRMS(torque@expseu_) = 17.850803268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AMESim_14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lca@PUMP01) = 0.0260800675139;WRMS(x1@INJ01) = 7.32453793624;WRMS(q@INJ01) = 9.84382089294;WRMS(volume@INJ01) = 0.412760425162;WRMS(p1@PUMP01) = 0.985555424584;WRMS(pa@DVALV01) = 2.01416289452;WRMS(sacp@INJ01) = 6.391681755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AMESim_14_steam_pla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tempc@tpf_st_chamber) = 0.0884029814026;WRMS(press@tpf_st_chamber) = 0.286514242502;WRMS(out2@division) = 0.0149487176754;WRMS(tau@tpf_st_chamber) = 0.0144163709264;WRMS(dm2@tpf_pump) = 0.0165846403864;WRMS(torque@expseu_) = 0.31576614262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AMESim_15_ClassEAmpl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@resistance) = 15.4499968298;WRMS(I@variable_resistance) = 73.354351828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AMESim_15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volume@INJ01) = 0.401943532516;WRMS(q@INJ01) = 9.6507398736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AMESim_15_fuelrail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1@general_hydraulic_chamber) = 1.94986849575;WRMS(p1@hydraulic_4) = 88.0827393498;WRMS(q@volumesensor) = 93.1881677371</text:p>
          </table:table-cell>
        </table:table-row>
        <table:table-row table:style-name="ro1">
          <table:table-cell office:value-type="date" office:date-value="2019-07-18T13:25:42" calcext:value-type="date">
            <text:p>18/07/19 13:25</text:p>
          </table:table-cell>
          <table:table-cell office:value-type="string" calcext:value-type="string">
            <text:p>fmus_1.0_cs_linux64_Adams_2017.2_ForkLif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dams-2017.2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License missing, FMU hangs during init.</text:p>
          </table:table-cell>
        </table:table-row>
        <table:table-row table:style-name="ro1">
          <table:table-cell office:value-type="date" office:date-value="2019-07-18T13:25:42" calcext:value-type="date">
            <text:p>18/07/19 13:25</text:p>
          </table:table-cell>
          <table:table-cell office:value-type="string" calcext:value-type="string">
            <text:p>fmus_1.0_cs_linux64_Adams_2017.2_SpringMassDamp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dams-2017.2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License missing, FMU hangs during init.</text:p>
          </table:table-cell>
        </table:table-row>
        <table:table-row table:style-name="ro1">
          <table:table-cell office:value-type="date" office:date-value="2019-07-18T13:25:42" calcext:value-type="date">
            <text:p>18/07/19 13:25</text:p>
          </table:table-cell>
          <table:table-cell office:value-type="string" calcext:value-type="string">
            <text:p>fmus_1.0_cs_linux64_Adams_2017.2_Valv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dams-2017.2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License missing, FMU hangs during init.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ControlBuild_2015_FD01_batc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ControlBuild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tankLevel) = 1.0282400453;WRMS(tankLevel2) = 1.67241628274;WRMS(tankLevel3) = 0.54228448379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ControlBuild_2015_FD01_dri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ControlBuild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axlePosition) = 45.5878371358;WRMS(speedVal2) = 50.1862644675;WRMS(RUN1_rotation) = 113.871879668;WRMS(RUN1_cycleEnd) = 138.53112058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JModelica.org_1.15_CauerLowPassAnalo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1.v) = 4.49750077006;WRMS(C3.v) = 0.503982307203;WRMS(C5.v) = 0.263271591624;WRMS(L1.i) = 0.137496252884;WRMS(L2.i) = 0.036383918469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JModelica.org_1.15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TAmb) = 0.0;WRMS(TDif) = 0.0;WRMS(heatCapacitor.T) = 0.00847533187338;WRMS(TRes) = 0.0084753318733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JModelica.org_1.15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freqHz) = 0.0;WRMS(T2) = 0.0;WRMS(clutch1.phi_rel) = 0.315950099766;WRMS(clutch1.w_rel) = 1.05092590526;WRMS(clutch2.phi_rel) = 0.1585698784;WRMS(clutch2.w_rel) = 0.134763227133;WRMS(clutch3.phi_rel) = 2.88718335176;WRMS(clutch3.w_rel) = 5.30757995533;WRMS(J1.phi) = 0.249253614639;WRMS(J1.w) = 0.80127426552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linux64_JModelica.org_1.15_PID_Controll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riveAngle) = 0.0;WRMS(spring.w_rel) = 13.8219181536;WRMS(PI.I.y) = 0.098961178589;WRMS(inertia1.phi) = 0.147016685018;WRMS(spring.phi_rel) = 0.158539045458;WRMS(integrator.y) = 0.185003026931;WRMS(inertia1.w) = 0.0950471113975</text:p>
          </table:table-cell>
        </table:table-row>
        <table:table-row table:style-name="ro1">
          <table:table-cell office:value-type="date" office:date-value="2019-07-17T20:19:38" calcext:value-type="date">
            <text:p>17/07/19 20:19</text:p>
          </table:table-cell>
          <table:table-cell office:value-type="string" calcext:value-type="string">
            <text:p>fmus_1.0_cs_linux64_Test-FMUs_0.0.1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0.744018189034;WRMS(v) = 67.5087890632</text:p>
          </table:table-cell>
        </table:table-row>
        <table:table-row table:style-name="ro1">
          <table:table-cell office:value-type="date" office:date-value="2019-07-17T20:19:38" calcext:value-type="date">
            <text:p>17/07/19 20:19</text:p>
          </table:table-cell>
          <table:table-cell office:value-type="string" calcext:value-type="string">
            <text:p>fmus_1.0_cs_linux64_Test-FMUs_0.0.1_Dahlquis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0.00625474308999</text:p>
          </table:table-cell>
        </table:table-row>
        <table:table-row table:style-name="ro1">
          <table:table-cell office:value-type="date" office:date-value="2019-07-17T20:19:38" calcext:value-type="date">
            <text:p>17/07/19 20:19</text:p>
          </table:table-cell>
          <table:table-cell office:value-type="string" calcext:value-type="string">
            <text:p>fmus_1.0_cs_linux64_Test-FMUs_0.0.1_Resourc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7T20:19:38" calcext:value-type="date">
            <text:p>17/07/19 20:19</text:p>
          </table:table-cell>
          <table:table-cell office:value-type="string" calcext:value-type="string">
            <text:p>fmus_1.0_cs_linux64_Test-FMUs_0.0.1_Stai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2.6426211203</text:p>
          </table:table-cell>
        </table:table-row>
        <table:table-row table:style-name="ro1">
          <table:table-cell office:value-type="date" office:date-value="2019-07-17T20:19:38" calcext:value-type="date">
            <text:p>17/07/19 20:19</text:p>
          </table:table-cell>
          <table:table-cell office:value-type="string" calcext:value-type="string">
            <text:p>fmus_1.0_cs_linux64_Test-FMUs_0.0.1_VanDerP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0.381200865105;WRMS(x1) = 0.37011006279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linux64_Test-FMUs_0.0.2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8.18792984658;WRMS(v) = 107.768632443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linux64_Test-FMUs_0.0.2_Dahlquis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6.36859960457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linux64_Test-FMUs_0.0.2_Resourc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linux64_Test-FMUs_0.0.2_Stai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1.1271517838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linux64_Test-FMUs_0.0.2_VanDerP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41.4658798162;WRMS(x1) = 42.962576282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AMESim_13SL3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3SL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AMESim_13SL3_steam_pla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3SL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AMESim_14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AMESim_14_steam_pla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AMESim_15_ClassEAmpl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AMESim_15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AMESim_15_fuelrail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ASim_2017_Count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Sim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5x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5x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5x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5x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5x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5x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6x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6x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6x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6x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6x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ATIA_R2016x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ontrolBuild_2015_FD01_Bottling_li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ontrolBuild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ontrolBuild_2016_Batc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ontrolBuild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ontrolBuild_2016_Bottling_li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ontrolBuild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ControlBuild_2016_Dri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ontrolBuild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.1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.1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.1_TestModel2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.1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.2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.2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.2_TestModel2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.2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1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2.0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2.0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2.0_TestModel2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2.0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3.0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3.0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3.0_TestModel2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S_FMU_Export_from_Simulink_2.3.0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5_FD01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5_FD0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5_FD0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5_FD01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5_FD01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5_FD01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5_FD01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Integer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FD01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6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Integer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7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Integer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Dymola_2019FD01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1_Continuo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1_Discontinuiti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1_EmbeddedCod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1_IntegrateSign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1_Signal_Attribu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3_Continuo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3_Discontinuiti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3_EmbeddedCod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FMIToolbox_MATLAB_2.3_IntegrateSign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JModelica.org_1.15_CauerLowPassAnalo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JModelica.org_1.15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JModelica.org_1.15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JModelica.org_1.15_PID_Controll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Works_2016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Works_2016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Works_2016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Works_2016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Works_2016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Works_2016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Works_2016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Works_2016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5.2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5.2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5.2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6.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6.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6.1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6.2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6.2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6.2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8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8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MapleSim_2018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2.6.0.312_alpha12_Lights_Contr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2.6.0.312_alpha1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2.6.0.312_alpha12_eg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2.6.0.312_alpha1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2_Compu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2_Lights_Contr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2_eg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3_Compu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3_Lights_Contr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3_eg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5_Compu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5_eg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lver_3.5_lights_contr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6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6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6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6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6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7.41138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7.41138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7.41138_DoublePendul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7.41138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32_SimulationX_3.7.41138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MESim_13SL3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3SL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MESim_13SL3_steam_pla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3SL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MESim_14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MESim_14_steam_plan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MESim_15_ClassEAmpl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MESim_15_MIS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MESim_15_fuelrail_c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Sim_2019FD01_Circle_SW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Sim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ircle_SWC_output_Coords.x) = 9.347505256583758e-06;WRMS(Circle_SWC_output_Coords.y) = 8.987313648544923e-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Sim_2019FD01_Count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Sim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Sim_2019FD01_Speed_SW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Sim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Speed_SWC_output_data) = 4.735579654113661e-0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dams_2017.2_ForkLif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dams-2017.2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License missing.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dams_2017.2_SpringMassDamp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dams-2017.2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License missing.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Adams_2017.2_Valv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dams-2017.2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License missing.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5x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5x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477549815617233;WRMS(switch_Controll) = 156.376193148811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5x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4631787898324958;WRMS(J2_w) = 0.7304113325484356;WRMS(J3_w) = 1.083437464987814;WRMS(J4_w) = 2.6966419523538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5x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9064297796;WRMS(dataOut2) = 34.4808950403591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5x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26021630937648;WRMS(der_T) = 0.234941729251979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5x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48054751800673;WRMS(iAC[1]) = 38.990237006885614;WRMS(iAC[2]) = 50.57323269006741;WRMS(iAC[3]) = 76.38020725667553;WRMS(uAC[1]) = 47.20368728541332;WRMS(uAC[2]) = 64.70422819563008;WRMS(uAC[3]) = 46.848707441327086;WRMS(Losses) = 35.1251170797579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6x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6x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477549815617233;WRMS(switch_Controll) = 156.376193148811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6x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4631787898324958;WRMS(J2_w) = 0.7304113325484356;WRMS(J3_w) = 1.083437464987814;WRMS(J4_w) = 2.6966419523538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6x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9064297796;WRMS(dataOut2) = 34.4808950403591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6x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26021630937648;WRMS(der_T) = 0.234941729251979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ATIA_R2016x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48054751800673;WRMS(iAC[1]) = 38.990237006885614;WRMS(iAC[2]) = 50.57323269006741;WRMS(iAC[3]) = 76.38020725667553;WRMS(uAC[1]) = 47.20368728541332;WRMS(uAC[2]) = 64.70422819563008;WRMS(uAC[3]) = 46.848707441327086;WRMS(Losses) = 35.1251170797579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ontrolBuild_2015_FD01_Batc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ontrolBuild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ontrolBuild_2015_FD01_Bottling_li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ontrolBuild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level) = 5.885716350103635;WRMS(level2) = 5.885716350103635;WRMS(level3) = 3.32945290288756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ontrolBuild_2015_FD01_Dri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ontrolBuild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ontrolBuild_2016_Batch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ontrolBuild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ontrolBuild_2016_Bottling_lin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ontrolBuild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level) = 5.885716350103635;WRMS(level2) = 5.885716350103635;WRMS(level3) = 3.32945290288756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ControlBuild_2016_Dri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ontrolBuild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.1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.1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742671;WRMS(Sine_Filt) = 0.42071296139057535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.1_TestModel2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1) = 154.60590125091662;WRMS(y2) = 164.8822500587689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.1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28.471393059717;WRMS(yFalling) = 128.69917313822987;WRMS(yEither) = 196.588121082368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.2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.2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742671;WRMS(Sine_Filt) = 0.42071296139057535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.2_TestModel2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1) = 131.28842803135723;WRMS(y2) = 143.2474188869584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.2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28.471393059717;WRMS(yFalling) = 128.69917313822987;WRMS(yEither) = 196.588121082368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8629227;WRMS(Sine_Filt) = 0.42071296139935327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1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18.65657103283395;WRMS(yFalling) = 126.25795825013958;WRMS(yEither) = 189.5119223036858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2.0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2.0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742671;WRMS(Sine_Filt) = 0.42071296139057535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2.0_TestModel2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1) = 131.28842803135723;WRMS(y2) = 143.2474188869584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2.0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28.471393059717;WRMS(yFalling) = 128.69917313822987;WRMS(yEither) = 196.588121082368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3.0_BouncingBall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3.0_TestModel1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742671;WRMS(Sine_Filt) = 0.42071296139057535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3.0_TestModel2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1) = 131.28842803135723;WRMS(y2) = 143.2474188869584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S_FMU_Export_from_Simulink_2.3.0_TriggeredSubsystems_sf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28.471393059717;WRMS(yFalling) = 128.69917313822987;WRMS(yEither) = 196.588121082368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5_FD01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5_FD0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477488353353364;WRMS(switch_Controll) = 156.376077536372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5_FD0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3989962680991912;WRMS(J2_w) = 0.6814610023124129;WRMS(J3_w) = 0.9893493550044278;WRMS(J4_w) = 2.680895634091956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5_FD01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6047261675;WRMS(dataOut2) = 34.480888463664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5_FD01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23374651924365;WRMS(der_T) = 0.2349359284653545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5_FD01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48068418100292;WRMS(iAC[1]) = 38.99031088966157;WRMS(iAC[2]) = 50.57312657597094;WRMS(iAC[3]) = 76.37978023408682;WRMS(uAC[1]) = 47.20349328669486;WRMS(uAC[2]) = 64.70441416712231;WRMS(uAC[3]) = 46.84884827797074;WRMS(Losses) = 35.1250064234366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5_FD01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_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axis1_w) = 0.5593100314809843;WRMS(axis2_w) = 0.6302427105752078;WRMS(axis3_w) = 0.6386869809288308;WRMS(axis4_w) = 2.586782551929055;WRMS(axis5_w) = 2.143326347882315;WRMS(axis6_w) = 3.670800998625211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477488353353364;WRMS(switch_Controll) = 156.376077536372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398996270926162;WRMS(J2_w) = 0.6814610031921707;WRMS(J3_w) = 0.9893493556548844;WRMS(J4_w) = 2.680895632660427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6047261675;WRMS(dataOut2) = 34.480888463664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_r2) = 23.478442645792487;WRMS(Inertia_w) = 24.16197137270799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Integer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23374651924365;WRMS(der_T) = 0.2349359284653545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48067586255326;WRMS(iAC[1]) = 38.990315394344755;WRMS(iAC[2]) = 50.5731171978102;WRMS(iAC[3]) = 76.3797615639495;WRMS(uAC[1]) = 47.203493691374746;WRMS(uAC[2]) = 64.70441418044538;WRMS(uAC[3]) = 46.848848347407404;WRMS(Losses) = 35.12500088977106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FD01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axis1_w) = 0.5593101515472733;WRMS(axis2_w) = 0.6302427933649664;WRMS(axis3_w) = 0.6386870702113253;WRMS(axis4_w) = 2.5867825798303206;WRMS(axis5_w) = 2.1433264068763296;WRMS(axis6_w) = 3.670801034290871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477488353358328;WRMS(switch_Controll) = 156.376077536372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39899629311354967;WRMS(J2_w) = 0.6814610100990772;WRMS(J3_w) = 0.9893493607593675;WRMS(J4_w) = 2.680895621418325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6047261675;WRMS(dataOut2) = 34.480888463664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23374651924365;WRMS(der_T) = 0.2349359284653545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6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48067514043989;WRMS(iAC[1]) = 38.990315703606605;WRMS(iAC[2]) = 50.573116703270976;WRMS(iAC[3]) = 76.37976052285315;WRMS(uAC[1]) = 47.20349366839792;WRMS(uAC[2]) = 64.70441421768491;WRMS(uAC[3]) = 46.84884823812025;WRMS(Losses) = 35.1250005911850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477488353353364;WRMS(switch_Controll) = 156.376077536372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39899626764514207;WRMS(J2_w) = 0.6814610022164399;WRMS(J3_w) = 0.9893493549330853;WRMS(J4_w) = 2.680895634251083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6047261675;WRMS(dataOut2) = 34.480888463664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_r2) = 23.478442645969135;WRMS(Inertia_w) = 24.16197137266661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Integer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23374651924365;WRMS(der_T) = 0.2349359284653545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4806767537736;WRMS(iAC[1]) = 38.990315341340924;WRMS(iAC[2]) = 50.57311744665638;WRMS(iAC[3]) = 76.37976197999907;WRMS(uAC[1]) = 47.203493737699105;WRMS(uAC[2]) = 64.70441432075278;WRMS(uAC[3]) = 46.848848253745615;WRMS(Losses) = 35.1250010334203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7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axis1_w) = 0.5585416500164487;WRMS(axis2_w) = 0.6301276731057376;WRMS(axis3_w) = 0.6388902982246425;WRMS(axis4_w) = 2.5879035836105992;WRMS(axis5_w) = 2.149694683848994;WRMS(axis6_w) = 3.672628202227001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5464231144436035;WRMS(switch_Controll) = 118.6709216053091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378772605471205;WRMS(J2_w) = 0.5068142951131392;WRMS(J3_w) = 0.7424058405143752;WRMS(J4_w) = 1.804643644885813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71.75748447171212;WRMS(dataOut2) = 84.3949472569722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_r2) = 23.47844264593186;WRMS(Inertia_w) = 24.16197137262510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Integer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23374651924365;WRMS(der_T) = 0.2349359284653545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136512546993566;WRMS(iAC[1]) = 36.03318475865596;WRMS(iAC[2]) = 45.689435774366004;WRMS(iAC[3]) = 68.14431567962778;WRMS(uAC[1]) = 44.50844984771527;WRMS(uAC[2]) = 57.39542684766144;WRMS(uAC[3]) = 42.46876138810217;WRMS(Losses) = 33.2236486560074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Dymola_2019FD01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axis1_w) = 0.5588442161892828;WRMS(axis2_w) = 0.6335940171983231;WRMS(axis3_w) = 0.643870070347558;WRMS(axis4_w) = 2.6085615345500686;WRMS(axis5_w) = 2.1895102258270747;WRMS(axis6_w) = 3.702915238378629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Easy5_2017.1_Linear_Po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Easy5-2017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Position) = 0.3861071186242311;WRMS(ExtendPressure) = 2.054412693411943;WRMS(RetractPressure) = 3.458505818774847;WRMS(ExtendFlow) = 7.886438384110617;WRMS(RetractFlow) = 14.33212194926764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Easy5_2017.1_PneumaticActuato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Easy5-2017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Position) = 4.946398239258474;WRMS(PressureExtend) = 2.024609914360546;WRMS(PressureRetract) = 1.991344687221525;WRMS(TemperatureExtend) = 3.0968388430063407;WRMS(TemperatureRetract) = 7.010360952755603;WRMS(FlowExtend) = 29.15341618582455;WRMS(FlowRetract) = 32.8961161838346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Easy5_2017.1_VanDerP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Easy5-2017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V) = 29.582375523919655;WRMS(X) = 76.0395423979182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1_Continuo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0.2432133370565813;WRMS(Out2) = 1.961852547333404;WRMS(Out3[1]) = 0.044508776547113445;WRMS(Out3[2]) = 0.2432133370565813;WRMS(Out4) = 0.12677101935076449;WRMS(Out5) = 0.380573566201363;WRMS(Out6) = 0.239460621990879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1_Discontinuiti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1_EmbeddedCod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0.3479602758933269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1_IntegrateSign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1.200730712481581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1_Signal_Attribut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3_Continuou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0.2432133370565813;WRMS(Out2[1]) = 0.044508776547113445;WRMS(Out2[2]) = 0.2432133370565813;WRMS(Out3) = 0.12677101935076449;WRMS(Out4) = 0.380573566201363;WRMS(Out5) = 0.239460621990879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3_Discontinuiti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3_EmbeddedCod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0.3479602758933269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FMIToolbox_MATLAB_2.3_IntegrateSigna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1.200730712481581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Works_2016_BooleanNetwork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Works_2016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5.129453485431507;WRMS(z) = 85.4841948713324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Works_2016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06651374354487255;WRMS(switch_Controll) = 142.2735620804873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Works_2016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501119494005965;WRMS(J2_w) = 0.7261381840469371;WRMS(J3_w) = 0.7700884917765726;WRMS(J4_w) = 2.683228882847767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Works_2016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eOut1) = 16.77673163835605;WRMS(dateOut2) = 19.0121138350558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Works_2016_MixtureGas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52711374418104;WRMS(der_T) = 0.242833353329372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Works_2016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766509182791299;WRMS(iAC[1]) = 31.144606533621523;WRMS(iAC[2]) = 38.592084792522506;WRMS(iAC[3]) = 59.19807028222485;WRMS(uAC[1]) = 35.19527581599072;WRMS(uAC[2]) = 39.293193485748446;WRMS(uAC[3]) = 31.602206451853707;WRMS(Losses) = 31.0058430704877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Works_2016_fullRobo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axis1_w) = 0.0;WRMS(axis2_w) = 0.0;WRMS(axis3_w) = 0.0;WRMS(axis4_w) = 0.0;WRMS(axis5_w) = 0.0;WRMS(axis6_w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5.2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5.2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26513;WRMS(outputs[2]) = 0.5697469282643624;WRMS(outputs[3]) = 0.5946251074402131;WRMS(outputs[4]) = 1.668393312284462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5.2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870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6.1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6.1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26513;WRMS(outputs[2]) = 0.5697469282643624;WRMS(outputs[3]) = 0.5946251074402131;WRMS(outputs[4]) = 1.668393312284462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6.1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870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6.2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6.2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7.1950153197782445;WRMS(outputs[2]) = 7.042075243758587;WRMS(outputs[3]) = 7.34662213223813;WRMS(outputs[4]) = 10.89669940671247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6.2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870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8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8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7.1950153197782445;WRMS(outputs[2]) = 7.042075243758587;WRMS(outputs[3]) = 7.34662213223813;WRMS(outputs[4]) = 10.89669940671247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MapleSim_2018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870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lver_3.3_Compu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_0) = 0.42831005442736486;WRMS(y_1) = 3.5813606682609525;WRMS(y_2) = 7.85636747371571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lver_3.3_Lights_Contr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lver_3.3_eg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egsCarSpeed) = 1.6275930449871214;WRMS(egsGear) = 20.428660463304777;WRMS(egsTargetGear) = 13.383319730846848;WRMS(valves_eds) = 0.0;WRMS(valves_eds1) = 0.0;WRMS(valves_eds2) = 14.188438917506453;WRMS(valves_eds3) = 18.11832546410004;WRMS(valves_eds4) = 0.0;WRMS(valves_eds5) = 14.805128418468339;WRMS(valves_mv1) = 84.57802433452989;WRMS(valves_mv2) = 60.17503323172012;WRMS(valves_mv3) = 0.0;WRMS(tShiftStart) = 13.05163897948211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lver_3.5_Comput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_0) = 0.40286692729692597;WRMS(y_1) = 3.5531698738451736;WRMS(y_2) = 7.80061676479084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lver_3.5_eg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lver_3.5_lights_contr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6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temperatureSensor.T) = 0.4845515063855405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6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.w) = 4.372858714878475;WRMS(J2.w) = 7.3557282825469805;WRMS(J3.w) = 7.4276295175844815;WRMS(J4.w) = 8.58543813128513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6_DFFRE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FFREG.dataOut[1]) = 280.2255003392185;WRMS(dFFREG.dataOut[2]) = 242.5418763600743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6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.frame_a.r_0[1]) = 0.0;WRMS(Piston.frame_a.r_0[2]) = 21.87092105967158;WRMS(Piston.frame_a.r_0[3]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6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apacitor1.v) = 1.927000455975153;WRMS(IdealDiode3.off) = 109.9100081705985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7.41138_ControlledTemperatur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TRes) = 0.1405889429002506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7.41138_CoupledClutch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.w) = 0.5474846420596704;WRMS(J2.w) = 0.7419569057594273;WRMS(J3.w) = 0.7762330477297313;WRMS(J4.w) = 4.05568178831706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7.41138_DoublePendulum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revolute1.w) = 0.15941946829940068;WRMS(revolute2.w) = 0.1839973458664039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7.41138_Engine1b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.body.r_0[2]) = 14.362136892889767;WRMS(Inertia.w) = 20.8292338736807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SimulationX_3.7.41138_Rectifie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apacitor1.i) = 65.37922946276984;WRMS(IdealDiode3.v) = 31.1475810576511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Test-FMUs_0.0.1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1.5318007383129322;WRMS(v) = 67.7768613048311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Test-FMUs_0.0.1_Dahlquis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0.006254743090031376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Test-FMUs_0.0.1_Resourc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Test-FMUs_0.0.1_Stai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2.0669127300286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1.0_cs_win64_Test-FMUs_0.0.1_VanDerP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0.3812008650423192;WRMS(x1) = 0.37011006292314946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win64_Test-FMUs_0.0.2_BouncingBal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8.254393196809144;WRMS(v) = 98.94848788281526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win64_Test-FMUs_0.0.2_Dahlquist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6.368599604568692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win64_Test-FMUs_0.0.2_Resource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win64_Test-FMUs_0.0.2_Stair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1.12715178376706</text:p>
          </table:table-cell>
        </table:table-row>
        <table:table-row table:style-name="ro1">
          <table:table-cell office:value-type="date" office:date-value="2019-07-18T12:10:57" calcext:value-type="date">
            <text:p>18/07/19 12:10</text:p>
          </table:table-cell>
          <table:table-cell office:value-type="string" calcext:value-type="string">
            <text:p>fmus_1.0_cs_win64_Test-FMUs_0.0.2_VanDerPol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41.465879816214056;WRMS(x1) = 42.962576282884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arm-linux-gnueabi_OpenModelica_v1.11.0_FmuExportCrossCompil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rm-linux-gnueabi</text:p>
          </table:table-cell>
          <table:table-cell office:value-type="string" calcext:value-type="string">
            <text:p>OpenModelica-v1.11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arm-linux-gnueabi_OpenModelica_v1.11.0_RoomHeating_OM_R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rm-linux-gnueabi</text:p>
          </table:table-cell>
          <table:table-cell office:value-type="string" calcext:value-type="string">
            <text:p>OpenModelica-v1.11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arm-linux-gnueabi_OpenModelica_v1.11.0_WaterTank_Contr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rm-linux-gnueabi</text:p>
          </table:table-cell>
          <table:table-cell office:value-type="string" calcext:value-type="string">
            <text:p>OpenModelica-v1.11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arm-linux-gnueabi_OpenModelica_v1.11.0_WaterTank_TestSingleWaterTank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arm-linux-gnueabi</text:p>
          </table:table-cell>
          <table:table-cell office:value-type="string" calcext:value-type="string">
            <text:p>OpenModelica-v1.11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CATIA_R2015x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CATIA_R2015x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CATIA_R2015x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CATIA_R2015x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CATIA_R2015x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5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5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5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5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5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6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7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7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7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7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7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7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9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9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9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9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9FD01_Engine1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9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ymola_2019FD01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5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5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5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5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5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5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6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6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6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6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6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6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8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8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MapleSim_2018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c-code_Test-FMUs_0.0.2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c-code_Test-FMUs_0.0.2_Dahlquis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c-code_Test-FMUs_0.0.2_Feedthroug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c-code_Test-FMUs_0.0.2_Resourc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c-code_Test-FMUs_0.0.2_Stai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c-code_Test-FMUs_0.0.2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SPACE_TargetLink_Release_2017-B_FmuTL_Velocity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SPACE_TargetLink-Release_2017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SPACE_TargetLink_Release_2017-B_Fmu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SPACE_TargetLink-Release_2017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SPACE_TargetLink_Release_2017-B_Fmufuelrate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SPACE_TargetLink-Release_2017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SPACE_TargetLink_Release_2018-B_FmuTL_Velocity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SPACE_TargetLink_Release_2018-B_Fmu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c-code_dSPACE_TargetLink_Release_2018-B_Fmufuelrate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-code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20sim_4.6.4.8004_TorsionB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20sim-4.6.4.800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LoadDiskRev) = 3.56098581825e-05;WRMS(MotorDiskRev) = 2.67843747075e-0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5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5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5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5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5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5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6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6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6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6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6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6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8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8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2018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6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MapleSim_7.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MapleSim-7.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1.94032233244e-12;WRMS(outputs[2]) = 1.048559379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Test-FMUs_0.0.1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﻿Test fmu is marked 'notCompliantWithLatestRules'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Test-FMUs_0.0.1_Dahlquis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0.0062547430899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Test-FMUs_0.0.1_Feedthroug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Test-FMUs_0.0.1_Resourc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Test-FMUs_0.0.1_Stai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2.642621120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darwin64_Test-FMUs_0.0.1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0.381200865105;WRMS(x1) = 0.37011006279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darwin64_Test-FMUs_0.0.2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8.18379826881;WRMS(v) = 114.554072993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darwin64_Test-FMUs_0.0.2_Dahlquis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6.36859960457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darwin64_Test-FMUs_0.0.2_Feedthroug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darwin64_Test-FMUs_0.0.2_Resourc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darwin64_Test-FMUs_0.0.2_Stai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1.1271517838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darwin64_Test-FMUs_0.0.2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dar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41.0172856127;WRMS(x1) = 43.34932643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20sim_4.6.4.8004_TorsionB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20sim-4.6.4.80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AMESim_15_ClassEAmpl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AMESim_15_MIS_c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AMESim_15_fuelrail_c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MapleSim_2015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MapleSim_2015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MapleSim_2015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MapleSim_2015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MapleSim_2015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MapleSim_2015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32_MapleSim_7.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MapleSim-7.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20sim_4.6.4.8004_TorsionB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20sim-4.6.4.800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LoadDiskRev) = 9.43586824027;WRMS(MotorDiskRev) = 7.1642568558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AMESim_15_ClassEAmpl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@resistance) = 15.4500231477;WRMS(I@variable_resistance) = 73.354345817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AMESim_15_MIS_c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volume@INJ01) = 0.401943532516;WRMS(q@INJ01) = 9.6507398736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AMESim_15_fuelrail_c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1@general_hydraulic_chamber) = 29.0031571372;WRMS(p1@hydraulic_4) = 91.2646593224;WRMS(q@volumesensor) = 93.188167737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EDALab_HIFSuite_2017.05_antlia_b0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EDALab_HIFSuite-2017.05_antlia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EDALab_HIFSuite_2017.05_antlia_des56_origina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EDALab_HIFSuite-2017.05_antlia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EDALab_HIFSuite_2017.05_antlia_m650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EDALab_HIFSuite-2017.05_antlia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EDALab_HIFSuite_2017.05_antlia_uar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EDALab_HIFSuite-2017.05_antlia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JModelica.org_1.15_CauerLowPassAnalo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1.v) = 0.0;WRMS(C3.v) = 0.0;WRMS(C5.v) = 0.0;WRMS(L1.i) = 0.0;WRMS(L2.i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JModelica.org_1.15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TAmb) = 0.0;WRMS(TDif) = 0.0;WRMS(heatCapacitor.T) = 2.93394381572e-05;WRMS(TRes) = 2.93394381572e-0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JModelica.org_1.15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freqHz) = 0.0;WRMS(T2) = 0.0;WRMS(clutch1.phi_rel) = 0.0236391416484;WRMS(clutch1.w_rel) = 0.0656576005473;WRMS(clutch2.phi_rel) = 0.0466095828284;WRMS(clutch2.w_rel) = 0.00250740502055;WRMS(clutch3.phi_rel) = 0.0;WRMS(clutch3.w_rel) = 0.0;WRMS(J1.phi) = 0.0106469433519;WRMS(J1.w) = 0.057146609595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JModelica.org_1.15_PID_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riveAngle) = 0.0;WRMS(spring.w_rel) = 0.0;WRMS(PI.I.y) = 0.0;WRMS(inertia1.phi) = 0.0;WRMS(spring.phi_rel) = 0.0;WRMS(integrator.y) = 0.0;WRMS(inertia1.w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5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5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5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5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5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5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6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6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6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6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6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6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8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8e-12;WRMS(outputs[2]) = 0.47801489522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8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3;WRMS(outputs[2]) = 3.04672984022;WRMS(outputs[3]) = 3.16000416857;WRMS(outputs[4]) = 10.88900778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2018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MapleSim_7.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MapleSim-7.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1.94032233244e-12;WRMS(outputs[2]) = 1.0485593799</text:p>
          </table:table-cell>
        </table:table-row>
        <table:table-row table:style-name="ro1">
          <table:table-cell office:value-type="date" office:date-value="2019-07-18T21:50:26" calcext:value-type="date">
            <text:p>18/07/19 21:50</text:p>
          </table:table-cell>
          <table:table-cell office:value-type="string" calcext:value-type="string">
            <text:p>fmus_2.0_cs_linux64_Test-FMUs_0.0.1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Test case is marked 'notCompliantWithLatestRules'.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Test-FMUs_0.0.1_Dahlquis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0.0062547430899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Test-FMUs_0.0.1_Feedthroug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Test-FMUs_0.0.1_Resourc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Test-FMUs_0.0.1_Stai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2.0669127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linux64_Test-FMUs_0.0.1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0.381200865093;WRMS(x1) = 0.370110062811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linux64_Test-FMUs_0.0.2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8.25439319681;WRMS(v) = 98.9484878828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linux64_Test-FMUs_0.0.2_Dahlquis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6.36859960457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linux64_Test-FMUs_0.0.2_Feedthroug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linux64_Test-FMUs_0.0.2_Resourc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linux64_Test-FMUs_0.0.2_Stai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1.1271517838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linux64_Test-FMUs_0.0.2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41.4658798163;WRMS(x1) = 42.962576282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20sim_4.6.4.8004_TorsionB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20sim-4.6.4.80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AMESim_15_ClassEAmpl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AMESim_15_MIS_c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AMESim_15_fuelrail_c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ASim_2017_Count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ASim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5x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5x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5x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5x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5x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6x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6x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6x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6x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6x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CATIA_R2016x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.1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.1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.1_TestModel2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.1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.2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.2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.2_TestModel2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.2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1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2.0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2.0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2.0_TestModel2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2.0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3.0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3.0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3.0_TestModel2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_FMU_Export_from_Simulink_2.3.0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5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5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5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5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5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5FD0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FD0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6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7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7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7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7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7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7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7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Engine1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ymola_2019FD01_fullRobo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EcosimPro_5.6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EcosimPro-5.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EcosimPro_5.6.1_heatexchang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EcosimPro-5.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1_Continuou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1_Discontinuiti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1_EmbeddedCod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1_IntegrateSigna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1_Signal_Attribut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3_Continuou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3_Discontinuiti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3_EmbeddedCod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IToolbox_MATLAB_2.3_IntegrateSigna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USDK_2.0.3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USDK-2.0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USDK_2.0.3_dq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USDK-2.0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USDK_2.0.3_in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USDK-2.0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USDK_2.0.3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USDK-2.0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USDK_2.0.4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USDK-2.0.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USDK_2.0.4_dq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USDK-2.0.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USDK_2.0.4_in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USDK-2.0.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FMUSDK_2.0.4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FMUSDK-2.0.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JModelica.org_1.15_CauerLowPassAnalo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JModelica.org_1.15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JModelica.org_1.15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JModelica.org_1.15_PID_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JModelica.org-1.1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Works_2016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Works_2016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Works_2016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Works_2016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Works_2016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Works_2016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Works_2016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Works_2016_fullRobo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5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5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5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5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5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5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6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6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6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6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6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6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8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8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2018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MapleSim_7.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MapleSim-7.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PROOSIS_3.8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PROOSIS-3.8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PROOSIS_3.8.1_heatexchang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PROOSIS-3.8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lver_3.2_Comput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lver_3.2_eg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lver_3.3_Comput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lver_3.3_eg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lver_3.5_Comput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lver_3.5_eg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lver_3.5_lights_contr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mulationX_3.7.41138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mulationX_3.7.41138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mulationX_3.7.41138_DoublePendulum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mulationX_3.7.41138_Engine1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SimulationX_3.7.41138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PACE_TargetLink_Release_2018-B_FmuTL_Velocity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PACE_TargetLink_Release_2018-B_Fmu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32_dSPACE_TargetLink_Release_2018-B_Fmufuelrate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32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20sim_4.6.4.8004_TorsionBa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20sim-4.6.4.800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LoadDiskRev) = 9.435868240270192;WRMS(MotorDiskRev) = 7.164256855840898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AMESim_15_ClassEAmpl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@resistance) = 15.450139000932866;WRMS(I@variable_resistance) = 73.3543568473798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AMESim_15_MIS_c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volume@INJ01) = 0.4020345681426726;WRMS(q@INJ01) = 9.65076197561317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AMESim_15_fuelrail_c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MESim-1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1@general_hydraulic_chamber) = 29.003157152928676;WRMS(p1@hydraulic_4) = 91.26465888859536;WRMS(q@volumesensor) = 93.1881677370559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ASim_2019FD01_Circle_SW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Sim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ircle_SWC_output_Coords.x) = 9.347505256583758e-06;WRMS(Circle_SWC_output_Coords.y) = 8.987313648544923e-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ASim_2019FD01_Count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Sim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_SWC_output_data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ASim_2019FD01_Speed_SW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ASim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Speed_SWC_output_data) = 4.735579654113661e-0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5x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5x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58091061471162;WRMS(switch_Controll) = 156.376193148811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5x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6356507321804515;WRMS(J2_w) = 0.7399434152621654;WRMS(J3_w) = 1.0905096403368613;WRMS(J4_w) = 2.712077315854670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5x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9064297796;WRMS(dataOut2) = 34.4808950403591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5x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5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27822646691332;WRMS(iAC[1]) = 38.97436752119164;WRMS(iAC[2]) = 50.658249730324336;WRMS(iAC[3]) = 76.54296979026358;WRMS(uAC[1]) = 47.19880402663914;WRMS(uAC[2]) = 64.70829562136942;WRMS(uAC[3]) = 46.849276210805705;WRMS(Losses) = 35.18926589423653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6x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6x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580910621115932;WRMS(switch_Controll) = 156.376193148811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6x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6356507321804515;WRMS(J2_w) = 0.7399434152621654;WRMS(J3_w) = 1.0905096403368613;WRMS(J4_w) = 2.712077315854670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6x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9064297796;WRMS(dataOut2) = 34.4808950403591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6x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1948496360737;WRMS(der_T) = 0.2315248796501487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CATIA_R2016x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CATIA-R2016x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27822646691332;WRMS(iAC[1]) = 38.97436752119164;WRMS(iAC[2]) = 50.658249730324336;WRMS(iAC[3]) = 76.54296979026358;WRMS(uAC[1]) = 47.19880402663914;WRMS(uAC[2]) = 64.70829562136942;WRMS(uAC[3]) = 46.849276210805705;WRMS(Losses) = 35.18926589423653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.1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.1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742671;WRMS(Sine_Filt) = 0.42071296139057535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.1_TestModel2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1) = 154.60590125091662;WRMS(y2) = 164.8822500587689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.1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28.471393059717;WRMS(yFalling) = 128.69917313822987;WRMS(yEither) = 196.588121082368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.2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.2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742671;WRMS(Sine_Filt) = 0.42071296139057535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.2_TestModel2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1) = 131.28842803135723;WRMS(y2) = 143.2474188869584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.2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28.471393059717;WRMS(yFalling) = 128.69917313822987;WRMS(yEither) = 196.588121082368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8629227;WRMS(Sine_Filt) = 0.42071296139935327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1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18.65657103283395;WRMS(yFalling) = 126.25795825013958;WRMS(yEither) = 189.5119223036858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2.0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2.7556489320285205;WRMS(Ball2_pos) = 2.424897343906637;WRMS(Ball1_vel) = 54.11595203798009;WRMS(Ball2_vel) = 56.117201134511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2.0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07037443135;WRMS(Noise_Filt) = 63.63472896386721;WRMS(Noise_Filt_Sat) = 135.268983507227;WRMS(Sine) = 0.3482045670742671;WRMS(Sine_Filt) = 0.42071296139057535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2.0_TestModel2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1) = 131.28842803135723;WRMS(y2) = 143.2474188869584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2.0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2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28.471393059717;WRMS(yFalling) = 128.69917313822987;WRMS(yEither) = 196.588121082368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3.0_BouncingBall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Ball1_pos) = 18.502524601830356;WRMS(Ball2_pos) = 18.456162730460335;WRMS(Ball1_vel) = 59.499155771216536;WRMS(Ball2_vel) = 61.3249829651977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3.0_TestModel1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Noise) = 240.44289608056403;WRMS(Noise_Filt) = 63.676373385941005;WRMS(Noise_Filt_Sat) = 135.27779911436855;WRMS(Sine) = 0.3482045670742671;WRMS(Sine_Filt) = 0.42071296139057535;WRMS(Sine_Filt_Quantized) = 13.9761015627129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3.0_TestModel2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1) = 134.4709699373912;WRMS(y2) = 143.2474188869584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_FMU_Export_from_Simulink_2.3.0_TriggeredSubsystems_sf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_FMU_Export_from_Simulink-2.3.0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Rising) = 128.471393059717;WRMS(yFalling) = 128.69917313822987;WRMS(yEither) = 196.5881210823684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5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5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580855051169767;WRMS(switch_Controll) = 156.376077536372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5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5425748689223694;WRMS(J2_w) = 0.6929255350111919;WRMS(J3_w) = 0.9981439435837306;WRMS(J4_w) = 2.69875569485908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5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6047261675;WRMS(dataOut2) = 34.480888463664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5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5FD0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5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27834229648046;WRMS(iAC[1]) = 38.974441996427856;WRMS(iAC[2]) = 50.658141605406826;WRMS(iAC[3]) = 76.54254185134882;WRMS(uAC[1]) = 47.198609995452095;WRMS(uAC[2]) = 64.70848160108054;WRMS(uAC[3]) = 46.84941713650202;WRMS(Losses) = 35.18915315583265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580855051169767;WRMS(switch_Controll) = 156.376077536372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5425748689138636;WRMS(J2_w) = 0.6929255349685477;WRMS(J3_w) = 0.9981439435509513;WRMS(J4_w) = 2.69875569480868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6047261675;WRMS(dataOut2) = 34.480888463664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FD0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27835970080213;WRMS(iAC[1]) = 38.97444250749995;WRMS(iAC[2]) = 50.65814221369233;WRMS(iAC[3]) = 76.54254189075142;WRMS(uAC[1]) = 47.19861019887958;WRMS(uAC[2]) = 64.70848142497952;WRMS(uAC[3]) = 46.8494170700813;WRMS(Losses) = 35.1891538200608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580855051169767;WRMS(switch_Controll) = 156.376077536372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5425748693121606;WRMS(J2_w) = 0.6929255368263848;WRMS(J3_w) = 0.9981439449715565;WRMS(J4_w) = 2.698755696560686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6047261675;WRMS(dataOut2) = 34.480888463664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6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2783596599619;WRMS(iAC[1]) = 38.974442559400686;WRMS(iAC[2]) = 50.65814231941052;WRMS(iAC[3]) = 76.54254193439735;WRMS(uAC[1]) = 47.198610151854524;WRMS(uAC[2]) = 64.70848146301768;WRMS(uAC[3]) = 46.84941695074472;WRMS(Losses) = 35.18915388156090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7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7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7580855051169767;WRMS(switch_Controll) = 156.376077536372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7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5425748693605078;WRMS(J2_w) = 0.6929255370523093;WRMS(J3_w) = 0.9981439451422018;WRMS(J4_w) = 2.698755696774901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7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29.317656047261675;WRMS(dataOut2) = 34.480888463664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7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7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1682765821296;WRMS(der_T) = 0.23151890945797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7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7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427838970424377;WRMS(iAC[1]) = 38.974444381370795;WRMS(iAC[2]) = 50.6581450612729;WRMS(iAC[3]) = 76.54254206408739;WRMS(uAC[1]) = 47.19861137067587;WRMS(uAC[2]) = 64.70848141806306;WRMS(uAC[3]) = 46.84941713375189;WRMS(Losses) = 35.1891561732892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Boolean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20101337933369753;WRMS(switch_Controll) = 69.5977495230169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478210957508296;WRMS(J2_w) = 0.309441155236518;WRMS(J3_w) = 0.3252035147935851;WRMS(J4_w) = 1.76184796518675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aOut1) = 71.75748447171212;WRMS(dataOut2) = 84.3949472569722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Engine1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_r2) = 14.386412480746484;WRMS(Inertia_w) = 9.93748553421867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IntegerNetwork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1682765821296;WRMS(der_T) = 0.23151890945797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uDC) = 1.8115863884450185;WRMS(iAC[1]) = 36.01168444804717;WRMS(iAC[2]) = 45.76010523658054;WRMS(iAC[3]) = 68.28442541124905;WRMS(uAC[1]) = 44.5041556503458;WRMS(uAC[2]) = 57.399196259245166;WRMS(uAC[3]) = 42.46876472130757;WRMS(Losses) = 33.2754007519115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ymola_2019FD01_fullRobo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ymola-2019FD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axis1_w) = 0.5591447921149562;WRMS(axis2_w) = 0.6338667284091659;WRMS(axis3_w) = 0.6442646028440573;WRMS(axis4_w) = 2.6087572210029593;WRMS(axis5_w) = 2.1896281912354927;WRMS(axis6_w) = 3.702589668011291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Easy5_2017.1_Linear_Po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Easy5-2017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Position) = 0.3861071186242311;WRMS(ExtendPressure) = 2.0544126934119427;WRMS(RetractPressure) = 3.458505818774847;WRMS(ExtendFlow) = 7.886438384110617;WRMS(RetractFlow) = 14.33212194926764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Easy5_2017.1_PneumaticActuato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Easy5-2017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Position) = 4.9463998071107715;WRMS(PressureExtend) = 2.0246157668504354;WRMS(PressureRetract) = 1.9913473211786068;WRMS(TemperatureExtend) = 3.096838972682828;WRMS(TemperatureRetract) = 7.010360368357393;WRMS(FlowExtend) = 29.15341658667233;WRMS(FlowRetract) = 32.89611769183273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Easy5_2017.1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Easy5-2017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V) = 29.58237552391966;WRMS(X) = 76.0395423979182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1_Continuou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0.2432133370565813;WRMS(Out2) = 1.961852547333404;WRMS(Out3[1]) = 0.044508776547113445;WRMS(Out3[2]) = 0.2432133370565813;WRMS(Out4) = 0.12677101935076449;WRMS(Out5) = 0.380573566201363;WRMS(Out6) = 0.239460621990879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1_Discontinuiti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[1]) = 35.21563001030157;WRMS(Out1[2]) = 53.07678563288166;WRMS(Out2) = 3.6378489912829357;WRMS(Out3) = 8.135534510732263;WRMS(Out4) = 53.358718567379846;WRMS(Out5) = 26.02061708285615;WRMS(Out6) = 78.70073820364838;WRMS(Out7) = 11.412376827156645;WRMS(Out8) = 83.55909411885916;WRMS(Out9) = 51.3376318475895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1_EmbeddedCod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0.3479602758933269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1_IntegrateSigna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1.200730712481581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1_Signal_Attribut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[1]) = 53.358718567379846;WRMS(Out1[2]) = 0.34796027589332695;WRMS(Out2) = 19.303541454033017;WRMS(Out3) = 36.82585852555033;WRMS(Out4) = 0.0;WRMS(Out5) = 0.0;WRMS(Out6[1]) = 0.0;WRMS(Out6[2]) = 0.0;WRMS(Out6[3]) = 0.0;WRMS(Out6[4]) = 0.0;WRMS(Out6[5]) = 0.0;WRMS(Out6[6]) = 0.0;WRMS(Out7) = 48.615982955227935;WRMS(Out8.signal1) = 0.34796027589332695;WRMS(Out8.signal2) = 53.358718567379846;WRMS(Out9) = 31.41863320583498;WRMS(Out10) = 28.484172447696157;WRMS(Out11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3_Continuou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0.2432133370565813;WRMS(Out2[1]) = 0.044508776547113445;WRMS(Out2[2]) = 0.2432133370565813;WRMS(Out3) = 0.12677101935076449;WRMS(Out4) = 0.380573566201363;WRMS(Out5) = 0.239460621990879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3_Discontinuiti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[1]) = 35.21563001030157;WRMS(Out1[2]) = 53.07678563288166;WRMS(Out2) = 3.6378489912829357;WRMS(Out3) = 8.135534510732263;WRMS(Out4) = 53.358718567379846;WRMS(Out5) = 26.02061708285615;WRMS(Out6) = 78.70073820364838;WRMS(Out7) = 11.412376827156645;WRMS(Out8) = 83.55909411885916;WRMS(Out9) = 51.3376318475895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3_EmbeddedCod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0.3479602758933269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IToolbox_MATLAB_2.3_IntegrateSigna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IToolbox_MATLAB-2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1) = 1.200730712481581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USDK_2.0.3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USDK-2.0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4.463080275417619;WRMS(der(h)) = 58.93097720030767;WRMS(v) = 58.93097720030767;WRMS(der(v)) = 0.0;WRMS(g) = 0.0;WRMS(e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USDK_2.0.3_dq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USDK-2.0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7.59065581866443;WRMS(der(x)) = 7.59065581866443;WRMS(k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USDK_2.0.3_in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USDK-2.0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25.64239683146083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USDK_2.0.3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USDK-2.0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7.251973912297454;WRMS(der(x0)) = 4.603098669536256;WRMS(x1) = 4.603098669536256;WRMS(der(x1)) = 4.800341638591288;WRMS(mu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USDK_2.0.4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USDK-2.0.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4.463080275417619;WRMS(der(h)) = 58.93097720030767;WRMS(v) = 58.93097720030767;WRMS(der(v)) = 0.0;WRMS(g) = 0.0;WRMS(e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USDK_2.0.4_dq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USDK-2.0.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7.59065581866443;WRMS(der(x)) = 7.59065581866443;WRMS(k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USDK_2.0.4_in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USDK-2.0.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19.4769594174131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FMUSDK_2.0.4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FMUSDK-2.0.4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7.251973912297454;WRMS(der(x0)) = 4.603098669536256;WRMS(x1) = 4.603098669536256;WRMS(der(x1)) = 4.800341638591288;WRMS(mu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Works_2016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5.129453485431507;WRMS(z) = 85.48419487133249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Works_2016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eatCapacitor_T) = 0.06651374354487255;WRMS(switch_Controll) = 142.2735620804873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Works_2016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_w) = 0.5011194940038155;WRMS(J2_w) = 0.726138184046051;WRMS(J3_w) = 0.7700884917759611;WRMS(J4_w) = 2.68322888284490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Works_2016_DFFREG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ateOut1) = 16.776731637382305;WRMS(dateOut2) = 19.01211383416235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Works_2016_MixtureGas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der_p) = 0.24952711374400227;WRMS(der_T) = 0.2428333533295653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Works_2016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Works_2016_fullRobo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Works-2016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axis1_w) = 0.0;WRMS(axis2_w) = 0.0;WRMS(axis3_w) = 0.0;WRMS(axis4_w) = 0.0;WRMS(axis5_w) = 0.0;WRMS(axis6_w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5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5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26513;WRMS(outputs[2]) = 3.0467298402158156;WRMS(outputs[3]) = 3.1600041685710285;WRMS(outputs[4]) = 10.8890077852998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5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69059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5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5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26513;WRMS(outputs[2]) = 3.0467298402158156;WRMS(outputs[3]) = 3.1600041685710285;WRMS(outputs[4]) = 10.8890077852998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5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5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69059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6.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6.1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26513;WRMS(outputs[2]) = 3.0467298402158156;WRMS(outputs[3]) = 3.1600041685710285;WRMS(outputs[4]) = 10.8890077852998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6.1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69059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6.2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6.2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26513;WRMS(outputs[2]) = 3.0467298402158156;WRMS(outputs[3]) = 3.1600041685710285;WRMS(outputs[4]) = 10.8890077852998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6.2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6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69059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8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3.026546604777238e-12;WRMS(outputs[2]) = 0.4780148952205670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8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0.4390797933126513;WRMS(outputs[2]) = 3.0467298402158156;WRMS(outputs[3]) = 3.1600041685710285;WRMS(outputs[4]) = 10.8890077852998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2018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201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) = 1.757933843469121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MapleSim_7.01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MapleSim-7.0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outputs[1]) = 1.9037088004802013e-12;WRMS(outputs[2]) = 0.829434637528432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lver_3.3_Comput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_0) = 0.42831005442736486;WRMS(y_1) = 3.5813606682609525;WRMS(y_2) = 7.85636747371571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lver_3.3_eg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3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egsCarSpeed) = 1.6275930449871214;WRMS(egsGear) = 20.85269947741078;WRMS(egsTargetGear) = 13.383319730846848;WRMS(valves_eds) = 0.0;WRMS(valves_eds1) = 0.0;WRMS(valves_eds2) = 14.446836888341323;WRMS(valves_eds3) = 18.321381355777525;WRMS(valves_eds4) = 0.0;WRMS(valves_eds5) = 14.805128418409186;WRMS(valves_mv1) = 84.57802433452989;WRMS(valves_mv2) = 60.17503323172012;WRMS(valves_mv3) = 0.0;WRMS(tShiftStart) = 13.051781822536281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lver_3.5_Comput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_0) = 0.40286692729692597;WRMS(y_1) = 3.5531698738451736;WRMS(y_2) = 7.80061676479084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lver_3.5_eg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lver_3.5_lights_contr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lver-3.5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mulationX_3.7.41138_ControlledTemperatur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TRes) = 0.1405889429002506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mulationX_3.7.41138_CoupledClutches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J1.w) = 0.5474846420596704;WRMS(J2.w) = 0.7419569057594273;WRMS(J3.w) = 0.7762330477297313;WRMS(J4.w) = 4.055681788317064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mulationX_3.7.41138_DoublePendulum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revolute1.w) = 0.1587102326486843;WRMS(revolute2.w) = 0.1842349345777813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mulationX_3.7.41138_Engine1b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Piston.body.r_0[2]) = 14.353565507975857;WRMS(Inertia.w) = 20.82352444314517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SimulationX_3.7.41138_Rectifi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SimulationX-3.7.41138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apacitor1.i) = 65.38075608072663;WRMS(IdealDiode3.v) = 31.1475810651992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Test-FMUs_0.0.1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Test case is marked 'notCompliantWithLatestRules'.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Test-FMUs_0.0.1_Dahlquis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0.0062547430900313766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Test-FMUs_0.0.1_Feedthroug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Test-FMUs_0.0.1_Resourc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Test-FMUs_0.0.1_Stai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2.06691273002863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Test-FMUs_0.0.1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1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0.3812008650423192;WRMS(x1) = 0.37011006292314946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win64_Test-FMUs_0.0.2_BouncingBal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h) = 8.254393196809144;WRMS(v) = 98.94848788281526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win64_Test-FMUs_0.0.2_Dahlquis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) = 6.368599604568692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win64_Test-FMUs_0.0.2_Feedthrough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calculated, yet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win64_Test-FMUs_0.0.2_Resource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y) = 0.0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win64_Test-FMUs_0.0.2_Stai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counter) = 41.12715178376706</text:p>
          </table:table-cell>
        </table:table-row>
        <table:table-row table:style-name="ro1">
          <table:table-cell office:value-type="date" office:date-value="2019-07-18T12:11:40" calcext:value-type="date">
            <text:p>18/07/19 12:11</text:p>
          </table:table-cell>
          <table:table-cell office:value-type="string" calcext:value-type="string">
            <text:p>fmus_2.0_cs_win64_Test-FMUs_0.0.2_VanDerPol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Test-FMUs-0.0.2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x0) = 41.465879816214056;WRMS(x1) = 42.96257628288455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PACE_TargetLink_Release_2018-B_FmuTL_Velocity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Rte_UPiActuator_EcuUPi_OP_SET_upi) = 38.10346920853382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PACE_TargetLink_Release_2018-B_Fmu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Sa1_UPI) = 56.91408208865728</text:p>
          </table:table-cell>
        </table:table-row>
        <table:table-row table:style-name="ro1">
          <table:table-cell office:value-type="date" office:date-value="2019-07-17T20:12:23" calcext:value-type="date">
            <text:p>17/07/19 20:12</text:p>
          </table:table-cell>
          <table:table-cell office:value-type="string" calcext:value-type="string">
            <text:p>fmus_2.0_cs_win64_dSPACE_TargetLink_Release_2018-B_Fmufuelratecontroller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win64</text:p>
          </table:table-cell>
          <table:table-cell office:value-type="string" calcext:value-type="string">
            <text:p>dSPACE_TargetLink-Release_2018-B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RMS(fuel_rate) = 27.244438138016818</text:p>
          </table:table-cell>
        </table:table-row>
      </table:table>
      <table:table table:name="Summary-Pivot" table:style-name="ta1">
        <table:table-column table:style-name="co9" table:default-cell-style-name="ce8"/>
        <table:table-column table:style-name="co8" table:default-cell-style-name="ce15"/>
        <table:table-column table:style-name="co8" table:default-cell-style-name="Pivot-Tabelle_20_Wert"/>
        <table:table-column table:style-name="co8" table:default-cell-style-name="ce27"/>
        <table:table-column table:style-name="co8" table:number-columns-repeated="3" table:default-cell-style-name="Pivot-Tabelle_20_Wert"/>
        <table:table-column table:style-name="co8" table:default-cell-style-name="ce15"/>
        <table:table-column table:style-name="co8" table:default-cell-style-name="Pivot-Tabelle_20_Wert"/>
        <table:table-column table:style-name="co8" table:default-cell-style-name="ce27"/>
        <table:table-column table:style-name="co10" table:default-cell-style-name="ce34"/>
        <table:table-row table:style-name="ro1">
          <table:table-cell table:style-name="ce4" office:value-type="string" calcext:value-type="string">
            <text:p>Anzahl - FMUCas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Result</text:p>
          </table:table-cell>
          <table:table-cell table:style-name="ce25" table:number-columns-repeated="7"/>
          <table:table-cell table:style-name="ce30"/>
        </table:table-row>
        <table:table-row table:style-name="ro1">
          <table:table-cell table:style-name="ce5"/>
          <table:table-cell table:style-name="ce12" office:value-type="string" calcext:value-type="string">
            <text:p>darwin64</text:p>
          </table:table-cell>
          <table:table-cell table:style-name="ce19" table:number-columns-repeated="2"/>
          <table:table-cell table:style-name="ce19" office:value-type="string" calcext:value-type="string">
            <text:p>linux64</text:p>
          </table:table-cell>
          <table:table-cell table:style-name="ce19" table:number-columns-repeated="2"/>
          <table:table-cell table:style-name="ce19" office:value-type="string" calcext:value-type="string">
            <text:p>win64</text:p>
          </table:table-cell>
          <table:table-cell table:style-name="ce19" table:number-columns-repeated="2"/>
          <table:table-cell table:style-name="ce31" office:value-type="string" calcext:value-type="string">
            <text:p>Summe </text:p>
          </table:table-cell>
        </table:table-row>
        <table:table-row table:style-name="ro1">
          <table:table-cell table:style-name="ce6" office:value-type="string" calcext:value-type="string">
            <text:p>Tool</text:p>
          </table:table-cell>
          <table:table-cell table:style-name="ce13" office:value-type="string" calcext:value-type="string">
            <text:p>failed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rejected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rejected</text:p>
          </table:table-cell>
          <table:table-cell table:style-name="ce20" office:value-type="string" calcext:value-type="string">
            <text:p>failed</text:p>
          </table:table-cell>
          <table:table-cell table:style-name="ce20" office:value-type="string" calcext:value-type="string">
            <text:p>passed</text:p>
          </table:table-cell>
          <table:table-cell table:style-name="ce20" office:value-type="string" calcext:value-type="string">
            <text:p>rejected</text:p>
          </table:table-cell>
          <table:table-cell table:style-name="ce32"/>
        </table:table-row>
        <table:table-row table:style-name="ro1">
          <table:table-cell table:style-name="ce7" office:value-type="string" calcext:value-type="string">
            <text:p>20sim-4.6.4.8004</text:p>
          </table:table-cell>
          <table:table-cell table:style-name="ce14"/>
          <table:table-cell table:style-name="ce21" office:value-type="float" office:value="1" calcext:value-type="float">
            <text:p>1</text:p>
          </table:table-cell>
          <table:table-cell table:style-name="ce26"/>
          <table:table-cell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3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ms-2017.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ESim-13SL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Sim-1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Sim-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im-2019FD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TIA-R2015x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TIA-R2016x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rolBuild-2015_FD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rolBuild-20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_FMU_Export_from_Simulink-2.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S_FMU_Export_from_Simulink-2.1.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_FMU_Export_from_Simulink-2.1.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_FMU_Export_from_Simulink-2.2.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_FMU_Export_from_Simulink-2.3.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PACE_TargetLink-Release_2018-B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ymola-2015_FD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ymola-2015FD0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ymola-20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ymola-2016FD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ymola-201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ymola-2019FD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asy5-2017.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DALab_HIFSuite-2017.05_antli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MIToolbox_MATLAB-2.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MIToolbox_MATLAB-2.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MUSDK-2.0.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MUSDK-2.0.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Modelica.org-1.1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pleSim-2015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pleSim-2015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leSim-2016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leSim-2016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leSim-20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leSim-7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orks-20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lver-3.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lver-3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ulationX-3.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ulationX-3.7.4113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-FMUs-0.0.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st-FMUs-0.0.2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table:style-name="ce28"/>
          <table:table-cell table:style-name="ce35" office:value-type="float" office:value="33" calcext:value-type="float">
            <text:p>33</text:p>
          </table:table-cell>
        </table:table-row>
        <table:table-row table:style-name="ro1">
          <table:table-cell table:style-name="ce9" office:value-type="string" calcext:value-type="string">
            <text:p>Summe </text:p>
          </table:table-cell>
          <table:table-cell table:style-name="ce17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9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3" office:value-type="float" office:value="56" calcext:value-type="float">
            <text:p>56</text:p>
          </table:table-cell>
          <table:table-cell table:style-name="ce29" office:value-type="float" office:value="4" calcext:value-type="float">
            <text:p>4</text:p>
          </table:table-cell>
          <table:table-cell table:style-name="ce17" office:value-type="float" office:value="46" calcext:value-type="float">
            <text:p>46</text:p>
          </table:table-cell>
          <table:table-cell table:style-name="ce23" office:value-type="float" office:value="237" calcext:value-type="float">
            <text:p>237</text:p>
          </table:table-cell>
          <table:table-cell table:style-name="ce29" office:value-type="float" office:value="4" calcext:value-type="float">
            <text:p>4</text:p>
          </table:table-cell>
          <table:table-cell table:style-name="ce36" office:value-type="float" office:value="392" calcext:value-type="float">
            <text:p>392</text:p>
          </table:table-cell>
        </table:table-row>
        <table:table-row table:style-name="ro1">
          <table:table-cell table:style-name="ce10" office:value-type="string" calcext:value-type="string">
            <text:p>Validierungsstand</text:p>
          </table:table-cell>
          <table:table-cell table:style-name="ce18"/>
          <table:table-cell table:style-name="ce24" table:formula="of:=[.C46]/([.C46]+[.B46])" office:value-type="percentage" office:value="0.947368421052632" calcext:value-type="percentage">
            <text:p>94.74%</text:p>
          </table:table-cell>
          <table:table-cell table:style-name="ce18" table:number-columns-repeated="2"/>
          <table:table-cell table:style-name="ce24" table:formula="of:=[.F46]/([.F46]+[.E46])" office:value-type="percentage" office:value="0.903225806451613" calcext:value-type="percentage">
            <text:p>90.32%</text:p>
          </table:table-cell>
          <table:table-cell table:style-name="ce18" table:number-columns-repeated="2"/>
          <table:table-cell table:style-name="ce24" table:formula="of:=[.I46]/([.I46]+[.H46])" office:value-type="percentage" office:value="0.837455830388693" calcext:value-type="percentage">
            <text:p>83.75%</text:p>
          </table:table-cell>
          <table:table-cell table:style-name="ce18"/>
          <table:table-cell table:style-name="ce37"/>
        </table:table-row>
      </table:table>
      <table:table table:name="Summary-Formatted" table:style-name="ta1" table:print-ranges="'Summary-Formatted'.A4:'Summary-Formatted'.K48">
        <table:table-column table:style-name="co11" table:default-cell-style-name="ce41"/>
        <table:table-column table:style-name="co8" table:default-cell-style-name="ce46"/>
        <table:table-column table:style-name="co8" table:number-columns-repeated="2" table:default-cell-style-name="ce52"/>
        <table:table-column table:style-name="co8" table:number-columns-repeated="3" table:default-cell-style-name="ce57"/>
        <table:table-column table:style-name="co8" table:number-columns-repeated="2" table:default-cell-style-name="ce64"/>
        <table:table-column table:style-name="co8" table:default-cell-style-name="ce70"/>
        <table:table-column table:style-name="co8" table:default-cell-style-name="ce34"/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ce38" office:value-type="string" calcext:value-type="string">
            <text:p>Platform/OS</text:p>
          </table:table-cell>
          <table:table-cell table:style-name="ce43" office:value-type="string" calcext:value-type="string">
            <text:p>darwin64</text:p>
          </table:table-cell>
          <table:table-cell table:style-name="ce49" table:number-columns-repeated="2"/>
          <table:table-cell table:style-name="ce55" office:value-type="string" calcext:value-type="string">
            <text:p>linux64</text:p>
          </table:table-cell>
          <table:table-cell table:style-name="ce59" table:number-columns-repeated="2"/>
          <table:table-cell table:style-name="ce61" office:value-type="string" calcext:value-type="string">
            <text:p>win64</text:p>
          </table:table-cell>
          <table:table-cell table:style-name="ce67" table:number-columns-repeated="2"/>
          <table:table-cell table:style-name="ce73" office:value-type="string" calcext:value-type="string">
            <text:p>Summe</text:p>
          </table:table-cell>
        </table:table-row>
        <table:table-row table:style-name="ro1">
          <table:table-cell table:style-name="ce39" office:value-type="string" calcext:value-type="string">
            <text:p>Tool</text:p>
          </table:table-cell>
          <table:table-cell table:style-name="ce44" office:value-type="string" calcext:value-type="string">
            <text:p>failed</text:p>
          </table:table-cell>
          <table:table-cell table:style-name="ce50" office:value-type="string" calcext:value-type="string">
            <text:p>passed</text:p>
          </table:table-cell>
          <table:table-cell table:style-name="ce50" office:value-type="string" calcext:value-type="string">
            <text:p>rejected</text:p>
          </table:table-cell>
          <table:table-cell table:style-name="ce56" office:value-type="string" calcext:value-type="string">
            <text:p>failed</text:p>
          </table:table-cell>
          <table:table-cell table:style-name="ce60" office:value-type="string" calcext:value-type="string">
            <text:p>passed</text:p>
          </table:table-cell>
          <table:table-cell table:style-name="ce60" office:value-type="string" calcext:value-type="string">
            <text:p>rejected</text:p>
          </table:table-cell>
          <table:table-cell table:style-name="ce62" office:value-type="string" calcext:value-type="string">
            <text:p>failed</text:p>
          </table:table-cell>
          <table:table-cell table:style-name="ce68" office:value-type="string" calcext:value-type="string">
            <text:p>passed</text:p>
          </table:table-cell>
          <table:table-cell table:style-name="ce68" office:value-type="string" calcext:value-type="string">
            <text:p>rejected</text:p>
          </table:table-cell>
          <table:table-cell table:style-name="ce32"/>
        </table:table-row>
        <table:table-row table:style-name="ro1">
          <table:table-cell table:style-name="ce40" office:value-type="string" calcext:value-type="string">
            <text:p>20sim-4.6.4.8004</text:p>
          </table:table-cell>
          <table:table-cell table:style-name="ce45"/>
          <table:table-cell table:style-name="ce51" office:value-type="float" office:value="1" calcext:value-type="float">
            <text:p>1</text:p>
          </table:table-cell>
          <table:table-cell table:style-name="ce51"/>
          <table:table-cell/>
          <table:table-cell office:value-type="float" office:value="1" calcext:value-type="float">
            <text:p>1</text:p>
          </table:table-cell>
          <table:table-cell/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9"/>
          <table:table-cell table:style-name="ce3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ams-2017.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MESim-13SL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Sim-1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Sim-1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Sim-2019FD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TIA-R2015x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TIA-R2016x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rolBuild-2015_FD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rolBuild-20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S_FMU_Export_from_Simulink-2.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S_FMU_Export_from_Simulink-2.1.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_FMU_Export_from_Simulink-2.1.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_FMU_Export_from_Simulink-2.2.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_FMU_Export_from_Simulink-2.3.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SPACE_TargetLink-Release_2018-B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ymola-2015_FD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ymola-2015FD0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ymola-20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ymola-2016FD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ymola-201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ymola-2019FD0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asy5-2017.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DALab_HIFSuite-2017.05_antli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MIToolbox_MATLAB-2.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MIToolbox_MATLAB-2.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MUSDK-2.0.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MUSDK-2.0.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Modelica.org-1.1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pleSim-2015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pleSim-2015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leSim-2016.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leSim-2016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leSim-20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pleSim-7.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Works-20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ilver-3.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lver-3.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imulationX-3.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ulationX-3.7.4113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st-FMUs-0.0.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st-FMUs-0.0.2</text:p>
          </table:table-cell>
          <table:table-cell table:style-name="ce47" office:value-type="float" office:value="1" calcext:value-type="float">
            <text:p>1</text:p>
          </table:table-cell>
          <table:table-cell table:style-name="ce53" office:value-type="float" office:value="10" calcext:value-type="float">
            <text:p>10</text:p>
          </table:table-cell>
          <table:table-cell table:style-name="ce5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65" office:value-type="float" office:value="1" calcext:value-type="float">
            <text:p>1</text:p>
          </table:table-cell>
          <table:table-cell table:style-name="ce65" office:value-type="float" office:value="10" calcext:value-type="float">
            <text:p>10</text:p>
          </table:table-cell>
          <table:table-cell table:style-name="ce71"/>
          <table:table-cell table:style-name="ce35" office:value-type="float" office:value="33" calcext:value-type="float">
            <text:p>33</text:p>
          </table:table-cell>
        </table:table-row>
        <table:table-row table:style-name="ro1">
          <table:table-cell table:style-name="ce42" office:value-type="string" calcext:value-type="string">
            <text:p>Summe Ergebnis</text:p>
          </table:table-cell>
          <table:table-cell table:style-name="ce48" office:value-type="float" office:value="2" calcext:value-type="float">
            <text:p>2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4" calcext:value-type="float">
            <text:p>4</text:p>
          </table:table-cell>
          <table:table-cell table:style-name="ce66" office:value-type="float" office:value="46" calcext:value-type="float">
            <text:p>46</text:p>
          </table:table-cell>
          <table:table-cell table:style-name="ce66" office:value-type="float" office:value="237" calcext:value-type="float">
            <text:p>237</text:p>
          </table:table-cell>
          <table:table-cell table:style-name="ce72" office:value-type="float" office:value="4" calcext:value-type="float">
            <text:p>4</text:p>
          </table:table-cell>
          <table:table-cell table:style-name="ce36" office:value-type="float" office:value="392" calcext:value-type="float">
            <text:p>392</text:p>
          </table:table-cell>
        </table:table-row>
      </table:table>
      <table:named-expressions/>
      <table:data-pilot-tables>
        <table:data-pilot-table table:name="DataPilot1" table:application-data="" table:target-range-address="'Summary-Pivot'.A1:'Summary-Pivot'.K46" table:buttons="'Summary-Pivot'.A3 'Summary-Pivot'.B1 'Summary-Pivot'.C1" table:show-filter-button="false" table:drill-down-on-double-click="false">
          <tableooo:data-pilot-grand-total table:display="true" table:orientation="both" tableooo:display-name="Summe "/>
          <table:source-cell-range table:cell-range-address="'cross-check-results-0.7.1'.B1:'cross-check-results-0.7.1'.G774"/>
          <table:data-pilot-field table:source-field-name="Platform" table:orientation="column" table:used-hierarchy="0" table:function="auto">
            <table:data-pilot-level table:show-empty="false" calcext:repeat-item-labels="false">
              <table:data-pilot-members>
                <table:data-pilot-member table:name="arm-linux-gnueabi" table:display="false" table:show-details="true"/>
                <table:data-pilot-member table:name="c-code" table:display="false" table:show-details="true"/>
                <table:data-pilot-member table:name="darwin64" table:display="true" table:show-details="true"/>
                <table:data-pilot-member table:name="linux32" table:display="false" table:show-details="true"/>
                <table:data-pilot-member table:name="linux64" table:display="true" table:show-details="true"/>
                <table:data-pilot-member table:name="win32" table:display="false" table:show-details="true"/>
                <table:data-pilot-member table:name="win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" table:orientation="column" table:used-hierarchy="0" table:function="auto">
            <table:data-pilot-level table:show-empty="false" calcext:repeat-item-labels="false">
              <table:data-pilot-members>
                <table:data-pilot-member table:name="failed" table:display="true" table:show-details="true"/>
                <table:data-pilot-member table:name="passed" table:display="true" table:show-details="true"/>
                <table:data-pilot-member table:name="reject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ol" table:orientation="row" table:used-hierarchy="0" table:function="auto">
            <table:data-pilot-level table:show-empty="false" calcext:repeat-item-labels="false">
              <table:data-pilot-members>
                <table:data-pilot-member table:name="20sim-4.6.4.8004" table:display="true" table:show-details="true"/>
                <table:data-pilot-member table:name="Adams-2017.2" table:display="true" table:show-details="true"/>
                <table:data-pilot-member table:name="AMESim-13SL3" table:display="true" table:show-details="true"/>
                <table:data-pilot-member table:name="AMESim-14" table:display="true" table:show-details="true"/>
                <table:data-pilot-member table:name="AMESim-15" table:display="true" table:show-details="true"/>
                <table:data-pilot-member table:name="ASim-2017" table:display="true" table:show-details="true"/>
                <table:data-pilot-member table:name="ASim-2019FD01" table:display="true" table:show-details="true"/>
                <table:data-pilot-member table:name="CATIA-R2015x" table:display="true" table:show-details="true"/>
                <table:data-pilot-member table:name="CATIA-R2016x" table:display="true" table:show-details="true"/>
                <table:data-pilot-member table:name="ControlBuild-2015_FD01" table:display="true" table:show-details="true"/>
                <table:data-pilot-member table:name="ControlBuild-2016" table:display="true" table:show-details="true"/>
                <table:data-pilot-member table:name="DS_FMU_Export_from_Simulink-2.1" table:display="true" table:show-details="true"/>
                <table:data-pilot-member table:name="DS_FMU_Export_from_Simulink-2.1.1" table:display="true" table:show-details="true"/>
                <table:data-pilot-member table:name="DS_FMU_Export_from_Simulink-2.1.2" table:display="true" table:show-details="true"/>
                <table:data-pilot-member table:name="DS_FMU_Export_from_Simulink-2.2.0" table:display="true" table:show-details="true"/>
                <table:data-pilot-member table:name="DS_FMU_Export_from_Simulink-2.3.0" table:display="true" table:show-details="true"/>
                <table:data-pilot-member table:name="dSPACE_TargetLink-Release_2017-B" table:display="true" table:show-details="true"/>
                <table:data-pilot-member table:name="dSPACE_TargetLink-Release_2018-B" table:display="true" table:show-details="true"/>
                <table:data-pilot-member table:name="Dymola-2015_FD01" table:display="true" table:show-details="true"/>
                <table:data-pilot-member table:name="Dymola-2015FD01" table:display="true" table:show-details="true"/>
                <table:data-pilot-member table:name="Dymola-2016" table:display="true" table:show-details="true"/>
                <table:data-pilot-member table:name="Dymola-2016FD01" table:display="true" table:show-details="true"/>
                <table:data-pilot-member table:name="Dymola-2017" table:display="true" table:show-details="true"/>
                <table:data-pilot-member table:name="Dymola-2019FD01" table:display="true" table:show-details="true"/>
                <table:data-pilot-member table:name="Easy5-2017.1" table:display="true" table:show-details="true"/>
                <table:data-pilot-member table:name="EcosimPro-5.6.1" table:display="true" table:show-details="true"/>
                <table:data-pilot-member table:name="EDALab_HIFSuite-2017.05_antlia" table:display="true" table:show-details="true"/>
                <table:data-pilot-member table:name="FMIToolbox_MATLAB-2.1" table:display="true" table:show-details="true"/>
                <table:data-pilot-member table:name="FMIToolbox_MATLAB-2.3" table:display="true" table:show-details="true"/>
                <table:data-pilot-member table:name="FMUSDK-2.0.3" table:display="true" table:show-details="true"/>
                <table:data-pilot-member table:name="FMUSDK-2.0.4" table:display="true" table:show-details="true"/>
                <table:data-pilot-member table:name="JModelica.org-1.15" table:display="true" table:show-details="true"/>
                <table:data-pilot-member table:name="MapleSim-2015.1" table:display="true" table:show-details="true"/>
                <table:data-pilot-member table:name="MapleSim-2015.2" table:display="true" table:show-details="true"/>
                <table:data-pilot-member table:name="MapleSim-2016.1" table:display="true" table:show-details="true"/>
                <table:data-pilot-member table:name="MapleSim-2016.2" table:display="true" table:show-details="true"/>
                <table:data-pilot-member table:name="MapleSim-2018" table:display="true" table:show-details="true"/>
                <table:data-pilot-member table:name="MapleSim-7.01" table:display="true" table:show-details="true"/>
                <table:data-pilot-member table:name="MWorks-2016" table:display="true" table:show-details="true"/>
                <table:data-pilot-member table:name="OpenModelica-v1.11.0" table:display="true" table:show-details="true"/>
                <table:data-pilot-member table:name="PROOSIS-3.8.1" table:display="true" table:show-details="true"/>
                <table:data-pilot-member table:name="Silver-2.6.0.312_alpha12" table:display="true" table:show-details="true"/>
                <table:data-pilot-member table:name="Silver-3.2" table:display="true" table:show-details="true"/>
                <table:data-pilot-member table:name="Silver-3.3" table:display="true" table:show-details="true"/>
                <table:data-pilot-member table:name="Silver-3.5" table:display="true" table:show-details="true"/>
                <table:data-pilot-member table:name="SimulationX-3.6" table:display="true" table:show-details="true"/>
                <table:data-pilot-member table:name="SimulationX-3.7.41138" table:display="true" table:show-details="true"/>
                <table:data-pilot-member table:name="Test-FMUs-0.0.1" table:display="true" table:show-details="true"/>
                <table:data-pilot-member table:name="Test-FMUs-0.0.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MUCase" table:orientation="data" table:used-hierarchy="0" table:function="count">
            <table:data-pilot-level table:show-empty="false" calcext:repeat-item-labels="false">
              <table:data-pilot-members>
                <table:data-pilot-member table:name="fmus_1.0_cs_c-code_Dymola_2015_FD01_BooleanNetwork1" table:display="true" table:show-details="true"/>
                <table:data-pilot-member table:name="fmus_1.0_cs_c-code_Dymola_2015_FD01_ControlledTemperature" table:display="true" table:show-details="true"/>
                <table:data-pilot-member table:name="fmus_1.0_cs_c-code_Dymola_2015_FD01_CoupledClutches" table:display="true" table:show-details="true"/>
                <table:data-pilot-member table:name="fmus_1.0_cs_c-code_Dymola_2015_FD01_DFFREG" table:display="true" table:show-details="true"/>
                <table:data-pilot-member table:name="fmus_1.0_cs_c-code_Dymola_2015_FD01_MixtureGases" table:display="true" table:show-details="true"/>
                <table:data-pilot-member table:name="fmus_1.0_cs_c-code_Dymola_2016_BooleanNetwork1" table:display="true" table:show-details="true"/>
                <table:data-pilot-member table:name="fmus_1.0_cs_c-code_Dymola_2016_ControlledTemperature" table:display="true" table:show-details="true"/>
                <table:data-pilot-member table:name="fmus_1.0_cs_c-code_Dymola_2016_CoupledClutches" table:display="true" table:show-details="true"/>
                <table:data-pilot-member table:name="fmus_1.0_cs_c-code_Dymola_2016_DFFREG" table:display="true" table:show-details="true"/>
                <table:data-pilot-member table:name="fmus_1.0_cs_c-code_Dymola_2017_BooleanNetwork1" table:display="true" table:show-details="true"/>
                <table:data-pilot-member table:name="fmus_1.0_cs_c-code_Dymola_2017_ControlledTemperature" table:display="true" table:show-details="true"/>
                <table:data-pilot-member table:name="fmus_1.0_cs_c-code_Dymola_2017_CoupledClutches" table:display="true" table:show-details="true"/>
                <table:data-pilot-member table:name="fmus_1.0_cs_c-code_Dymola_2017_DFFREG" table:display="true" table:show-details="true"/>
                <table:data-pilot-member table:name="fmus_1.0_cs_c-code_Dymola_2017_Engine1b" table:display="true" table:show-details="true"/>
                <table:data-pilot-member table:name="fmus_1.0_cs_c-code_Dymola_2017_IntegerNetwork1" table:display="true" table:show-details="true"/>
                <table:data-pilot-member table:name="fmus_1.0_cs_c-code_Dymola_2017_MixtureGases" table:display="true" table:show-details="true"/>
                <table:data-pilot-member table:name="fmus_1.0_cs_c-code_Dymola_2019FD01_BooleanNetwork1" table:display="true" table:show-details="true"/>
                <table:data-pilot-member table:name="fmus_1.0_cs_c-code_Dymola_2019FD01_ControlledTemperature" table:display="true" table:show-details="true"/>
                <table:data-pilot-member table:name="fmus_1.0_cs_c-code_Dymola_2019FD01_CoupledClutches" table:display="true" table:show-details="true"/>
                <table:data-pilot-member table:name="fmus_1.0_cs_c-code_Dymola_2019FD01_DFFREG" table:display="true" table:show-details="true"/>
                <table:data-pilot-member table:name="fmus_1.0_cs_c-code_Dymola_2019FD01_Engine1b" table:display="true" table:show-details="true"/>
                <table:data-pilot-member table:name="fmus_1.0_cs_c-code_Dymola_2019FD01_IntegerNetwork1" table:display="true" table:show-details="true"/>
                <table:data-pilot-member table:name="fmus_1.0_cs_c-code_Dymola_2019FD01_MixtureGases" table:display="true" table:show-details="true"/>
                <table:data-pilot-member table:name="fmus_1.0_cs_c-code_Test-FMUs_0.0.2_BouncingBall" table:display="true" table:show-details="true"/>
                <table:data-pilot-member table:name="fmus_1.0_cs_c-code_Test-FMUs_0.0.2_Dahlquist" table:display="true" table:show-details="true"/>
                <table:data-pilot-member table:name="fmus_1.0_cs_c-code_Test-FMUs_0.0.2_Resource" table:display="true" table:show-details="true"/>
                <table:data-pilot-member table:name="fmus_1.0_cs_c-code_Test-FMUs_0.0.2_Stair" table:display="true" table:show-details="true"/>
                <table:data-pilot-member table:name="fmus_1.0_cs_c-code_Test-FMUs_0.0.2_VanDerPol" table:display="true" table:show-details="true"/>
                <table:data-pilot-member table:name="fmus_1.0_cs_darwin64_Test-FMUs_0.0.1_BouncingBall" table:display="true" table:show-details="true"/>
                <table:data-pilot-member table:name="fmus_1.0_cs_darwin64_Test-FMUs_0.0.1_Dahlquist" table:display="true" table:show-details="true"/>
                <table:data-pilot-member table:name="fmus_1.0_cs_darwin64_Test-FMUs_0.0.1_Resource" table:display="true" table:show-details="true"/>
                <table:data-pilot-member table:name="fmus_1.0_cs_darwin64_Test-FMUs_0.0.1_Stair" table:display="true" table:show-details="true"/>
                <table:data-pilot-member table:name="fmus_1.0_cs_darwin64_Test-FMUs_0.0.1_VanDerPol" table:display="true" table:show-details="true"/>
                <table:data-pilot-member table:name="fmus_1.0_cs_darwin64_Test-FMUs_0.0.2_BouncingBall" table:display="true" table:show-details="true"/>
                <table:data-pilot-member table:name="fmus_1.0_cs_darwin64_Test-FMUs_0.0.2_Dahlquist" table:display="true" table:show-details="true"/>
                <table:data-pilot-member table:name="fmus_1.0_cs_darwin64_Test-FMUs_0.0.2_Resource" table:display="true" table:show-details="true"/>
                <table:data-pilot-member table:name="fmus_1.0_cs_darwin64_Test-FMUs_0.0.2_Stair" table:display="true" table:show-details="true"/>
                <table:data-pilot-member table:name="fmus_1.0_cs_darwin64_Test-FMUs_0.0.2_VanDerPol" table:display="true" table:show-details="true"/>
                <table:data-pilot-member table:name="fmus_1.0_cs_linux32_AMESim_13SL3_MIS_cs" table:display="true" table:show-details="true"/>
                <table:data-pilot-member table:name="fmus_1.0_cs_linux32_AMESim_13SL3_steam_plant" table:display="true" table:show-details="true"/>
                <table:data-pilot-member table:name="fmus_1.0_cs_linux32_AMESim_14_MIS_cs" table:display="true" table:show-details="true"/>
                <table:data-pilot-member table:name="fmus_1.0_cs_linux32_AMESim_14_steam_plant" table:display="true" table:show-details="true"/>
                <table:data-pilot-member table:name="fmus_1.0_cs_linux32_AMESim_15_ClassEAmplifier" table:display="true" table:show-details="true"/>
                <table:data-pilot-member table:name="fmus_1.0_cs_linux32_AMESim_15_fuelrail_cs" table:display="true" table:show-details="true"/>
                <table:data-pilot-member table:name="fmus_1.0_cs_linux32_AMESim_15_MIS_cs" table:display="true" table:show-details="true"/>
                <table:data-pilot-member table:name="fmus_1.0_cs_linux32_ControlBuild_2015_FD01_batch" table:display="true" table:show-details="true"/>
                <table:data-pilot-member table:name="fmus_1.0_cs_linux32_ControlBuild_2015_FD01_drill" table:display="true" table:show-details="true"/>
                <table:data-pilot-member table:name="fmus_1.0_cs_linux64_Adams_2017.2_ForkLift" table:display="true" table:show-details="true"/>
                <table:data-pilot-member table:name="fmus_1.0_cs_linux64_Adams_2017.2_SpringMassDamper" table:display="true" table:show-details="true"/>
                <table:data-pilot-member table:name="fmus_1.0_cs_linux64_Adams_2017.2_Valve" table:display="true" table:show-details="true"/>
                <table:data-pilot-member table:name="fmus_1.0_cs_linux64_AMESim_13SL3_MIS_cs" table:display="true" table:show-details="true"/>
                <table:data-pilot-member table:name="fmus_1.0_cs_linux64_AMESim_13SL3_steam_plant" table:display="true" table:show-details="true"/>
                <table:data-pilot-member table:name="fmus_1.0_cs_linux64_AMESim_14_MIS_cs" table:display="true" table:show-details="true"/>
                <table:data-pilot-member table:name="fmus_1.0_cs_linux64_AMESim_14_steam_plant" table:display="true" table:show-details="true"/>
                <table:data-pilot-member table:name="fmus_1.0_cs_linux64_AMESim_15_ClassEAmplifier" table:display="true" table:show-details="true"/>
                <table:data-pilot-member table:name="fmus_1.0_cs_linux64_AMESim_15_fuelrail_cs" table:display="true" table:show-details="true"/>
                <table:data-pilot-member table:name="fmus_1.0_cs_linux64_AMESim_15_MIS_cs" table:display="true" table:show-details="true"/>
                <table:data-pilot-member table:name="fmus_1.0_cs_linux64_ControlBuild_2015_FD01_batch" table:display="true" table:show-details="true"/>
                <table:data-pilot-member table:name="fmus_1.0_cs_linux64_ControlBuild_2015_FD01_drill" table:display="true" table:show-details="true"/>
                <table:data-pilot-member table:name="fmus_1.0_cs_linux64_JModelica.org_1.15_CauerLowPassAnalog" table:display="true" table:show-details="true"/>
                <table:data-pilot-member table:name="fmus_1.0_cs_linux64_JModelica.org_1.15_ControlledTemperature" table:display="true" table:show-details="true"/>
                <table:data-pilot-member table:name="fmus_1.0_cs_linux64_JModelica.org_1.15_CoupledClutches" table:display="true" table:show-details="true"/>
                <table:data-pilot-member table:name="fmus_1.0_cs_linux64_JModelica.org_1.15_PID_Controller" table:display="true" table:show-details="true"/>
                <table:data-pilot-member table:name="fmus_1.0_cs_linux64_Test-FMUs_0.0.1_BouncingBall" table:display="true" table:show-details="true"/>
                <table:data-pilot-member table:name="fmus_1.0_cs_linux64_Test-FMUs_0.0.1_Dahlquist" table:display="true" table:show-details="true"/>
                <table:data-pilot-member table:name="fmus_1.0_cs_linux64_Test-FMUs_0.0.1_Resource" table:display="true" table:show-details="true"/>
                <table:data-pilot-member table:name="fmus_1.0_cs_linux64_Test-FMUs_0.0.1_Stair" table:display="true" table:show-details="true"/>
                <table:data-pilot-member table:name="fmus_1.0_cs_linux64_Test-FMUs_0.0.1_VanDerPol" table:display="true" table:show-details="true"/>
                <table:data-pilot-member table:name="fmus_1.0_cs_linux64_Test-FMUs_0.0.2_BouncingBall" table:display="true" table:show-details="true"/>
                <table:data-pilot-member table:name="fmus_1.0_cs_linux64_Test-FMUs_0.0.2_Dahlquist" table:display="true" table:show-details="true"/>
                <table:data-pilot-member table:name="fmus_1.0_cs_linux64_Test-FMUs_0.0.2_Resource" table:display="true" table:show-details="true"/>
                <table:data-pilot-member table:name="fmus_1.0_cs_linux64_Test-FMUs_0.0.2_Stair" table:display="true" table:show-details="true"/>
                <table:data-pilot-member table:name="fmus_1.0_cs_linux64_Test-FMUs_0.0.2_VanDerPol" table:display="true" table:show-details="true"/>
                <table:data-pilot-member table:name="fmus_1.0_cs_win32_AMESim_13SL3_MIS_cs" table:display="true" table:show-details="true"/>
                <table:data-pilot-member table:name="fmus_1.0_cs_win32_AMESim_13SL3_steam_plant" table:display="true" table:show-details="true"/>
                <table:data-pilot-member table:name="fmus_1.0_cs_win32_AMESim_14_MIS_cs" table:display="true" table:show-details="true"/>
                <table:data-pilot-member table:name="fmus_1.0_cs_win32_AMESim_14_steam_plant" table:display="true" table:show-details="true"/>
                <table:data-pilot-member table:name="fmus_1.0_cs_win32_AMESim_15_ClassEAmplifier" table:display="true" table:show-details="true"/>
                <table:data-pilot-member table:name="fmus_1.0_cs_win32_AMESim_15_fuelrail_cs" table:display="true" table:show-details="true"/>
                <table:data-pilot-member table:name="fmus_1.0_cs_win32_AMESim_15_MIS_cs" table:display="true" table:show-details="true"/>
                <table:data-pilot-member table:name="fmus_1.0_cs_win32_ASim_2017_Counter" table:display="true" table:show-details="true"/>
                <table:data-pilot-member table:name="fmus_1.0_cs_win32_CATIA_R2015x_BooleanNetwork1" table:display="true" table:show-details="true"/>
                <table:data-pilot-member table:name="fmus_1.0_cs_win32_CATIA_R2015x_ControlledTemperature" table:display="true" table:show-details="true"/>
                <table:data-pilot-member table:name="fmus_1.0_cs_win32_CATIA_R2015x_CoupledClutches" table:display="true" table:show-details="true"/>
                <table:data-pilot-member table:name="fmus_1.0_cs_win32_CATIA_R2015x_DFFREG" table:display="true" table:show-details="true"/>
                <table:data-pilot-member table:name="fmus_1.0_cs_win32_CATIA_R2015x_MixtureGases" table:display="true" table:show-details="true"/>
                <table:data-pilot-member table:name="fmus_1.0_cs_win32_CATIA_R2015x_Rectifier" table:display="true" table:show-details="true"/>
                <table:data-pilot-member table:name="fmus_1.0_cs_win32_CATIA_R2016x_BooleanNetwork1" table:display="true" table:show-details="true"/>
                <table:data-pilot-member table:name="fmus_1.0_cs_win32_CATIA_R2016x_ControlledTemperature" table:display="true" table:show-details="true"/>
                <table:data-pilot-member table:name="fmus_1.0_cs_win32_CATIA_R2016x_CoupledClutches" table:display="true" table:show-details="true"/>
                <table:data-pilot-member table:name="fmus_1.0_cs_win32_CATIA_R2016x_DFFREG" table:display="true" table:show-details="true"/>
                <table:data-pilot-member table:name="fmus_1.0_cs_win32_CATIA_R2016x_MixtureGases" table:display="true" table:show-details="true"/>
                <table:data-pilot-member table:name="fmus_1.0_cs_win32_CATIA_R2016x_Rectifier" table:display="true" table:show-details="true"/>
                <table:data-pilot-member table:name="fmus_1.0_cs_win32_ControlBuild_2015_FD01_Bottling_line" table:display="true" table:show-details="true"/>
                <table:data-pilot-member table:name="fmus_1.0_cs_win32_ControlBuild_2016_Batch" table:display="true" table:show-details="true"/>
                <table:data-pilot-member table:name="fmus_1.0_cs_win32_ControlBuild_2016_Bottling_line" table:display="true" table:show-details="true"/>
                <table:data-pilot-member table:name="fmus_1.0_cs_win32_ControlBuild_2016_Drill" table:display="true" table:show-details="true"/>
                <table:data-pilot-member table:name="fmus_1.0_cs_win32_DS_FMU_Export_from_Simulink_2.1_BouncingBalls_sf" table:display="true" table:show-details="true"/>
                <table:data-pilot-member table:name="fmus_1.0_cs_win32_DS_FMU_Export_from_Simulink_2.1_TestModel1_sf" table:display="true" table:show-details="true"/>
                <table:data-pilot-member table:name="fmus_1.0_cs_win32_DS_FMU_Export_from_Simulink_2.1_TriggeredSubsystems_sf" table:display="true" table:show-details="true"/>
                <table:data-pilot-member table:name="fmus_1.0_cs_win32_DS_FMU_Export_from_Simulink_2.1.1_BouncingBalls_sf" table:display="true" table:show-details="true"/>
                <table:data-pilot-member table:name="fmus_1.0_cs_win32_DS_FMU_Export_from_Simulink_2.1.1_TestModel1_sf" table:display="true" table:show-details="true"/>
                <table:data-pilot-member table:name="fmus_1.0_cs_win32_DS_FMU_Export_from_Simulink_2.1.1_TestModel2_sf" table:display="true" table:show-details="true"/>
                <table:data-pilot-member table:name="fmus_1.0_cs_win32_DS_FMU_Export_from_Simulink_2.1.1_TriggeredSubsystems_sf" table:display="true" table:show-details="true"/>
                <table:data-pilot-member table:name="fmus_1.0_cs_win32_DS_FMU_Export_from_Simulink_2.1.2_BouncingBalls_sf" table:display="true" table:show-details="true"/>
                <table:data-pilot-member table:name="fmus_1.0_cs_win32_DS_FMU_Export_from_Simulink_2.1.2_TestModel1_sf" table:display="true" table:show-details="true"/>
                <table:data-pilot-member table:name="fmus_1.0_cs_win32_DS_FMU_Export_from_Simulink_2.1.2_TestModel2_sf" table:display="true" table:show-details="true"/>
                <table:data-pilot-member table:name="fmus_1.0_cs_win32_DS_FMU_Export_from_Simulink_2.1.2_TriggeredSubsystems_sf" table:display="true" table:show-details="true"/>
                <table:data-pilot-member table:name="fmus_1.0_cs_win32_DS_FMU_Export_from_Simulink_2.2.0_BouncingBalls_sf" table:display="true" table:show-details="true"/>
                <table:data-pilot-member table:name="fmus_1.0_cs_win32_DS_FMU_Export_from_Simulink_2.2.0_TestModel1_sf" table:display="true" table:show-details="true"/>
                <table:data-pilot-member table:name="fmus_1.0_cs_win32_DS_FMU_Export_from_Simulink_2.2.0_TestModel2_sf" table:display="true" table:show-details="true"/>
                <table:data-pilot-member table:name="fmus_1.0_cs_win32_DS_FMU_Export_from_Simulink_2.2.0_TriggeredSubsystems_sf" table:display="true" table:show-details="true"/>
                <table:data-pilot-member table:name="fmus_1.0_cs_win32_DS_FMU_Export_from_Simulink_2.3.0_BouncingBalls_sf" table:display="true" table:show-details="true"/>
                <table:data-pilot-member table:name="fmus_1.0_cs_win32_DS_FMU_Export_from_Simulink_2.3.0_TestModel1_sf" table:display="true" table:show-details="true"/>
                <table:data-pilot-member table:name="fmus_1.0_cs_win32_DS_FMU_Export_from_Simulink_2.3.0_TestModel2_sf" table:display="true" table:show-details="true"/>
                <table:data-pilot-member table:name="fmus_1.0_cs_win32_DS_FMU_Export_from_Simulink_2.3.0_TriggeredSubsystems_sf" table:display="true" table:show-details="true"/>
                <table:data-pilot-member table:name="fmus_1.0_cs_win32_Dymola_2015_FD01_BooleanNetwork1" table:display="true" table:show-details="true"/>
                <table:data-pilot-member table:name="fmus_1.0_cs_win32_Dymola_2015_FD01_ControlledTemperature" table:display="true" table:show-details="true"/>
                <table:data-pilot-member table:name="fmus_1.0_cs_win32_Dymola_2015_FD01_CoupledClutches" table:display="true" table:show-details="true"/>
                <table:data-pilot-member table:name="fmus_1.0_cs_win32_Dymola_2015_FD01_DFFREG" table:display="true" table:show-details="true"/>
                <table:data-pilot-member table:name="fmus_1.0_cs_win32_Dymola_2015_FD01_fullRobot" table:display="true" table:show-details="true"/>
                <table:data-pilot-member table:name="fmus_1.0_cs_win32_Dymola_2015_FD01_MixtureGases" table:display="true" table:show-details="true"/>
                <table:data-pilot-member table:name="fmus_1.0_cs_win32_Dymola_2015_FD01_Rectifier" table:display="true" table:show-details="true"/>
                <table:data-pilot-member table:name="fmus_1.0_cs_win32_Dymola_2016_BooleanNetwork1" table:display="true" table:show-details="true"/>
                <table:data-pilot-member table:name="fmus_1.0_cs_win32_Dymola_2016_ControlledTemperature" table:display="true" table:show-details="true"/>
                <table:data-pilot-member table:name="fmus_1.0_cs_win32_Dymola_2016_CoupledClutches" table:display="true" table:show-details="true"/>
                <table:data-pilot-member table:name="fmus_1.0_cs_win32_Dymola_2016_DFFREG" table:display="true" table:show-details="true"/>
                <table:data-pilot-member table:name="fmus_1.0_cs_win32_Dymola_2016_MixtureGases" table:display="true" table:show-details="true"/>
                <table:data-pilot-member table:name="fmus_1.0_cs_win32_Dymola_2016_Rectifier" table:display="true" table:show-details="true"/>
                <table:data-pilot-member table:name="fmus_1.0_cs_win32_Dymola_2016FD01_BooleanNetwork1" table:display="true" table:show-details="true"/>
                <table:data-pilot-member table:name="fmus_1.0_cs_win32_Dymola_2016FD01_ControlledTemperature" table:display="true" table:show-details="true"/>
                <table:data-pilot-member table:name="fmus_1.0_cs_win32_Dymola_2016FD01_CoupledClutches" table:display="true" table:show-details="true"/>
                <table:data-pilot-member table:name="fmus_1.0_cs_win32_Dymola_2016FD01_DFFREG" table:display="true" table:show-details="true"/>
                <table:data-pilot-member table:name="fmus_1.0_cs_win32_Dymola_2016FD01_Engine1b" table:display="true" table:show-details="true"/>
                <table:data-pilot-member table:name="fmus_1.0_cs_win32_Dymola_2016FD01_fullRobot" table:display="true" table:show-details="true"/>
                <table:data-pilot-member table:name="fmus_1.0_cs_win32_Dymola_2016FD01_IntegerNetwork1" table:display="true" table:show-details="true"/>
                <table:data-pilot-member table:name="fmus_1.0_cs_win32_Dymola_2016FD01_MixtureGases" table:display="true" table:show-details="true"/>
                <table:data-pilot-member table:name="fmus_1.0_cs_win32_Dymola_2016FD01_Rectifier" table:display="true" table:show-details="true"/>
                <table:data-pilot-member table:name="fmus_1.0_cs_win32_Dymola_2017_BooleanNetwork1" table:display="true" table:show-details="true"/>
                <table:data-pilot-member table:name="fmus_1.0_cs_win32_Dymola_2017_ControlledTemperature" table:display="true" table:show-details="true"/>
                <table:data-pilot-member table:name="fmus_1.0_cs_win32_Dymola_2017_CoupledClutches" table:display="true" table:show-details="true"/>
                <table:data-pilot-member table:name="fmus_1.0_cs_win32_Dymola_2017_DFFREG" table:display="true" table:show-details="true"/>
                <table:data-pilot-member table:name="fmus_1.0_cs_win32_Dymola_2017_Engine1b" table:display="true" table:show-details="true"/>
                <table:data-pilot-member table:name="fmus_1.0_cs_win32_Dymola_2017_fullRobot" table:display="true" table:show-details="true"/>
                <table:data-pilot-member table:name="fmus_1.0_cs_win32_Dymola_2017_IntegerNetwork1" table:display="true" table:show-details="true"/>
                <table:data-pilot-member table:name="fmus_1.0_cs_win32_Dymola_2017_MixtureGases" table:display="true" table:show-details="true"/>
                <table:data-pilot-member table:name="fmus_1.0_cs_win32_Dymola_2017_Rectifier" table:display="true" table:show-details="true"/>
                <table:data-pilot-member table:name="fmus_1.0_cs_win32_Dymola_2019FD01_BooleanNetwork1" table:display="true" table:show-details="true"/>
                <table:data-pilot-member table:name="fmus_1.0_cs_win32_Dymola_2019FD01_ControlledTemperature" table:display="true" table:show-details="true"/>
                <table:data-pilot-member table:name="fmus_1.0_cs_win32_Dymola_2019FD01_CoupledClutches" table:display="true" table:show-details="true"/>
                <table:data-pilot-member table:name="fmus_1.0_cs_win32_Dymola_2019FD01_DFFREG" table:display="true" table:show-details="true"/>
                <table:data-pilot-member table:name="fmus_1.0_cs_win32_Dymola_2019FD01_Engine1b" table:display="true" table:show-details="true"/>
                <table:data-pilot-member table:name="fmus_1.0_cs_win32_Dymola_2019FD01_fullRobot" table:display="true" table:show-details="true"/>
                <table:data-pilot-member table:name="fmus_1.0_cs_win32_Dymola_2019FD01_IntegerNetwork1" table:display="true" table:show-details="true"/>
                <table:data-pilot-member table:name="fmus_1.0_cs_win32_Dymola_2019FD01_MixtureGases" table:display="true" table:show-details="true"/>
                <table:data-pilot-member table:name="fmus_1.0_cs_win32_Dymola_2019FD01_Rectifier" table:display="true" table:show-details="true"/>
                <table:data-pilot-member table:name="fmus_1.0_cs_win32_FMIToolbox_MATLAB_2.1_Continuous" table:display="true" table:show-details="true"/>
                <table:data-pilot-member table:name="fmus_1.0_cs_win32_FMIToolbox_MATLAB_2.1_Discontinuities" table:display="true" table:show-details="true"/>
                <table:data-pilot-member table:name="fmus_1.0_cs_win32_FMIToolbox_MATLAB_2.1_EmbeddedCode" table:display="true" table:show-details="true"/>
                <table:data-pilot-member table:name="fmus_1.0_cs_win32_FMIToolbox_MATLAB_2.1_IntegrateSignal" table:display="true" table:show-details="true"/>
                <table:data-pilot-member table:name="fmus_1.0_cs_win32_FMIToolbox_MATLAB_2.1_Signal_Attributes" table:display="true" table:show-details="true"/>
                <table:data-pilot-member table:name="fmus_1.0_cs_win32_FMIToolbox_MATLAB_2.3_Continuous" table:display="true" table:show-details="true"/>
                <table:data-pilot-member table:name="fmus_1.0_cs_win32_FMIToolbox_MATLAB_2.3_Discontinuities" table:display="true" table:show-details="true"/>
                <table:data-pilot-member table:name="fmus_1.0_cs_win32_FMIToolbox_MATLAB_2.3_EmbeddedCode" table:display="true" table:show-details="true"/>
                <table:data-pilot-member table:name="fmus_1.0_cs_win32_FMIToolbox_MATLAB_2.3_IntegrateSignal" table:display="true" table:show-details="true"/>
                <table:data-pilot-member table:name="fmus_1.0_cs_win32_JModelica.org_1.15_CauerLowPassAnalog" table:display="true" table:show-details="true"/>
                <table:data-pilot-member table:name="fmus_1.0_cs_win32_JModelica.org_1.15_ControlledTemperature" table:display="true" table:show-details="true"/>
                <table:data-pilot-member table:name="fmus_1.0_cs_win32_JModelica.org_1.15_CoupledClutches" table:display="true" table:show-details="true"/>
                <table:data-pilot-member table:name="fmus_1.0_cs_win32_JModelica.org_1.15_PID_Controller" table:display="true" table:show-details="true"/>
                <table:data-pilot-member table:name="fmus_1.0_cs_win32_MapleSim_2015.2_ControlledTemperature" table:display="true" table:show-details="true"/>
                <table:data-pilot-member table:name="fmus_1.0_cs_win32_MapleSim_2015.2_CoupledClutches" table:display="true" table:show-details="true"/>
                <table:data-pilot-member table:name="fmus_1.0_cs_win32_MapleSim_2015.2_Rectifier" table:display="true" table:show-details="true"/>
                <table:data-pilot-member table:name="fmus_1.0_cs_win32_MapleSim_2016.1_ControlledTemperature" table:display="true" table:show-details="true"/>
                <table:data-pilot-member table:name="fmus_1.0_cs_win32_MapleSim_2016.1_CoupledClutches" table:display="true" table:show-details="true"/>
                <table:data-pilot-member table:name="fmus_1.0_cs_win32_MapleSim_2016.1_Rectifier" table:display="true" table:show-details="true"/>
                <table:data-pilot-member table:name="fmus_1.0_cs_win32_MapleSim_2016.2_ControlledTemperature" table:display="true" table:show-details="true"/>
                <table:data-pilot-member table:name="fmus_1.0_cs_win32_MapleSim_2016.2_CoupledClutches" table:display="true" table:show-details="true"/>
                <table:data-pilot-member table:name="fmus_1.0_cs_win32_MapleSim_2016.2_Rectifier" table:display="true" table:show-details="true"/>
                <table:data-pilot-member table:name="fmus_1.0_cs_win32_MapleSim_2018_ControlledTemperature" table:display="true" table:show-details="true"/>
                <table:data-pilot-member table:name="fmus_1.0_cs_win32_MapleSim_2018_CoupledClutches" table:display="true" table:show-details="true"/>
                <table:data-pilot-member table:name="fmus_1.0_cs_win32_MapleSim_2018_Rectifier" table:display="true" table:show-details="true"/>
                <table:data-pilot-member table:name="fmus_1.0_cs_win32_MWorks_2016_BooleanNetwork1" table:display="true" table:show-details="true"/>
                <table:data-pilot-member table:name="fmus_1.0_cs_win32_MWorks_2016_BouncingBall" table:display="true" table:show-details="true"/>
                <table:data-pilot-member table:name="fmus_1.0_cs_win32_MWorks_2016_ControlledTemperature" table:display="true" table:show-details="true"/>
                <table:data-pilot-member table:name="fmus_1.0_cs_win32_MWorks_2016_CoupledClutches" table:display="true" table:show-details="true"/>
                <table:data-pilot-member table:name="fmus_1.0_cs_win32_MWorks_2016_DFFREG" table:display="true" table:show-details="true"/>
                <table:data-pilot-member table:name="fmus_1.0_cs_win32_MWorks_2016_fullRobot" table:display="true" table:show-details="true"/>
                <table:data-pilot-member table:name="fmus_1.0_cs_win32_MWorks_2016_MixtureGases" table:display="true" table:show-details="true"/>
                <table:data-pilot-member table:name="fmus_1.0_cs_win32_MWorks_2016_Rectifier" table:display="true" table:show-details="true"/>
                <table:data-pilot-member table:name="fmus_1.0_cs_win32_Silver_2.6.0.312_alpha12_egs" table:display="true" table:show-details="true"/>
                <table:data-pilot-member table:name="fmus_1.0_cs_win32_Silver_2.6.0.312_alpha12_Lights_Control" table:display="true" table:show-details="true"/>
                <table:data-pilot-member table:name="fmus_1.0_cs_win32_Silver_3.2_Compute" table:display="true" table:show-details="true"/>
                <table:data-pilot-member table:name="fmus_1.0_cs_win32_Silver_3.2_egs" table:display="true" table:show-details="true"/>
                <table:data-pilot-member table:name="fmus_1.0_cs_win32_Silver_3.2_Lights_Control" table:display="true" table:show-details="true"/>
                <table:data-pilot-member table:name="fmus_1.0_cs_win32_Silver_3.3_Compute" table:display="true" table:show-details="true"/>
                <table:data-pilot-member table:name="fmus_1.0_cs_win32_Silver_3.3_egs" table:display="true" table:show-details="true"/>
                <table:data-pilot-member table:name="fmus_1.0_cs_win32_Silver_3.3_Lights_Control" table:display="true" table:show-details="true"/>
                <table:data-pilot-member table:name="fmus_1.0_cs_win32_Silver_3.5_Compute" table:display="true" table:show-details="true"/>
                <table:data-pilot-member table:name="fmus_1.0_cs_win32_Silver_3.5_egs" table:display="true" table:show-details="true"/>
                <table:data-pilot-member table:name="fmus_1.0_cs_win32_Silver_3.5_lights_control" table:display="true" table:show-details="true"/>
                <table:data-pilot-member table:name="fmus_1.0_cs_win32_SimulationX_3.6_ControlledTemperature" table:display="true" table:show-details="true"/>
                <table:data-pilot-member table:name="fmus_1.0_cs_win32_SimulationX_3.6_CoupledClutches" table:display="true" table:show-details="true"/>
                <table:data-pilot-member table:name="fmus_1.0_cs_win32_SimulationX_3.6_DFFREG" table:display="true" table:show-details="true"/>
                <table:data-pilot-member table:name="fmus_1.0_cs_win32_SimulationX_3.6_Engine1b" table:display="true" table:show-details="true"/>
                <table:data-pilot-member table:name="fmus_1.0_cs_win32_SimulationX_3.6_Rectifier" table:display="true" table:show-details="true"/>
                <table:data-pilot-member table:name="fmus_1.0_cs_win32_SimulationX_3.7.41138_ControlledTemperature" table:display="true" table:show-details="true"/>
                <table:data-pilot-member table:name="fmus_1.0_cs_win32_SimulationX_3.7.41138_CoupledClutches" table:display="true" table:show-details="true"/>
                <table:data-pilot-member table:name="fmus_1.0_cs_win32_SimulationX_3.7.41138_DoublePendulum" table:display="true" table:show-details="true"/>
                <table:data-pilot-member table:name="fmus_1.0_cs_win32_SimulationX_3.7.41138_Engine1b" table:display="true" table:show-details="true"/>
                <table:data-pilot-member table:name="fmus_1.0_cs_win32_SimulationX_3.7.41138_Rectifier" table:display="true" table:show-details="true"/>
                <table:data-pilot-member table:name="fmus_1.0_cs_win64_Adams_2017.2_ForkLift" table:display="true" table:show-details="true"/>
                <table:data-pilot-member table:name="fmus_1.0_cs_win64_Adams_2017.2_SpringMassDamper" table:display="true" table:show-details="true"/>
                <table:data-pilot-member table:name="fmus_1.0_cs_win64_Adams_2017.2_Valve" table:display="true" table:show-details="true"/>
                <table:data-pilot-member table:name="fmus_1.0_cs_win64_AMESim_13SL3_MIS_cs" table:display="true" table:show-details="true"/>
                <table:data-pilot-member table:name="fmus_1.0_cs_win64_AMESim_13SL3_steam_plant" table:display="true" table:show-details="true"/>
                <table:data-pilot-member table:name="fmus_1.0_cs_win64_AMESim_14_MIS_cs" table:display="true" table:show-details="true"/>
                <table:data-pilot-member table:name="fmus_1.0_cs_win64_AMESim_14_steam_plant" table:display="true" table:show-details="true"/>
                <table:data-pilot-member table:name="fmus_1.0_cs_win64_AMESim_15_ClassEAmplifier" table:display="true" table:show-details="true"/>
                <table:data-pilot-member table:name="fmus_1.0_cs_win64_AMESim_15_fuelrail_cs" table:display="true" table:show-details="true"/>
                <table:data-pilot-member table:name="fmus_1.0_cs_win64_AMESim_15_MIS_cs" table:display="true" table:show-details="true"/>
                <table:data-pilot-member table:name="fmus_1.0_cs_win64_ASim_2019FD01_Circle_SWC" table:display="true" table:show-details="true"/>
                <table:data-pilot-member table:name="fmus_1.0_cs_win64_ASim_2019FD01_Counter" table:display="true" table:show-details="true"/>
                <table:data-pilot-member table:name="fmus_1.0_cs_win64_ASim_2019FD01_Speed_SWC" table:display="true" table:show-details="true"/>
                <table:data-pilot-member table:name="fmus_1.0_cs_win64_CATIA_R2015x_BooleanNetwork1" table:display="true" table:show-details="true"/>
                <table:data-pilot-member table:name="fmus_1.0_cs_win64_CATIA_R2015x_ControlledTemperature" table:display="true" table:show-details="true"/>
                <table:data-pilot-member table:name="fmus_1.0_cs_win64_CATIA_R2015x_CoupledClutches" table:display="true" table:show-details="true"/>
                <table:data-pilot-member table:name="fmus_1.0_cs_win64_CATIA_R2015x_DFFREG" table:display="true" table:show-details="true"/>
                <table:data-pilot-member table:name="fmus_1.0_cs_win64_CATIA_R2015x_MixtureGases" table:display="true" table:show-details="true"/>
                <table:data-pilot-member table:name="fmus_1.0_cs_win64_CATIA_R2015x_Rectifier" table:display="true" table:show-details="true"/>
                <table:data-pilot-member table:name="fmus_1.0_cs_win64_CATIA_R2016x_BooleanNetwork1" table:display="true" table:show-details="true"/>
                <table:data-pilot-member table:name="fmus_1.0_cs_win64_CATIA_R2016x_ControlledTemperature" table:display="true" table:show-details="true"/>
                <table:data-pilot-member table:name="fmus_1.0_cs_win64_CATIA_R2016x_CoupledClutches" table:display="true" table:show-details="true"/>
                <table:data-pilot-member table:name="fmus_1.0_cs_win64_CATIA_R2016x_DFFREG" table:display="true" table:show-details="true"/>
                <table:data-pilot-member table:name="fmus_1.0_cs_win64_CATIA_R2016x_MixtureGases" table:display="true" table:show-details="true"/>
                <table:data-pilot-member table:name="fmus_1.0_cs_win64_CATIA_R2016x_Rectifier" table:display="true" table:show-details="true"/>
                <table:data-pilot-member table:name="fmus_1.0_cs_win64_ControlBuild_2015_FD01_Batch" table:display="true" table:show-details="true"/>
                <table:data-pilot-member table:name="fmus_1.0_cs_win64_ControlBuild_2015_FD01_Bottling_line" table:display="true" table:show-details="true"/>
                <table:data-pilot-member table:name="fmus_1.0_cs_win64_ControlBuild_2015_FD01_Drill" table:display="true" table:show-details="true"/>
                <table:data-pilot-member table:name="fmus_1.0_cs_win64_ControlBuild_2016_Batch" table:display="true" table:show-details="true"/>
                <table:data-pilot-member table:name="fmus_1.0_cs_win64_ControlBuild_2016_Bottling_line" table:display="true" table:show-details="true"/>
                <table:data-pilot-member table:name="fmus_1.0_cs_win64_ControlBuild_2016_Drill" table:display="true" table:show-details="true"/>
                <table:data-pilot-member table:name="fmus_1.0_cs_win64_DS_FMU_Export_from_Simulink_2.1_BouncingBalls_sf" table:display="true" table:show-details="true"/>
                <table:data-pilot-member table:name="fmus_1.0_cs_win64_DS_FMU_Export_from_Simulink_2.1_TestModel1_sf" table:display="true" table:show-details="true"/>
                <table:data-pilot-member table:name="fmus_1.0_cs_win64_DS_FMU_Export_from_Simulink_2.1_TriggeredSubsystems_sf" table:display="true" table:show-details="true"/>
                <table:data-pilot-member table:name="fmus_1.0_cs_win64_DS_FMU_Export_from_Simulink_2.1.1_BouncingBalls_sf" table:display="true" table:show-details="true"/>
                <table:data-pilot-member table:name="fmus_1.0_cs_win64_DS_FMU_Export_from_Simulink_2.1.1_TestModel1_sf" table:display="true" table:show-details="true"/>
                <table:data-pilot-member table:name="fmus_1.0_cs_win64_DS_FMU_Export_from_Simulink_2.1.1_TestModel2_sf" table:display="true" table:show-details="true"/>
                <table:data-pilot-member table:name="fmus_1.0_cs_win64_DS_FMU_Export_from_Simulink_2.1.1_TriggeredSubsystems_sf" table:display="true" table:show-details="true"/>
                <table:data-pilot-member table:name="fmus_1.0_cs_win64_DS_FMU_Export_from_Simulink_2.1.2_BouncingBalls_sf" table:display="true" table:show-details="true"/>
                <table:data-pilot-member table:name="fmus_1.0_cs_win64_DS_FMU_Export_from_Simulink_2.1.2_TestModel1_sf" table:display="true" table:show-details="true"/>
                <table:data-pilot-member table:name="fmus_1.0_cs_win64_DS_FMU_Export_from_Simulink_2.1.2_TestModel2_sf" table:display="true" table:show-details="true"/>
                <table:data-pilot-member table:name="fmus_1.0_cs_win64_DS_FMU_Export_from_Simulink_2.1.2_TriggeredSubsystems_sf" table:display="true" table:show-details="true"/>
                <table:data-pilot-member table:name="fmus_1.0_cs_win64_DS_FMU_Export_from_Simulink_2.2.0_BouncingBalls_sf" table:display="true" table:show-details="true"/>
                <table:data-pilot-member table:name="fmus_1.0_cs_win64_DS_FMU_Export_from_Simulink_2.2.0_TestModel1_sf" table:display="true" table:show-details="true"/>
                <table:data-pilot-member table:name="fmus_1.0_cs_win64_DS_FMU_Export_from_Simulink_2.2.0_TestModel2_sf" table:display="true" table:show-details="true"/>
                <table:data-pilot-member table:name="fmus_1.0_cs_win64_DS_FMU_Export_from_Simulink_2.2.0_TriggeredSubsystems_sf" table:display="true" table:show-details="true"/>
                <table:data-pilot-member table:name="fmus_1.0_cs_win64_DS_FMU_Export_from_Simulink_2.3.0_BouncingBalls_sf" table:display="true" table:show-details="true"/>
                <table:data-pilot-member table:name="fmus_1.0_cs_win64_DS_FMU_Export_from_Simulink_2.3.0_TestModel1_sf" table:display="true" table:show-details="true"/>
                <table:data-pilot-member table:name="fmus_1.0_cs_win64_DS_FMU_Export_from_Simulink_2.3.0_TestModel2_sf" table:display="true" table:show-details="true"/>
                <table:data-pilot-member table:name="fmus_1.0_cs_win64_DS_FMU_Export_from_Simulink_2.3.0_TriggeredSubsystems_sf" table:display="true" table:show-details="true"/>
                <table:data-pilot-member table:name="fmus_1.0_cs_win64_Dymola_2015_FD01_BooleanNetwork1" table:display="true" table:show-details="true"/>
                <table:data-pilot-member table:name="fmus_1.0_cs_win64_Dymola_2015_FD01_ControlledTemperature" table:display="true" table:show-details="true"/>
                <table:data-pilot-member table:name="fmus_1.0_cs_win64_Dymola_2015_FD01_CoupledClutches" table:display="true" table:show-details="true"/>
                <table:data-pilot-member table:name="fmus_1.0_cs_win64_Dymola_2015_FD01_DFFREG" table:display="true" table:show-details="true"/>
                <table:data-pilot-member table:name="fmus_1.0_cs_win64_Dymola_2015_FD01_fullRobot" table:display="true" table:show-details="true"/>
                <table:data-pilot-member table:name="fmus_1.0_cs_win64_Dymola_2015_FD01_MixtureGases" table:display="true" table:show-details="true"/>
                <table:data-pilot-member table:name="fmus_1.0_cs_win64_Dymola_2015_FD01_Rectifier" table:display="true" table:show-details="true"/>
                <table:data-pilot-member table:name="fmus_1.0_cs_win64_Dymola_2016_BooleanNetwork1" table:display="true" table:show-details="true"/>
                <table:data-pilot-member table:name="fmus_1.0_cs_win64_Dymola_2016_ControlledTemperature" table:display="true" table:show-details="true"/>
                <table:data-pilot-member table:name="fmus_1.0_cs_win64_Dymola_2016_CoupledClutches" table:display="true" table:show-details="true"/>
                <table:data-pilot-member table:name="fmus_1.0_cs_win64_Dymola_2016_DFFREG" table:display="true" table:show-details="true"/>
                <table:data-pilot-member table:name="fmus_1.0_cs_win64_Dymola_2016_MixtureGases" table:display="true" table:show-details="true"/>
                <table:data-pilot-member table:name="fmus_1.0_cs_win64_Dymola_2016_Rectifier" table:display="true" table:show-details="true"/>
                <table:data-pilot-member table:name="fmus_1.0_cs_win64_Dymola_2016FD01_BooleanNetwork1" table:display="true" table:show-details="true"/>
                <table:data-pilot-member table:name="fmus_1.0_cs_win64_Dymola_2016FD01_ControlledTemperature" table:display="true" table:show-details="true"/>
                <table:data-pilot-member table:name="fmus_1.0_cs_win64_Dymola_2016FD01_CoupledClutches" table:display="true" table:show-details="true"/>
                <table:data-pilot-member table:name="fmus_1.0_cs_win64_Dymola_2016FD01_DFFREG" table:display="true" table:show-details="true"/>
                <table:data-pilot-member table:name="fmus_1.0_cs_win64_Dymola_2016FD01_Engine1b" table:display="true" table:show-details="true"/>
                <table:data-pilot-member table:name="fmus_1.0_cs_win64_Dymola_2016FD01_fullRobot" table:display="true" table:show-details="true"/>
                <table:data-pilot-member table:name="fmus_1.0_cs_win64_Dymola_2016FD01_IntegerNetwork1" table:display="true" table:show-details="true"/>
                <table:data-pilot-member table:name="fmus_1.0_cs_win64_Dymola_2016FD01_MixtureGases" table:display="true" table:show-details="true"/>
                <table:data-pilot-member table:name="fmus_1.0_cs_win64_Dymola_2016FD01_Rectifier" table:display="true" table:show-details="true"/>
                <table:data-pilot-member table:name="fmus_1.0_cs_win64_Dymola_2017_BooleanNetwork1" table:display="true" table:show-details="true"/>
                <table:data-pilot-member table:name="fmus_1.0_cs_win64_Dymola_2017_ControlledTemperature" table:display="true" table:show-details="true"/>
                <table:data-pilot-member table:name="fmus_1.0_cs_win64_Dymola_2017_CoupledClutches" table:display="true" table:show-details="true"/>
                <table:data-pilot-member table:name="fmus_1.0_cs_win64_Dymola_2017_DFFREG" table:display="true" table:show-details="true"/>
                <table:data-pilot-member table:name="fmus_1.0_cs_win64_Dymola_2017_Engine1b" table:display="true" table:show-details="true"/>
                <table:data-pilot-member table:name="fmus_1.0_cs_win64_Dymola_2017_fullRobot" table:display="true" table:show-details="true"/>
                <table:data-pilot-member table:name="fmus_1.0_cs_win64_Dymola_2017_IntegerNetwork1" table:display="true" table:show-details="true"/>
                <table:data-pilot-member table:name="fmus_1.0_cs_win64_Dymola_2017_MixtureGases" table:display="true" table:show-details="true"/>
                <table:data-pilot-member table:name="fmus_1.0_cs_win64_Dymola_2017_Rectifier" table:display="true" table:show-details="true"/>
                <table:data-pilot-member table:name="fmus_1.0_cs_win64_Dymola_2019FD01_BooleanNetwork1" table:display="true" table:show-details="true"/>
                <table:data-pilot-member table:name="fmus_1.0_cs_win64_Dymola_2019FD01_ControlledTemperature" table:display="true" table:show-details="true"/>
                <table:data-pilot-member table:name="fmus_1.0_cs_win64_Dymola_2019FD01_CoupledClutches" table:display="true" table:show-details="true"/>
                <table:data-pilot-member table:name="fmus_1.0_cs_win64_Dymola_2019FD01_DFFREG" table:display="true" table:show-details="true"/>
                <table:data-pilot-member table:name="fmus_1.0_cs_win64_Dymola_2019FD01_Engine1b" table:display="true" table:show-details="true"/>
                <table:data-pilot-member table:name="fmus_1.0_cs_win64_Dymola_2019FD01_fullRobot" table:display="true" table:show-details="true"/>
                <table:data-pilot-member table:name="fmus_1.0_cs_win64_Dymola_2019FD01_IntegerNetwork1" table:display="true" table:show-details="true"/>
                <table:data-pilot-member table:name="fmus_1.0_cs_win64_Dymola_2019FD01_MixtureGases" table:display="true" table:show-details="true"/>
                <table:data-pilot-member table:name="fmus_1.0_cs_win64_Dymola_2019FD01_Rectifier" table:display="true" table:show-details="true"/>
                <table:data-pilot-member table:name="fmus_1.0_cs_win64_Easy5_2017.1_Linear_Pos" table:display="true" table:show-details="true"/>
                <table:data-pilot-member table:name="fmus_1.0_cs_win64_Easy5_2017.1_PneumaticActuator" table:display="true" table:show-details="true"/>
                <table:data-pilot-member table:name="fmus_1.0_cs_win64_Easy5_2017.1_VanDerPol" table:display="true" table:show-details="true"/>
                <table:data-pilot-member table:name="fmus_1.0_cs_win64_FMIToolbox_MATLAB_2.1_Continuous" table:display="true" table:show-details="true"/>
                <table:data-pilot-member table:name="fmus_1.0_cs_win64_FMIToolbox_MATLAB_2.1_Discontinuities" table:display="true" table:show-details="true"/>
                <table:data-pilot-member table:name="fmus_1.0_cs_win64_FMIToolbox_MATLAB_2.1_EmbeddedCode" table:display="true" table:show-details="true"/>
                <table:data-pilot-member table:name="fmus_1.0_cs_win64_FMIToolbox_MATLAB_2.1_IntegrateSignal" table:display="true" table:show-details="true"/>
                <table:data-pilot-member table:name="fmus_1.0_cs_win64_FMIToolbox_MATLAB_2.1_Signal_Attributes" table:display="true" table:show-details="true"/>
                <table:data-pilot-member table:name="fmus_1.0_cs_win64_FMIToolbox_MATLAB_2.3_Continuous" table:display="true" table:show-details="true"/>
                <table:data-pilot-member table:name="fmus_1.0_cs_win64_FMIToolbox_MATLAB_2.3_Discontinuities" table:display="true" table:show-details="true"/>
                <table:data-pilot-member table:name="fmus_1.0_cs_win64_FMIToolbox_MATLAB_2.3_EmbeddedCode" table:display="true" table:show-details="true"/>
                <table:data-pilot-member table:name="fmus_1.0_cs_win64_FMIToolbox_MATLAB_2.3_IntegrateSignal" table:display="true" table:show-details="true"/>
                <table:data-pilot-member table:name="fmus_1.0_cs_win64_MapleSim_2015.2_ControlledTemperature" table:display="true" table:show-details="true"/>
                <table:data-pilot-member table:name="fmus_1.0_cs_win64_MapleSim_2015.2_CoupledClutches" table:display="true" table:show-details="true"/>
                <table:data-pilot-member table:name="fmus_1.0_cs_win64_MapleSim_2015.2_Rectifier" table:display="true" table:show-details="true"/>
                <table:data-pilot-member table:name="fmus_1.0_cs_win64_MapleSim_2016.1_ControlledTemperature" table:display="true" table:show-details="true"/>
                <table:data-pilot-member table:name="fmus_1.0_cs_win64_MapleSim_2016.1_CoupledClutches" table:display="true" table:show-details="true"/>
                <table:data-pilot-member table:name="fmus_1.0_cs_win64_MapleSim_2016.1_Rectifier" table:display="true" table:show-details="true"/>
                <table:data-pilot-member table:name="fmus_1.0_cs_win64_MapleSim_2016.2_ControlledTemperature" table:display="true" table:show-details="true"/>
                <table:data-pilot-member table:name="fmus_1.0_cs_win64_MapleSim_2016.2_CoupledClutches" table:display="true" table:show-details="true"/>
                <table:data-pilot-member table:name="fmus_1.0_cs_win64_MapleSim_2016.2_Rectifier" table:display="true" table:show-details="true"/>
                <table:data-pilot-member table:name="fmus_1.0_cs_win64_MapleSim_2018_ControlledTemperature" table:display="true" table:show-details="true"/>
                <table:data-pilot-member table:name="fmus_1.0_cs_win64_MapleSim_2018_CoupledClutches" table:display="true" table:show-details="true"/>
                <table:data-pilot-member table:name="fmus_1.0_cs_win64_MapleSim_2018_Rectifier" table:display="true" table:show-details="true"/>
                <table:data-pilot-member table:name="fmus_1.0_cs_win64_MWorks_2016_BooleanNetwork1" table:display="true" table:show-details="true"/>
                <table:data-pilot-member table:name="fmus_1.0_cs_win64_MWorks_2016_BouncingBall" table:display="true" table:show-details="true"/>
                <table:data-pilot-member table:name="fmus_1.0_cs_win64_MWorks_2016_ControlledTemperature" table:display="true" table:show-details="true"/>
                <table:data-pilot-member table:name="fmus_1.0_cs_win64_MWorks_2016_CoupledClutches" table:display="true" table:show-details="true"/>
                <table:data-pilot-member table:name="fmus_1.0_cs_win64_MWorks_2016_DFFREG" table:display="true" table:show-details="true"/>
                <table:data-pilot-member table:name="fmus_1.0_cs_win64_MWorks_2016_fullRobot" table:display="true" table:show-details="true"/>
                <table:data-pilot-member table:name="fmus_1.0_cs_win64_MWorks_2016_MixtureGases" table:display="true" table:show-details="true"/>
                <table:data-pilot-member table:name="fmus_1.0_cs_win64_MWorks_2016_Rectifier" table:display="true" table:show-details="true"/>
                <table:data-pilot-member table:name="fmus_1.0_cs_win64_Silver_3.3_Compute" table:display="true" table:show-details="true"/>
                <table:data-pilot-member table:name="fmus_1.0_cs_win64_Silver_3.3_egs" table:display="true" table:show-details="true"/>
                <table:data-pilot-member table:name="fmus_1.0_cs_win64_Silver_3.3_Lights_Control" table:display="true" table:show-details="true"/>
                <table:data-pilot-member table:name="fmus_1.0_cs_win64_Silver_3.5_Compute" table:display="true" table:show-details="true"/>
                <table:data-pilot-member table:name="fmus_1.0_cs_win64_Silver_3.5_egs" table:display="true" table:show-details="true"/>
                <table:data-pilot-member table:name="fmus_1.0_cs_win64_Silver_3.5_lights_control" table:display="true" table:show-details="true"/>
                <table:data-pilot-member table:name="fmus_1.0_cs_win64_SimulationX_3.6_ControlledTemperature" table:display="true" table:show-details="true"/>
                <table:data-pilot-member table:name="fmus_1.0_cs_win64_SimulationX_3.6_CoupledClutches" table:display="true" table:show-details="true"/>
                <table:data-pilot-member table:name="fmus_1.0_cs_win64_SimulationX_3.6_DFFREG" table:display="true" table:show-details="true"/>
                <table:data-pilot-member table:name="fmus_1.0_cs_win64_SimulationX_3.6_Engine1b" table:display="true" table:show-details="true"/>
                <table:data-pilot-member table:name="fmus_1.0_cs_win64_SimulationX_3.6_Rectifier" table:display="true" table:show-details="true"/>
                <table:data-pilot-member table:name="fmus_1.0_cs_win64_SimulationX_3.7.41138_ControlledTemperature" table:display="true" table:show-details="true"/>
                <table:data-pilot-member table:name="fmus_1.0_cs_win64_SimulationX_3.7.41138_CoupledClutches" table:display="true" table:show-details="true"/>
                <table:data-pilot-member table:name="fmus_1.0_cs_win64_SimulationX_3.7.41138_DoublePendulum" table:display="true" table:show-details="true"/>
                <table:data-pilot-member table:name="fmus_1.0_cs_win64_SimulationX_3.7.41138_Engine1b" table:display="true" table:show-details="true"/>
                <table:data-pilot-member table:name="fmus_1.0_cs_win64_SimulationX_3.7.41138_Rectifier" table:display="true" table:show-details="true"/>
                <table:data-pilot-member table:name="fmus_1.0_cs_win64_Test-FMUs_0.0.1_BouncingBall" table:display="true" table:show-details="true"/>
                <table:data-pilot-member table:name="fmus_1.0_cs_win64_Test-FMUs_0.0.1_Dahlquist" table:display="true" table:show-details="true"/>
                <table:data-pilot-member table:name="fmus_1.0_cs_win64_Test-FMUs_0.0.1_Resource" table:display="true" table:show-details="true"/>
                <table:data-pilot-member table:name="fmus_1.0_cs_win64_Test-FMUs_0.0.1_Stair" table:display="true" table:show-details="true"/>
                <table:data-pilot-member table:name="fmus_1.0_cs_win64_Test-FMUs_0.0.1_VanDerPol" table:display="true" table:show-details="true"/>
                <table:data-pilot-member table:name="fmus_1.0_cs_win64_Test-FMUs_0.0.2_BouncingBall" table:display="true" table:show-details="true"/>
                <table:data-pilot-member table:name="fmus_1.0_cs_win64_Test-FMUs_0.0.2_Dahlquist" table:display="true" table:show-details="true"/>
                <table:data-pilot-member table:name="fmus_1.0_cs_win64_Test-FMUs_0.0.2_Resource" table:display="true" table:show-details="true"/>
                <table:data-pilot-member table:name="fmus_1.0_cs_win64_Test-FMUs_0.0.2_Stair" table:display="true" table:show-details="true"/>
                <table:data-pilot-member table:name="fmus_1.0_cs_win64_Test-FMUs_0.0.2_VanDerPol" table:display="true" table:show-details="true"/>
                <table:data-pilot-member table:name="fmus_2.0_cs_arm-linux-gnueabi_OpenModelica_v1.11.0_FmuExportCrossCompile" table:display="true" table:show-details="true"/>
                <table:data-pilot-member table:name="fmus_2.0_cs_arm-linux-gnueabi_OpenModelica_v1.11.0_RoomHeating_OM_RH" table:display="true" table:show-details="true"/>
                <table:data-pilot-member table:name="fmus_2.0_cs_arm-linux-gnueabi_OpenModelica_v1.11.0_WaterTank_Control" table:display="true" table:show-details="true"/>
                <table:data-pilot-member table:name="fmus_2.0_cs_arm-linux-gnueabi_OpenModelica_v1.11.0_WaterTank_TestSingleWaterTank" table:display="true" table:show-details="true"/>
                <table:data-pilot-member table:name="fmus_2.0_cs_c-code_CATIA_R2015x_BooleanNetwork1" table:display="true" table:show-details="true"/>
                <table:data-pilot-member table:name="fmus_2.0_cs_c-code_CATIA_R2015x_ControlledTemperature" table:display="true" table:show-details="true"/>
                <table:data-pilot-member table:name="fmus_2.0_cs_c-code_CATIA_R2015x_CoupledClutches" table:display="true" table:show-details="true"/>
                <table:data-pilot-member table:name="fmus_2.0_cs_c-code_CATIA_R2015x_DFFREG" table:display="true" table:show-details="true"/>
                <table:data-pilot-member table:name="fmus_2.0_cs_c-code_CATIA_R2015x_Rectifier" table:display="true" table:show-details="true"/>
                <table:data-pilot-member table:name="fmus_2.0_cs_c-code_dSPACE_TargetLink_Release_2017-B_Fmucontroller" table:display="true" table:show-details="true"/>
                <table:data-pilot-member table:name="fmus_2.0_cs_c-code_dSPACE_TargetLink_Release_2017-B_Fmufuelratecontroller" table:display="true" table:show-details="true"/>
                <table:data-pilot-member table:name="fmus_2.0_cs_c-code_dSPACE_TargetLink_Release_2017-B_FmuTL_VelocityController" table:display="true" table:show-details="true"/>
                <table:data-pilot-member table:name="fmus_2.0_cs_c-code_dSPACE_TargetLink_Release_2018-B_Fmucontroller" table:display="true" table:show-details="true"/>
                <table:data-pilot-member table:name="fmus_2.0_cs_c-code_dSPACE_TargetLink_Release_2018-B_Fmufuelratecontroller" table:display="true" table:show-details="true"/>
                <table:data-pilot-member table:name="fmus_2.0_cs_c-code_dSPACE_TargetLink_Release_2018-B_FmuTL_VelocityController" table:display="true" table:show-details="true"/>
                <table:data-pilot-member table:name="fmus_2.0_cs_c-code_Dymola_2015FD01_BooleanNetwork1" table:display="true" table:show-details="true"/>
                <table:data-pilot-member table:name="fmus_2.0_cs_c-code_Dymola_2015FD01_ControlledTemperature" table:display="true" table:show-details="true"/>
                <table:data-pilot-member table:name="fmus_2.0_cs_c-code_Dymola_2015FD01_CoupledClutches" table:display="true" table:show-details="true"/>
                <table:data-pilot-member table:name="fmus_2.0_cs_c-code_Dymola_2015FD01_DFFREG" table:display="true" table:show-details="true"/>
                <table:data-pilot-member table:name="fmus_2.0_cs_c-code_Dymola_2015FD01_IntegerNetwork1" table:display="true" table:show-details="true"/>
                <table:data-pilot-member table:name="fmus_2.0_cs_c-code_Dymola_2016_BooleanNetwork1" table:display="true" table:show-details="true"/>
                <table:data-pilot-member table:name="fmus_2.0_cs_c-code_Dymola_2016_ControlledTemperature" table:display="true" table:show-details="true"/>
                <table:data-pilot-member table:name="fmus_2.0_cs_c-code_Dymola_2016_CoupledClutches" table:display="true" table:show-details="true"/>
                <table:data-pilot-member table:name="fmus_2.0_cs_c-code_Dymola_2016_DFFREG" table:display="true" table:show-details="true"/>
                <table:data-pilot-member table:name="fmus_2.0_cs_c-code_Dymola_2016FD01_BooleanNetwork1" table:display="true" table:show-details="true"/>
                <table:data-pilot-member table:name="fmus_2.0_cs_c-code_Dymola_2016FD01_ControlledTemperature" table:display="true" table:show-details="true"/>
                <table:data-pilot-member table:name="fmus_2.0_cs_c-code_Dymola_2016FD01_CoupledClutches" table:display="true" table:show-details="true"/>
                <table:data-pilot-member table:name="fmus_2.0_cs_c-code_Dymola_2016FD01_DFFREG" table:display="true" table:show-details="true"/>
                <table:data-pilot-member table:name="fmus_2.0_cs_c-code_Dymola_2016FD01_IntegerNetwork1" table:display="true" table:show-details="true"/>
                <table:data-pilot-member table:name="fmus_2.0_cs_c-code_Dymola_2017_BooleanNetwork1" table:display="true" table:show-details="true"/>
                <table:data-pilot-member table:name="fmus_2.0_cs_c-code_Dymola_2017_ControlledTemperature" table:display="true" table:show-details="true"/>
                <table:data-pilot-member table:name="fmus_2.0_cs_c-code_Dymola_2017_CoupledClutches" table:display="true" table:show-details="true"/>
                <table:data-pilot-member table:name="fmus_2.0_cs_c-code_Dymola_2017_DFFREG" table:display="true" table:show-details="true"/>
                <table:data-pilot-member table:name="fmus_2.0_cs_c-code_Dymola_2017_IntegerNetwork1" table:display="true" table:show-details="true"/>
                <table:data-pilot-member table:name="fmus_2.0_cs_c-code_Dymola_2017_MixtureGases" table:display="true" table:show-details="true"/>
                <table:data-pilot-member table:name="fmus_2.0_cs_c-code_Dymola_2019FD01_BooleanNetwork1" table:display="true" table:show-details="true"/>
                <table:data-pilot-member table:name="fmus_2.0_cs_c-code_Dymola_2019FD01_ControlledTemperature" table:display="true" table:show-details="true"/>
                <table:data-pilot-member table:name="fmus_2.0_cs_c-code_Dymola_2019FD01_CoupledClutches" table:display="true" table:show-details="true"/>
                <table:data-pilot-member table:name="fmus_2.0_cs_c-code_Dymola_2019FD01_DFFREG" table:display="true" table:show-details="true"/>
                <table:data-pilot-member table:name="fmus_2.0_cs_c-code_Dymola_2019FD01_Engine1b" table:display="true" table:show-details="true"/>
                <table:data-pilot-member table:name="fmus_2.0_cs_c-code_Dymola_2019FD01_IntegerNetwork1" table:display="true" table:show-details="true"/>
                <table:data-pilot-member table:name="fmus_2.0_cs_c-code_Dymola_2019FD01_MixtureGases" table:display="true" table:show-details="true"/>
                <table:data-pilot-member table:name="fmus_2.0_cs_c-code_MapleSim_2015.1_ControlledTemperature" table:display="true" table:show-details="true"/>
                <table:data-pilot-member table:name="fmus_2.0_cs_c-code_MapleSim_2015.1_CoupledClutches" table:display="true" table:show-details="true"/>
                <table:data-pilot-member table:name="fmus_2.0_cs_c-code_MapleSim_2015.1_Rectifier" table:display="true" table:show-details="true"/>
                <table:data-pilot-member table:name="fmus_2.0_cs_c-code_MapleSim_2015.2_ControlledTemperature" table:display="true" table:show-details="true"/>
                <table:data-pilot-member table:name="fmus_2.0_cs_c-code_MapleSim_2015.2_CoupledClutches" table:display="true" table:show-details="true"/>
                <table:data-pilot-member table:name="fmus_2.0_cs_c-code_MapleSim_2015.2_Rectifier" table:display="true" table:show-details="true"/>
                <table:data-pilot-member table:name="fmus_2.0_cs_c-code_MapleSim_2016.1_ControlledTemperature" table:display="true" table:show-details="true"/>
                <table:data-pilot-member table:name="fmus_2.0_cs_c-code_MapleSim_2016.1_CoupledClutches" table:display="true" table:show-details="true"/>
                <table:data-pilot-member table:name="fmus_2.0_cs_c-code_MapleSim_2016.1_Rectifier" table:display="true" table:show-details="true"/>
                <table:data-pilot-member table:name="fmus_2.0_cs_c-code_MapleSim_2016.2_ControlledTemperature" table:display="true" table:show-details="true"/>
                <table:data-pilot-member table:name="fmus_2.0_cs_c-code_MapleSim_2016.2_CoupledClutches" table:display="true" table:show-details="true"/>
                <table:data-pilot-member table:name="fmus_2.0_cs_c-code_MapleSim_2016.2_Rectifier" table:display="true" table:show-details="true"/>
                <table:data-pilot-member table:name="fmus_2.0_cs_c-code_MapleSim_2018_ControlledTemperature" table:display="true" table:show-details="true"/>
                <table:data-pilot-member table:name="fmus_2.0_cs_c-code_MapleSim_2018_CoupledClutches" table:display="true" table:show-details="true"/>
                <table:data-pilot-member table:name="fmus_2.0_cs_c-code_MapleSim_2018_Rectifier" table:display="true" table:show-details="true"/>
                <table:data-pilot-member table:name="fmus_2.0_cs_c-code_Test-FMUs_0.0.2_BouncingBall" table:display="true" table:show-details="true"/>
                <table:data-pilot-member table:name="fmus_2.0_cs_c-code_Test-FMUs_0.0.2_Dahlquist" table:display="true" table:show-details="true"/>
                <table:data-pilot-member table:name="fmus_2.0_cs_c-code_Test-FMUs_0.0.2_Feedthrough" table:display="true" table:show-details="true"/>
                <table:data-pilot-member table:name="fmus_2.0_cs_c-code_Test-FMUs_0.0.2_Resource" table:display="true" table:show-details="true"/>
                <table:data-pilot-member table:name="fmus_2.0_cs_c-code_Test-FMUs_0.0.2_Stair" table:display="true" table:show-details="true"/>
                <table:data-pilot-member table:name="fmus_2.0_cs_c-code_Test-FMUs_0.0.2_VanDerPol" table:display="true" table:show-details="true"/>
                <table:data-pilot-member table:name="fmus_2.0_cs_darwin64_20sim_4.6.4.8004_TorsionBar" table:display="true" table:show-details="true"/>
                <table:data-pilot-member table:name="fmus_2.0_cs_darwin64_MapleSim_2015.1_ControlledTemperature" table:display="true" table:show-details="true"/>
                <table:data-pilot-member table:name="fmus_2.0_cs_darwin64_MapleSim_2015.1_CoupledClutches" table:display="true" table:show-details="true"/>
                <table:data-pilot-member table:name="fmus_2.0_cs_darwin64_MapleSim_2015.1_Rectifier" table:display="true" table:show-details="true"/>
                <table:data-pilot-member table:name="fmus_2.0_cs_darwin64_MapleSim_2015.2_ControlledTemperature" table:display="true" table:show-details="true"/>
                <table:data-pilot-member table:name="fmus_2.0_cs_darwin64_MapleSim_2015.2_CoupledClutches" table:display="true" table:show-details="true"/>
                <table:data-pilot-member table:name="fmus_2.0_cs_darwin64_MapleSim_2015.2_Rectifier" table:display="true" table:show-details="true"/>
                <table:data-pilot-member table:name="fmus_2.0_cs_darwin64_MapleSim_2016.1_ControlledTemperature" table:display="true" table:show-details="true"/>
                <table:data-pilot-member table:name="fmus_2.0_cs_darwin64_MapleSim_2016.1_CoupledClutches" table:display="true" table:show-details="true"/>
                <table:data-pilot-member table:name="fmus_2.0_cs_darwin64_MapleSim_2016.1_Rectifier" table:display="true" table:show-details="true"/>
                <table:data-pilot-member table:name="fmus_2.0_cs_darwin64_MapleSim_2016.2_ControlledTemperature" table:display="true" table:show-details="true"/>
                <table:data-pilot-member table:name="fmus_2.0_cs_darwin64_MapleSim_2016.2_CoupledClutches" table:display="true" table:show-details="true"/>
                <table:data-pilot-member table:name="fmus_2.0_cs_darwin64_MapleSim_2016.2_Rectifier" table:display="true" table:show-details="true"/>
                <table:data-pilot-member table:name="fmus_2.0_cs_darwin64_MapleSim_2018_ControlledTemperature" table:display="true" table:show-details="true"/>
                <table:data-pilot-member table:name="fmus_2.0_cs_darwin64_MapleSim_2018_CoupledClutches" table:display="true" table:show-details="true"/>
                <table:data-pilot-member table:name="fmus_2.0_cs_darwin64_MapleSim_2018_Rectifier" table:display="true" table:show-details="true"/>
                <table:data-pilot-member table:name="fmus_2.0_cs_darwin64_MapleSim_7.01_ControlledTemperature" table:display="true" table:show-details="true"/>
                <table:data-pilot-member table:name="fmus_2.0_cs_darwin64_Test-FMUs_0.0.1_BouncingBall" table:display="true" table:show-details="true"/>
                <table:data-pilot-member table:name="fmus_2.0_cs_darwin64_Test-FMUs_0.0.1_Dahlquist" table:display="true" table:show-details="true"/>
                <table:data-pilot-member table:name="fmus_2.0_cs_darwin64_Test-FMUs_0.0.1_Feedthrough" table:display="true" table:show-details="true"/>
                <table:data-pilot-member table:name="fmus_2.0_cs_darwin64_Test-FMUs_0.0.1_Resource" table:display="true" table:show-details="true"/>
                <table:data-pilot-member table:name="fmus_2.0_cs_darwin64_Test-FMUs_0.0.1_Stair" table:display="true" table:show-details="true"/>
                <table:data-pilot-member table:name="fmus_2.0_cs_darwin64_Test-FMUs_0.0.1_VanDerPol" table:display="true" table:show-details="true"/>
                <table:data-pilot-member table:name="fmus_2.0_cs_darwin64_Test-FMUs_0.0.2_BouncingBall" table:display="true" table:show-details="true"/>
                <table:data-pilot-member table:name="fmus_2.0_cs_darwin64_Test-FMUs_0.0.2_Dahlquist" table:display="true" table:show-details="true"/>
                <table:data-pilot-member table:name="fmus_2.0_cs_darwin64_Test-FMUs_0.0.2_Feedthrough" table:display="true" table:show-details="true"/>
                <table:data-pilot-member table:name="fmus_2.0_cs_darwin64_Test-FMUs_0.0.2_Resource" table:display="true" table:show-details="true"/>
                <table:data-pilot-member table:name="fmus_2.0_cs_darwin64_Test-FMUs_0.0.2_Stair" table:display="true" table:show-details="true"/>
                <table:data-pilot-member table:name="fmus_2.0_cs_darwin64_Test-FMUs_0.0.2_VanDerPol" table:display="true" table:show-details="true"/>
                <table:data-pilot-member table:name="fmus_2.0_cs_linux32_20sim_4.6.4.8004_TorsionBar" table:display="true" table:show-details="true"/>
                <table:data-pilot-member table:name="fmus_2.0_cs_linux32_AMESim_15_ClassEAmplifier" table:display="true" table:show-details="true"/>
                <table:data-pilot-member table:name="fmus_2.0_cs_linux32_AMESim_15_fuelrail_cs" table:display="true" table:show-details="true"/>
                <table:data-pilot-member table:name="fmus_2.0_cs_linux32_AMESim_15_MIS_cs" table:display="true" table:show-details="true"/>
                <table:data-pilot-member table:name="fmus_2.0_cs_linux32_MapleSim_2015.1_ControlledTemperature" table:display="true" table:show-details="true"/>
                <table:data-pilot-member table:name="fmus_2.0_cs_linux32_MapleSim_2015.1_CoupledClutches" table:display="true" table:show-details="true"/>
                <table:data-pilot-member table:name="fmus_2.0_cs_linux32_MapleSim_2015.1_Rectifier" table:display="true" table:show-details="true"/>
                <table:data-pilot-member table:name="fmus_2.0_cs_linux32_MapleSim_2015.2_ControlledTemperature" table:display="true" table:show-details="true"/>
                <table:data-pilot-member table:name="fmus_2.0_cs_linux32_MapleSim_2015.2_CoupledClutches" table:display="true" table:show-details="true"/>
                <table:data-pilot-member table:name="fmus_2.0_cs_linux32_MapleSim_2015.2_Rectifier" table:display="true" table:show-details="true"/>
                <table:data-pilot-member table:name="fmus_2.0_cs_linux32_MapleSim_7.01_ControlledTemperature" table:display="true" table:show-details="true"/>
                <table:data-pilot-member table:name="fmus_2.0_cs_linux64_20sim_4.6.4.8004_TorsionBar" table:display="true" table:show-details="true"/>
                <table:data-pilot-member table:name="fmus_2.0_cs_linux64_AMESim_15_ClassEAmplifier" table:display="true" table:show-details="true"/>
                <table:data-pilot-member table:name="fmus_2.0_cs_linux64_AMESim_15_fuelrail_cs" table:display="true" table:show-details="true"/>
                <table:data-pilot-member table:name="fmus_2.0_cs_linux64_AMESim_15_MIS_cs" table:display="true" table:show-details="true"/>
                <table:data-pilot-member table:name="fmus_2.0_cs_linux64_EDALab_HIFSuite_2017.05_antlia_b01" table:display="true" table:show-details="true"/>
                <table:data-pilot-member table:name="fmus_2.0_cs_linux64_EDALab_HIFSuite_2017.05_antlia_des56_original" table:display="true" table:show-details="true"/>
                <table:data-pilot-member table:name="fmus_2.0_cs_linux64_EDALab_HIFSuite_2017.05_antlia_m6502" table:display="true" table:show-details="true"/>
                <table:data-pilot-member table:name="fmus_2.0_cs_linux64_EDALab_HIFSuite_2017.05_antlia_uart" table:display="true" table:show-details="true"/>
                <table:data-pilot-member table:name="fmus_2.0_cs_linux64_JModelica.org_1.15_CauerLowPassAnalog" table:display="true" table:show-details="true"/>
                <table:data-pilot-member table:name="fmus_2.0_cs_linux64_JModelica.org_1.15_ControlledTemperature" table:display="true" table:show-details="true"/>
                <table:data-pilot-member table:name="fmus_2.0_cs_linux64_JModelica.org_1.15_CoupledClutches" table:display="true" table:show-details="true"/>
                <table:data-pilot-member table:name="fmus_2.0_cs_linux64_JModelica.org_1.15_PID_Controller" table:display="true" table:show-details="true"/>
                <table:data-pilot-member table:name="fmus_2.0_cs_linux64_MapleSim_2015.1_ControlledTemperature" table:display="true" table:show-details="true"/>
                <table:data-pilot-member table:name="fmus_2.0_cs_linux64_MapleSim_2015.1_CoupledClutches" table:display="true" table:show-details="true"/>
                <table:data-pilot-member table:name="fmus_2.0_cs_linux64_MapleSim_2015.1_Rectifier" table:display="true" table:show-details="true"/>
                <table:data-pilot-member table:name="fmus_2.0_cs_linux64_MapleSim_2015.2_ControlledTemperature" table:display="true" table:show-details="true"/>
                <table:data-pilot-member table:name="fmus_2.0_cs_linux64_MapleSim_2015.2_CoupledClutches" table:display="true" table:show-details="true"/>
                <table:data-pilot-member table:name="fmus_2.0_cs_linux64_MapleSim_2015.2_Rectifier" table:display="true" table:show-details="true"/>
                <table:data-pilot-member table:name="fmus_2.0_cs_linux64_MapleSim_2016.1_ControlledTemperature" table:display="true" table:show-details="true"/>
                <table:data-pilot-member table:name="fmus_2.0_cs_linux64_MapleSim_2016.1_CoupledClutches" table:display="true" table:show-details="true"/>
                <table:data-pilot-member table:name="fmus_2.0_cs_linux64_MapleSim_2016.1_Rectifier" table:display="true" table:show-details="true"/>
                <table:data-pilot-member table:name="fmus_2.0_cs_linux64_MapleSim_2016.2_ControlledTemperature" table:display="true" table:show-details="true"/>
                <table:data-pilot-member table:name="fmus_2.0_cs_linux64_MapleSim_2016.2_CoupledClutches" table:display="true" table:show-details="true"/>
                <table:data-pilot-member table:name="fmus_2.0_cs_linux64_MapleSim_2016.2_Rectifier" table:display="true" table:show-details="true"/>
                <table:data-pilot-member table:name="fmus_2.0_cs_linux64_MapleSim_2018_ControlledTemperature" table:display="true" table:show-details="true"/>
                <table:data-pilot-member table:name="fmus_2.0_cs_linux64_MapleSim_2018_CoupledClutches" table:display="true" table:show-details="true"/>
                <table:data-pilot-member table:name="fmus_2.0_cs_linux64_MapleSim_2018_Rectifier" table:display="true" table:show-details="true"/>
                <table:data-pilot-member table:name="fmus_2.0_cs_linux64_MapleSim_7.01_ControlledTemperature" table:display="true" table:show-details="true"/>
                <table:data-pilot-member table:name="fmus_2.0_cs_linux64_Test-FMUs_0.0.1_BouncingBall" table:display="true" table:show-details="true"/>
                <table:data-pilot-member table:name="fmus_2.0_cs_linux64_Test-FMUs_0.0.1_Dahlquist" table:display="true" table:show-details="true"/>
                <table:data-pilot-member table:name="fmus_2.0_cs_linux64_Test-FMUs_0.0.1_Feedthrough" table:display="true" table:show-details="true"/>
                <table:data-pilot-member table:name="fmus_2.0_cs_linux64_Test-FMUs_0.0.1_Resource" table:display="true" table:show-details="true"/>
                <table:data-pilot-member table:name="fmus_2.0_cs_linux64_Test-FMUs_0.0.1_Stair" table:display="true" table:show-details="true"/>
                <table:data-pilot-member table:name="fmus_2.0_cs_linux64_Test-FMUs_0.0.1_VanDerPol" table:display="true" table:show-details="true"/>
                <table:data-pilot-member table:name="fmus_2.0_cs_linux64_Test-FMUs_0.0.2_BouncingBall" table:display="true" table:show-details="true"/>
                <table:data-pilot-member table:name="fmus_2.0_cs_linux64_Test-FMUs_0.0.2_Dahlquist" table:display="true" table:show-details="true"/>
                <table:data-pilot-member table:name="fmus_2.0_cs_linux64_Test-FMUs_0.0.2_Feedthrough" table:display="true" table:show-details="true"/>
                <table:data-pilot-member table:name="fmus_2.0_cs_linux64_Test-FMUs_0.0.2_Resource" table:display="true" table:show-details="true"/>
                <table:data-pilot-member table:name="fmus_2.0_cs_linux64_Test-FMUs_0.0.2_Stair" table:display="true" table:show-details="true"/>
                <table:data-pilot-member table:name="fmus_2.0_cs_linux64_Test-FMUs_0.0.2_VanDerPol" table:display="true" table:show-details="true"/>
                <table:data-pilot-member table:name="fmus_2.0_cs_win32_20sim_4.6.4.8004_TorsionBar" table:display="true" table:show-details="true"/>
                <table:data-pilot-member table:name="fmus_2.0_cs_win32_AMESim_15_ClassEAmplifier" table:display="true" table:show-details="true"/>
                <table:data-pilot-member table:name="fmus_2.0_cs_win32_AMESim_15_fuelrail_cs" table:display="true" table:show-details="true"/>
                <table:data-pilot-member table:name="fmus_2.0_cs_win32_AMESim_15_MIS_cs" table:display="true" table:show-details="true"/>
                <table:data-pilot-member table:name="fmus_2.0_cs_win32_ASim_2017_Counter" table:display="true" table:show-details="true"/>
                <table:data-pilot-member table:name="fmus_2.0_cs_win32_CATIA_R2015x_BooleanNetwork1" table:display="true" table:show-details="true"/>
                <table:data-pilot-member table:name="fmus_2.0_cs_win32_CATIA_R2015x_ControlledTemperature" table:display="true" table:show-details="true"/>
                <table:data-pilot-member table:name="fmus_2.0_cs_win32_CATIA_R2015x_CoupledClutches" table:display="true" table:show-details="true"/>
                <table:data-pilot-member table:name="fmus_2.0_cs_win32_CATIA_R2015x_DFFREG" table:display="true" table:show-details="true"/>
                <table:data-pilot-member table:name="fmus_2.0_cs_win32_CATIA_R2015x_Rectifier" table:display="true" table:show-details="true"/>
                <table:data-pilot-member table:name="fmus_2.0_cs_win32_CATIA_R2016x_BooleanNetwork1" table:display="true" table:show-details="true"/>
                <table:data-pilot-member table:name="fmus_2.0_cs_win32_CATIA_R2016x_ControlledTemperature" table:display="true" table:show-details="true"/>
                <table:data-pilot-member table:name="fmus_2.0_cs_win32_CATIA_R2016x_CoupledClutches" table:display="true" table:show-details="true"/>
                <table:data-pilot-member table:name="fmus_2.0_cs_win32_CATIA_R2016x_DFFREG" table:display="true" table:show-details="true"/>
                <table:data-pilot-member table:name="fmus_2.0_cs_win32_CATIA_R2016x_MixtureGases" table:display="true" table:show-details="true"/>
                <table:data-pilot-member table:name="fmus_2.0_cs_win32_CATIA_R2016x_Rectifier" table:display="true" table:show-details="true"/>
                <table:data-pilot-member table:name="fmus_2.0_cs_win32_DS_FMU_Export_from_Simulink_2.1_BouncingBalls_sf" table:display="true" table:show-details="true"/>
                <table:data-pilot-member table:name="fmus_2.0_cs_win32_DS_FMU_Export_from_Simulink_2.1_TestModel1_sf" table:display="true" table:show-details="true"/>
                <table:data-pilot-member table:name="fmus_2.0_cs_win32_DS_FMU_Export_from_Simulink_2.1_TriggeredSubsystems_sf" table:display="true" table:show-details="true"/>
                <table:data-pilot-member table:name="fmus_2.0_cs_win32_DS_FMU_Export_from_Simulink_2.1.1_BouncingBalls_sf" table:display="true" table:show-details="true"/>
                <table:data-pilot-member table:name="fmus_2.0_cs_win32_DS_FMU_Export_from_Simulink_2.1.1_TestModel1_sf" table:display="true" table:show-details="true"/>
                <table:data-pilot-member table:name="fmus_2.0_cs_win32_DS_FMU_Export_from_Simulink_2.1.1_TestModel2_sf" table:display="true" table:show-details="true"/>
                <table:data-pilot-member table:name="fmus_2.0_cs_win32_DS_FMU_Export_from_Simulink_2.1.1_TriggeredSubsystems_sf" table:display="true" table:show-details="true"/>
                <table:data-pilot-member table:name="fmus_2.0_cs_win32_DS_FMU_Export_from_Simulink_2.1.2_BouncingBalls_sf" table:display="true" table:show-details="true"/>
                <table:data-pilot-member table:name="fmus_2.0_cs_win32_DS_FMU_Export_from_Simulink_2.1.2_TestModel1_sf" table:display="true" table:show-details="true"/>
                <table:data-pilot-member table:name="fmus_2.0_cs_win32_DS_FMU_Export_from_Simulink_2.1.2_TestModel2_sf" table:display="true" table:show-details="true"/>
                <table:data-pilot-member table:name="fmus_2.0_cs_win32_DS_FMU_Export_from_Simulink_2.1.2_TriggeredSubsystems_sf" table:display="true" table:show-details="true"/>
                <table:data-pilot-member table:name="fmus_2.0_cs_win32_DS_FMU_Export_from_Simulink_2.2.0_BouncingBalls_sf" table:display="true" table:show-details="true"/>
                <table:data-pilot-member table:name="fmus_2.0_cs_win32_DS_FMU_Export_from_Simulink_2.2.0_TestModel1_sf" table:display="true" table:show-details="true"/>
                <table:data-pilot-member table:name="fmus_2.0_cs_win32_DS_FMU_Export_from_Simulink_2.2.0_TestModel2_sf" table:display="true" table:show-details="true"/>
                <table:data-pilot-member table:name="fmus_2.0_cs_win32_DS_FMU_Export_from_Simulink_2.2.0_TriggeredSubsystems_sf" table:display="true" table:show-details="true"/>
                <table:data-pilot-member table:name="fmus_2.0_cs_win32_DS_FMU_Export_from_Simulink_2.3.0_BouncingBalls_sf" table:display="true" table:show-details="true"/>
                <table:data-pilot-member table:name="fmus_2.0_cs_win32_DS_FMU_Export_from_Simulink_2.3.0_TestModel1_sf" table:display="true" table:show-details="true"/>
                <table:data-pilot-member table:name="fmus_2.0_cs_win32_DS_FMU_Export_from_Simulink_2.3.0_TestModel2_sf" table:display="true" table:show-details="true"/>
                <table:data-pilot-member table:name="fmus_2.0_cs_win32_DS_FMU_Export_from_Simulink_2.3.0_TriggeredSubsystems_sf" table:display="true" table:show-details="true"/>
                <table:data-pilot-member table:name="fmus_2.0_cs_win32_dSPACE_TargetLink_Release_2018-B_Fmucontroller" table:display="true" table:show-details="true"/>
                <table:data-pilot-member table:name="fmus_2.0_cs_win32_dSPACE_TargetLink_Release_2018-B_Fmufuelratecontroller" table:display="true" table:show-details="true"/>
                <table:data-pilot-member table:name="fmus_2.0_cs_win32_dSPACE_TargetLink_Release_2018-B_FmuTL_VelocityController" table:display="true" table:show-details="true"/>
                <table:data-pilot-member table:name="fmus_2.0_cs_win32_Dymola_2015FD01_BooleanNetwork1" table:display="true" table:show-details="true"/>
                <table:data-pilot-member table:name="fmus_2.0_cs_win32_Dymola_2015FD01_ControlledTemperature" table:display="true" table:show-details="true"/>
                <table:data-pilot-member table:name="fmus_2.0_cs_win32_Dymola_2015FD01_CoupledClutches" table:display="true" table:show-details="true"/>
                <table:data-pilot-member table:name="fmus_2.0_cs_win32_Dymola_2015FD01_DFFREG" table:display="true" table:show-details="true"/>
                <table:data-pilot-member table:name="fmus_2.0_cs_win32_Dymola_2015FD01_IntegerNetwork1" table:display="true" table:show-details="true"/>
                <table:data-pilot-member table:name="fmus_2.0_cs_win32_Dymola_2015FD01_Rectifier" table:display="true" table:show-details="true"/>
                <table:data-pilot-member table:name="fmus_2.0_cs_win32_Dymola_2016_BooleanNetwork1" table:display="true" table:show-details="true"/>
                <table:data-pilot-member table:name="fmus_2.0_cs_win32_Dymola_2016_ControlledTemperature" table:display="true" table:show-details="true"/>
                <table:data-pilot-member table:name="fmus_2.0_cs_win32_Dymola_2016_CoupledClutches" table:display="true" table:show-details="true"/>
                <table:data-pilot-member table:name="fmus_2.0_cs_win32_Dymola_2016_DFFREG" table:display="true" table:show-details="true"/>
                <table:data-pilot-member table:name="fmus_2.0_cs_win32_Dymola_2016_IntegerNetwork1" table:display="true" table:show-details="true"/>
                <table:data-pilot-member table:name="fmus_2.0_cs_win32_Dymola_2016_Rectifier" table:display="true" table:show-details="true"/>
                <table:data-pilot-member table:name="fmus_2.0_cs_win32_Dymola_2016FD01_BooleanNetwork1" table:display="true" table:show-details="true"/>
                <table:data-pilot-member table:name="fmus_2.0_cs_win32_Dymola_2016FD01_ControlledTemperature" table:display="true" table:show-details="true"/>
                <table:data-pilot-member table:name="fmus_2.0_cs_win32_Dymola_2016FD01_CoupledClutches" table:display="true" table:show-details="true"/>
                <table:data-pilot-member table:name="fmus_2.0_cs_win32_Dymola_2016FD01_DFFREG" table:display="true" table:show-details="true"/>
                <table:data-pilot-member table:name="fmus_2.0_cs_win32_Dymola_2016FD01_IntegerNetwork1" table:display="true" table:show-details="true"/>
                <table:data-pilot-member table:name="fmus_2.0_cs_win32_Dymola_2016FD01_Rectifier" table:display="true" table:show-details="true"/>
                <table:data-pilot-member table:name="fmus_2.0_cs_win32_Dymola_2017_BooleanNetwork1" table:display="true" table:show-details="true"/>
                <table:data-pilot-member table:name="fmus_2.0_cs_win32_Dymola_2017_ControlledTemperature" table:display="true" table:show-details="true"/>
                <table:data-pilot-member table:name="fmus_2.0_cs_win32_Dymola_2017_CoupledClutches" table:display="true" table:show-details="true"/>
                <table:data-pilot-member table:name="fmus_2.0_cs_win32_Dymola_2017_DFFREG" table:display="true" table:show-details="true"/>
                <table:data-pilot-member table:name="fmus_2.0_cs_win32_Dymola_2017_IntegerNetwork1" table:display="true" table:show-details="true"/>
                <table:data-pilot-member table:name="fmus_2.0_cs_win32_Dymola_2017_MixtureGases" table:display="true" table:show-details="true"/>
                <table:data-pilot-member table:name="fmus_2.0_cs_win32_Dymola_2017_Rectifier" table:display="true" table:show-details="true"/>
                <table:data-pilot-member table:name="fmus_2.0_cs_win32_Dymola_2019FD01_BooleanNetwork1" table:display="true" table:show-details="true"/>
                <table:data-pilot-member table:name="fmus_2.0_cs_win32_Dymola_2019FD01_ControlledTemperature" table:display="true" table:show-details="true"/>
                <table:data-pilot-member table:name="fmus_2.0_cs_win32_Dymola_2019FD01_CoupledClutches" table:display="true" table:show-details="true"/>
                <table:data-pilot-member table:name="fmus_2.0_cs_win32_Dymola_2019FD01_DFFREG" table:display="true" table:show-details="true"/>
                <table:data-pilot-member table:name="fmus_2.0_cs_win32_Dymola_2019FD01_Engine1b" table:display="true" table:show-details="true"/>
                <table:data-pilot-member table:name="fmus_2.0_cs_win32_Dymola_2019FD01_fullRobot" table:display="true" table:show-details="true"/>
                <table:data-pilot-member table:name="fmus_2.0_cs_win32_Dymola_2019FD01_IntegerNetwork1" table:display="true" table:show-details="true"/>
                <table:data-pilot-member table:name="fmus_2.0_cs_win32_Dymola_2019FD01_MixtureGases" table:display="true" table:show-details="true"/>
                <table:data-pilot-member table:name="fmus_2.0_cs_win32_Dymola_2019FD01_Rectifier" table:display="true" table:show-details="true"/>
                <table:data-pilot-member table:name="fmus_2.0_cs_win32_EcosimPro_5.6.1_heatexchanger" table:display="true" table:show-details="true"/>
                <table:data-pilot-member table:name="fmus_2.0_cs_win32_EcosimPro_5.6.1_Rectifier" table:display="true" table:show-details="true"/>
                <table:data-pilot-member table:name="fmus_2.0_cs_win32_FMIToolbox_MATLAB_2.1_Continuous" table:display="true" table:show-details="true"/>
                <table:data-pilot-member table:name="fmus_2.0_cs_win32_FMIToolbox_MATLAB_2.1_Discontinuities" table:display="true" table:show-details="true"/>
                <table:data-pilot-member table:name="fmus_2.0_cs_win32_FMIToolbox_MATLAB_2.1_EmbeddedCode" table:display="true" table:show-details="true"/>
                <table:data-pilot-member table:name="fmus_2.0_cs_win32_FMIToolbox_MATLAB_2.1_IntegrateSignal" table:display="true" table:show-details="true"/>
                <table:data-pilot-member table:name="fmus_2.0_cs_win32_FMIToolbox_MATLAB_2.1_Signal_Attributes" table:display="true" table:show-details="true"/>
                <table:data-pilot-member table:name="fmus_2.0_cs_win32_FMIToolbox_MATLAB_2.3_Continuous" table:display="true" table:show-details="true"/>
                <table:data-pilot-member table:name="fmus_2.0_cs_win32_FMIToolbox_MATLAB_2.3_Discontinuities" table:display="true" table:show-details="true"/>
                <table:data-pilot-member table:name="fmus_2.0_cs_win32_FMIToolbox_MATLAB_2.3_EmbeddedCode" table:display="true" table:show-details="true"/>
                <table:data-pilot-member table:name="fmus_2.0_cs_win32_FMIToolbox_MATLAB_2.3_IntegrateSignal" table:display="true" table:show-details="true"/>
                <table:data-pilot-member table:name="fmus_2.0_cs_win32_FMUSDK_2.0.3_BouncingBall" table:display="true" table:show-details="true"/>
                <table:data-pilot-member table:name="fmus_2.0_cs_win32_FMUSDK_2.0.3_dq" table:display="true" table:show-details="true"/>
                <table:data-pilot-member table:name="fmus_2.0_cs_win32_FMUSDK_2.0.3_inc" table:display="true" table:show-details="true"/>
                <table:data-pilot-member table:name="fmus_2.0_cs_win32_FMUSDK_2.0.3_vanDerPol" table:display="true" table:show-details="true"/>
                <table:data-pilot-member table:name="fmus_2.0_cs_win32_FMUSDK_2.0.4_BouncingBall" table:display="true" table:show-details="true"/>
                <table:data-pilot-member table:name="fmus_2.0_cs_win32_FMUSDK_2.0.4_dq" table:display="true" table:show-details="true"/>
                <table:data-pilot-member table:name="fmus_2.0_cs_win32_FMUSDK_2.0.4_inc" table:display="true" table:show-details="true"/>
                <table:data-pilot-member table:name="fmus_2.0_cs_win32_FMUSDK_2.0.4_vanDerPol" table:display="true" table:show-details="true"/>
                <table:data-pilot-member table:name="fmus_2.0_cs_win32_JModelica.org_1.15_CauerLowPassAnalog" table:display="true" table:show-details="true"/>
                <table:data-pilot-member table:name="fmus_2.0_cs_win32_JModelica.org_1.15_ControlledTemperature" table:display="true" table:show-details="true"/>
                <table:data-pilot-member table:name="fmus_2.0_cs_win32_JModelica.org_1.15_CoupledClutches" table:display="true" table:show-details="true"/>
                <table:data-pilot-member table:name="fmus_2.0_cs_win32_JModelica.org_1.15_PID_Controller" table:display="true" table:show-details="true"/>
                <table:data-pilot-member table:name="fmus_2.0_cs_win32_MapleSim_2015.1_ControlledTemperature" table:display="true" table:show-details="true"/>
                <table:data-pilot-member table:name="fmus_2.0_cs_win32_MapleSim_2015.1_CoupledClutches" table:display="true" table:show-details="true"/>
                <table:data-pilot-member table:name="fmus_2.0_cs_win32_MapleSim_2015.1_Rectifier" table:display="true" table:show-details="true"/>
                <table:data-pilot-member table:name="fmus_2.0_cs_win32_MapleSim_2015.2_ControlledTemperature" table:display="true" table:show-details="true"/>
                <table:data-pilot-member table:name="fmus_2.0_cs_win32_MapleSim_2015.2_CoupledClutches" table:display="true" table:show-details="true"/>
                <table:data-pilot-member table:name="fmus_2.0_cs_win32_MapleSim_2015.2_Rectifier" table:display="true" table:show-details="true"/>
                <table:data-pilot-member table:name="fmus_2.0_cs_win32_MapleSim_2016.1_ControlledTemperature" table:display="true" table:show-details="true"/>
                <table:data-pilot-member table:name="fmus_2.0_cs_win32_MapleSim_2016.1_CoupledClutches" table:display="true" table:show-details="true"/>
                <table:data-pilot-member table:name="fmus_2.0_cs_win32_MapleSim_2016.1_Rectifier" table:display="true" table:show-details="true"/>
                <table:data-pilot-member table:name="fmus_2.0_cs_win32_MapleSim_2016.2_ControlledTemperature" table:display="true" table:show-details="true"/>
                <table:data-pilot-member table:name="fmus_2.0_cs_win32_MapleSim_2016.2_CoupledClutches" table:display="true" table:show-details="true"/>
                <table:data-pilot-member table:name="fmus_2.0_cs_win32_MapleSim_2016.2_Rectifier" table:display="true" table:show-details="true"/>
                <table:data-pilot-member table:name="fmus_2.0_cs_win32_MapleSim_2018_ControlledTemperature" table:display="true" table:show-details="true"/>
                <table:data-pilot-member table:name="fmus_2.0_cs_win32_MapleSim_2018_CoupledClutches" table:display="true" table:show-details="true"/>
                <table:data-pilot-member table:name="fmus_2.0_cs_win32_MapleSim_2018_Rectifier" table:display="true" table:show-details="true"/>
                <table:data-pilot-member table:name="fmus_2.0_cs_win32_MapleSim_7.01_ControlledTemperature" table:display="true" table:show-details="true"/>
                <table:data-pilot-member table:name="fmus_2.0_cs_win32_MWorks_2016_BooleanNetwork1" table:display="true" table:show-details="true"/>
                <table:data-pilot-member table:name="fmus_2.0_cs_win32_MWorks_2016_BouncingBall" table:display="true" table:show-details="true"/>
                <table:data-pilot-member table:name="fmus_2.0_cs_win32_MWorks_2016_ControlledTemperature" table:display="true" table:show-details="true"/>
                <table:data-pilot-member table:name="fmus_2.0_cs_win32_MWorks_2016_CoupledClutches" table:display="true" table:show-details="true"/>
                <table:data-pilot-member table:name="fmus_2.0_cs_win32_MWorks_2016_DFFREG" table:display="true" table:show-details="true"/>
                <table:data-pilot-member table:name="fmus_2.0_cs_win32_MWorks_2016_fullRobot" table:display="true" table:show-details="true"/>
                <table:data-pilot-member table:name="fmus_2.0_cs_win32_MWorks_2016_MixtureGases" table:display="true" table:show-details="true"/>
                <table:data-pilot-member table:name="fmus_2.0_cs_win32_MWorks_2016_Rectifier" table:display="true" table:show-details="true"/>
                <table:data-pilot-member table:name="fmus_2.0_cs_win32_PROOSIS_3.8.1_heatexchanger" table:display="true" table:show-details="true"/>
                <table:data-pilot-member table:name="fmus_2.0_cs_win32_PROOSIS_3.8.1_Rectifier" table:display="true" table:show-details="true"/>
                <table:data-pilot-member table:name="fmus_2.0_cs_win32_Silver_3.2_Compute" table:display="true" table:show-details="true"/>
                <table:data-pilot-member table:name="fmus_2.0_cs_win32_Silver_3.2_egs" table:display="true" table:show-details="true"/>
                <table:data-pilot-member table:name="fmus_2.0_cs_win32_Silver_3.3_Compute" table:display="true" table:show-details="true"/>
                <table:data-pilot-member table:name="fmus_2.0_cs_win32_Silver_3.3_egs" table:display="true" table:show-details="true"/>
                <table:data-pilot-member table:name="fmus_2.0_cs_win32_Silver_3.5_Compute" table:display="true" table:show-details="true"/>
                <table:data-pilot-member table:name="fmus_2.0_cs_win32_Silver_3.5_egs" table:display="true" table:show-details="true"/>
                <table:data-pilot-member table:name="fmus_2.0_cs_win32_Silver_3.5_lights_control" table:display="true" table:show-details="true"/>
                <table:data-pilot-member table:name="fmus_2.0_cs_win32_SimulationX_3.7.41138_ControlledTemperature" table:display="true" table:show-details="true"/>
                <table:data-pilot-member table:name="fmus_2.0_cs_win32_SimulationX_3.7.41138_CoupledClutches" table:display="true" table:show-details="true"/>
                <table:data-pilot-member table:name="fmus_2.0_cs_win32_SimulationX_3.7.41138_DoublePendulum" table:display="true" table:show-details="true"/>
                <table:data-pilot-member table:name="fmus_2.0_cs_win32_SimulationX_3.7.41138_Engine1b" table:display="true" table:show-details="true"/>
                <table:data-pilot-member table:name="fmus_2.0_cs_win32_SimulationX_3.7.41138_Rectifier" table:display="true" table:show-details="true"/>
                <table:data-pilot-member table:name="fmus_2.0_cs_win64_20sim_4.6.4.8004_TorsionBar" table:display="true" table:show-details="true"/>
                <table:data-pilot-member table:name="fmus_2.0_cs_win64_AMESim_15_ClassEAmplifier" table:display="true" table:show-details="true"/>
                <table:data-pilot-member table:name="fmus_2.0_cs_win64_AMESim_15_fuelrail_cs" table:display="true" table:show-details="true"/>
                <table:data-pilot-member table:name="fmus_2.0_cs_win64_AMESim_15_MIS_cs" table:display="true" table:show-details="true"/>
                <table:data-pilot-member table:name="fmus_2.0_cs_win64_ASim_2019FD01_Circle_SWC" table:display="true" table:show-details="true"/>
                <table:data-pilot-member table:name="fmus_2.0_cs_win64_ASim_2019FD01_Counter" table:display="true" table:show-details="true"/>
                <table:data-pilot-member table:name="fmus_2.0_cs_win64_ASim_2019FD01_Speed_SWC" table:display="true" table:show-details="true"/>
                <table:data-pilot-member table:name="fmus_2.0_cs_win64_CATIA_R2015x_BooleanNetwork1" table:display="true" table:show-details="true"/>
                <table:data-pilot-member table:name="fmus_2.0_cs_win64_CATIA_R2015x_ControlledTemperature" table:display="true" table:show-details="true"/>
                <table:data-pilot-member table:name="fmus_2.0_cs_win64_CATIA_R2015x_CoupledClutches" table:display="true" table:show-details="true"/>
                <table:data-pilot-member table:name="fmus_2.0_cs_win64_CATIA_R2015x_DFFREG" table:display="true" table:show-details="true"/>
                <table:data-pilot-member table:name="fmus_2.0_cs_win64_CATIA_R2015x_Rectifier" table:display="true" table:show-details="true"/>
                <table:data-pilot-member table:name="fmus_2.0_cs_win64_CATIA_R2016x_BooleanNetwork1" table:display="true" table:show-details="true"/>
                <table:data-pilot-member table:name="fmus_2.0_cs_win64_CATIA_R2016x_ControlledTemperature" table:display="true" table:show-details="true"/>
                <table:data-pilot-member table:name="fmus_2.0_cs_win64_CATIA_R2016x_CoupledClutches" table:display="true" table:show-details="true"/>
                <table:data-pilot-member table:name="fmus_2.0_cs_win64_CATIA_R2016x_DFFREG" table:display="true" table:show-details="true"/>
                <table:data-pilot-member table:name="fmus_2.0_cs_win64_CATIA_R2016x_MixtureGases" table:display="true" table:show-details="true"/>
                <table:data-pilot-member table:name="fmus_2.0_cs_win64_CATIA_R2016x_Rectifier" table:display="true" table:show-details="true"/>
                <table:data-pilot-member table:name="fmus_2.0_cs_win64_DS_FMU_Export_from_Simulink_2.1_BouncingBalls_sf" table:display="true" table:show-details="true"/>
                <table:data-pilot-member table:name="fmus_2.0_cs_win64_DS_FMU_Export_from_Simulink_2.1_TestModel1_sf" table:display="true" table:show-details="true"/>
                <table:data-pilot-member table:name="fmus_2.0_cs_win64_DS_FMU_Export_from_Simulink_2.1_TriggeredSubsystems_sf" table:display="true" table:show-details="true"/>
                <table:data-pilot-member table:name="fmus_2.0_cs_win64_DS_FMU_Export_from_Simulink_2.1.1_BouncingBalls_sf" table:display="true" table:show-details="true"/>
                <table:data-pilot-member table:name="fmus_2.0_cs_win64_DS_FMU_Export_from_Simulink_2.1.1_TestModel1_sf" table:display="true" table:show-details="true"/>
                <table:data-pilot-member table:name="fmus_2.0_cs_win64_DS_FMU_Export_from_Simulink_2.1.1_TestModel2_sf" table:display="true" table:show-details="true"/>
                <table:data-pilot-member table:name="fmus_2.0_cs_win64_DS_FMU_Export_from_Simulink_2.1.1_TriggeredSubsystems_sf" table:display="true" table:show-details="true"/>
                <table:data-pilot-member table:name="fmus_2.0_cs_win64_DS_FMU_Export_from_Simulink_2.1.2_BouncingBalls_sf" table:display="true" table:show-details="true"/>
                <table:data-pilot-member table:name="fmus_2.0_cs_win64_DS_FMU_Export_from_Simulink_2.1.2_TestModel1_sf" table:display="true" table:show-details="true"/>
                <table:data-pilot-member table:name="fmus_2.0_cs_win64_DS_FMU_Export_from_Simulink_2.1.2_TestModel2_sf" table:display="true" table:show-details="true"/>
                <table:data-pilot-member table:name="fmus_2.0_cs_win64_DS_FMU_Export_from_Simulink_2.1.2_TriggeredSubsystems_sf" table:display="true" table:show-details="true"/>
                <table:data-pilot-member table:name="fmus_2.0_cs_win64_DS_FMU_Export_from_Simulink_2.2.0_BouncingBalls_sf" table:display="true" table:show-details="true"/>
                <table:data-pilot-member table:name="fmus_2.0_cs_win64_DS_FMU_Export_from_Simulink_2.2.0_TestModel1_sf" table:display="true" table:show-details="true"/>
                <table:data-pilot-member table:name="fmus_2.0_cs_win64_DS_FMU_Export_from_Simulink_2.2.0_TestModel2_sf" table:display="true" table:show-details="true"/>
                <table:data-pilot-member table:name="fmus_2.0_cs_win64_DS_FMU_Export_from_Simulink_2.2.0_TriggeredSubsystems_sf" table:display="true" table:show-details="true"/>
                <table:data-pilot-member table:name="fmus_2.0_cs_win64_DS_FMU_Export_from_Simulink_2.3.0_BouncingBalls_sf" table:display="true" table:show-details="true"/>
                <table:data-pilot-member table:name="fmus_2.0_cs_win64_DS_FMU_Export_from_Simulink_2.3.0_TestModel1_sf" table:display="true" table:show-details="true"/>
                <table:data-pilot-member table:name="fmus_2.0_cs_win64_DS_FMU_Export_from_Simulink_2.3.0_TestModel2_sf" table:display="true" table:show-details="true"/>
                <table:data-pilot-member table:name="fmus_2.0_cs_win64_DS_FMU_Export_from_Simulink_2.3.0_TriggeredSubsystems_sf" table:display="true" table:show-details="true"/>
                <table:data-pilot-member table:name="fmus_2.0_cs_win64_dSPACE_TargetLink_Release_2018-B_Fmucontroller" table:display="true" table:show-details="true"/>
                <table:data-pilot-member table:name="fmus_2.0_cs_win64_dSPACE_TargetLink_Release_2018-B_Fmufuelratecontroller" table:display="true" table:show-details="true"/>
                <table:data-pilot-member table:name="fmus_2.0_cs_win64_dSPACE_TargetLink_Release_2018-B_FmuTL_VelocityController" table:display="true" table:show-details="true"/>
                <table:data-pilot-member table:name="fmus_2.0_cs_win64_Dymola_2015FD01_BooleanNetwork1" table:display="true" table:show-details="true"/>
                <table:data-pilot-member table:name="fmus_2.0_cs_win64_Dymola_2015FD01_ControlledTemperature" table:display="true" table:show-details="true"/>
                <table:data-pilot-member table:name="fmus_2.0_cs_win64_Dymola_2015FD01_CoupledClutches" table:display="true" table:show-details="true"/>
                <table:data-pilot-member table:name="fmus_2.0_cs_win64_Dymola_2015FD01_DFFREG" table:display="true" table:show-details="true"/>
                <table:data-pilot-member table:name="fmus_2.0_cs_win64_Dymola_2015FD01_IntegerNetwork1" table:display="true" table:show-details="true"/>
                <table:data-pilot-member table:name="fmus_2.0_cs_win64_Dymola_2015FD01_Rectifier" table:display="true" table:show-details="true"/>
                <table:data-pilot-member table:name="fmus_2.0_cs_win64_Dymola_2016_BooleanNetwork1" table:display="true" table:show-details="true"/>
                <table:data-pilot-member table:name="fmus_2.0_cs_win64_Dymola_2016_ControlledTemperature" table:display="true" table:show-details="true"/>
                <table:data-pilot-member table:name="fmus_2.0_cs_win64_Dymola_2016_CoupledClutches" table:display="true" table:show-details="true"/>
                <table:data-pilot-member table:name="fmus_2.0_cs_win64_Dymola_2016_DFFREG" table:display="true" table:show-details="true"/>
                <table:data-pilot-member table:name="fmus_2.0_cs_win64_Dymola_2016_IntegerNetwork1" table:display="true" table:show-details="true"/>
                <table:data-pilot-member table:name="fmus_2.0_cs_win64_Dymola_2016_Rectifier" table:display="true" table:show-details="true"/>
                <table:data-pilot-member table:name="fmus_2.0_cs_win64_Dymola_2016FD01_BooleanNetwork1" table:display="true" table:show-details="true"/>
                <table:data-pilot-member table:name="fmus_2.0_cs_win64_Dymola_2016FD01_ControlledTemperature" table:display="true" table:show-details="true"/>
                <table:data-pilot-member table:name="fmus_2.0_cs_win64_Dymola_2016FD01_CoupledClutches" table:display="true" table:show-details="true"/>
                <table:data-pilot-member table:name="fmus_2.0_cs_win64_Dymola_2016FD01_DFFREG" table:display="true" table:show-details="true"/>
                <table:data-pilot-member table:name="fmus_2.0_cs_win64_Dymola_2016FD01_IntegerNetwork1" table:display="true" table:show-details="true"/>
                <table:data-pilot-member table:name="fmus_2.0_cs_win64_Dymola_2016FD01_Rectifier" table:display="true" table:show-details="true"/>
                <table:data-pilot-member table:name="fmus_2.0_cs_win64_Dymola_2017_BooleanNetwork1" table:display="true" table:show-details="true"/>
                <table:data-pilot-member table:name="fmus_2.0_cs_win64_Dymola_2017_ControlledTemperature" table:display="true" table:show-details="true"/>
                <table:data-pilot-member table:name="fmus_2.0_cs_win64_Dymola_2017_CoupledClutches" table:display="true" table:show-details="true"/>
                <table:data-pilot-member table:name="fmus_2.0_cs_win64_Dymola_2017_DFFREG" table:display="true" table:show-details="true"/>
                <table:data-pilot-member table:name="fmus_2.0_cs_win64_Dymola_2017_IntegerNetwork1" table:display="true" table:show-details="true"/>
                <table:data-pilot-member table:name="fmus_2.0_cs_win64_Dymola_2017_MixtureGases" table:display="true" table:show-details="true"/>
                <table:data-pilot-member table:name="fmus_2.0_cs_win64_Dymola_2017_Rectifier" table:display="true" table:show-details="true"/>
                <table:data-pilot-member table:name="fmus_2.0_cs_win64_Dymola_2019FD01_BooleanNetwork1" table:display="true" table:show-details="true"/>
                <table:data-pilot-member table:name="fmus_2.0_cs_win64_Dymola_2019FD01_ControlledTemperature" table:display="true" table:show-details="true"/>
                <table:data-pilot-member table:name="fmus_2.0_cs_win64_Dymola_2019FD01_CoupledClutches" table:display="true" table:show-details="true"/>
                <table:data-pilot-member table:name="fmus_2.0_cs_win64_Dymola_2019FD01_DFFREG" table:display="true" table:show-details="true"/>
                <table:data-pilot-member table:name="fmus_2.0_cs_win64_Dymola_2019FD01_Engine1b" table:display="true" table:show-details="true"/>
                <table:data-pilot-member table:name="fmus_2.0_cs_win64_Dymola_2019FD01_fullRobot" table:display="true" table:show-details="true"/>
                <table:data-pilot-member table:name="fmus_2.0_cs_win64_Dymola_2019FD01_IntegerNetwork1" table:display="true" table:show-details="true"/>
                <table:data-pilot-member table:name="fmus_2.0_cs_win64_Dymola_2019FD01_MixtureGases" table:display="true" table:show-details="true"/>
                <table:data-pilot-member table:name="fmus_2.0_cs_win64_Dymola_2019FD01_Rectifier" table:display="true" table:show-details="true"/>
                <table:data-pilot-member table:name="fmus_2.0_cs_win64_Easy5_2017.1_Linear_Pos" table:display="true" table:show-details="true"/>
                <table:data-pilot-member table:name="fmus_2.0_cs_win64_Easy5_2017.1_PneumaticActuator" table:display="true" table:show-details="true"/>
                <table:data-pilot-member table:name="fmus_2.0_cs_win64_Easy5_2017.1_VanDerPol" table:display="true" table:show-details="true"/>
                <table:data-pilot-member table:name="fmus_2.0_cs_win64_FMIToolbox_MATLAB_2.1_Continuous" table:display="true" table:show-details="true"/>
                <table:data-pilot-member table:name="fmus_2.0_cs_win64_FMIToolbox_MATLAB_2.1_Discontinuities" table:display="true" table:show-details="true"/>
                <table:data-pilot-member table:name="fmus_2.0_cs_win64_FMIToolbox_MATLAB_2.1_EmbeddedCode" table:display="true" table:show-details="true"/>
                <table:data-pilot-member table:name="fmus_2.0_cs_win64_FMIToolbox_MATLAB_2.1_IntegrateSignal" table:display="true" table:show-details="true"/>
                <table:data-pilot-member table:name="fmus_2.0_cs_win64_FMIToolbox_MATLAB_2.1_Signal_Attributes" table:display="true" table:show-details="true"/>
                <table:data-pilot-member table:name="fmus_2.0_cs_win64_FMIToolbox_MATLAB_2.3_Continuous" table:display="true" table:show-details="true"/>
                <table:data-pilot-member table:name="fmus_2.0_cs_win64_FMIToolbox_MATLAB_2.3_Discontinuities" table:display="true" table:show-details="true"/>
                <table:data-pilot-member table:name="fmus_2.0_cs_win64_FMIToolbox_MATLAB_2.3_EmbeddedCode" table:display="true" table:show-details="true"/>
                <table:data-pilot-member table:name="fmus_2.0_cs_win64_FMIToolbox_MATLAB_2.3_IntegrateSignal" table:display="true" table:show-details="true"/>
                <table:data-pilot-member table:name="fmus_2.0_cs_win64_FMUSDK_2.0.3_BouncingBall" table:display="true" table:show-details="true"/>
                <table:data-pilot-member table:name="fmus_2.0_cs_win64_FMUSDK_2.0.3_dq" table:display="true" table:show-details="true"/>
                <table:data-pilot-member table:name="fmus_2.0_cs_win64_FMUSDK_2.0.3_inc" table:display="true" table:show-details="true"/>
                <table:data-pilot-member table:name="fmus_2.0_cs_win64_FMUSDK_2.0.3_vanDerPol" table:display="true" table:show-details="true"/>
                <table:data-pilot-member table:name="fmus_2.0_cs_win64_FMUSDK_2.0.4_BouncingBall" table:display="true" table:show-details="true"/>
                <table:data-pilot-member table:name="fmus_2.0_cs_win64_FMUSDK_2.0.4_dq" table:display="true" table:show-details="true"/>
                <table:data-pilot-member table:name="fmus_2.0_cs_win64_FMUSDK_2.0.4_inc" table:display="true" table:show-details="true"/>
                <table:data-pilot-member table:name="fmus_2.0_cs_win64_FMUSDK_2.0.4_vanDerPol" table:display="true" table:show-details="true"/>
                <table:data-pilot-member table:name="fmus_2.0_cs_win64_MapleSim_2015.1_ControlledTemperature" table:display="true" table:show-details="true"/>
                <table:data-pilot-member table:name="fmus_2.0_cs_win64_MapleSim_2015.1_CoupledClutches" table:display="true" table:show-details="true"/>
                <table:data-pilot-member table:name="fmus_2.0_cs_win64_MapleSim_2015.1_Rectifier" table:display="true" table:show-details="true"/>
                <table:data-pilot-member table:name="fmus_2.0_cs_win64_MapleSim_2015.2_ControlledTemperature" table:display="true" table:show-details="true"/>
                <table:data-pilot-member table:name="fmus_2.0_cs_win64_MapleSim_2015.2_CoupledClutches" table:display="true" table:show-details="true"/>
                <table:data-pilot-member table:name="fmus_2.0_cs_win64_MapleSim_2015.2_Rectifier" table:display="true" table:show-details="true"/>
                <table:data-pilot-member table:name="fmus_2.0_cs_win64_MapleSim_2016.1_ControlledTemperature" table:display="true" table:show-details="true"/>
                <table:data-pilot-member table:name="fmus_2.0_cs_win64_MapleSim_2016.1_CoupledClutches" table:display="true" table:show-details="true"/>
                <table:data-pilot-member table:name="fmus_2.0_cs_win64_MapleSim_2016.1_Rectifier" table:display="true" table:show-details="true"/>
                <table:data-pilot-member table:name="fmus_2.0_cs_win64_MapleSim_2016.2_ControlledTemperature" table:display="true" table:show-details="true"/>
                <table:data-pilot-member table:name="fmus_2.0_cs_win64_MapleSim_2016.2_CoupledClutches" table:display="true" table:show-details="true"/>
                <table:data-pilot-member table:name="fmus_2.0_cs_win64_MapleSim_2016.2_Rectifier" table:display="true" table:show-details="true"/>
                <table:data-pilot-member table:name="fmus_2.0_cs_win64_MapleSim_2018_ControlledTemperature" table:display="true" table:show-details="true"/>
                <table:data-pilot-member table:name="fmus_2.0_cs_win64_MapleSim_2018_CoupledClutches" table:display="true" table:show-details="true"/>
                <table:data-pilot-member table:name="fmus_2.0_cs_win64_MapleSim_2018_Rectifier" table:display="true" table:show-details="true"/>
                <table:data-pilot-member table:name="fmus_2.0_cs_win64_MapleSim_7.01_ControlledTemperature" table:display="true" table:show-details="true"/>
                <table:data-pilot-member table:name="fmus_2.0_cs_win64_MWorks_2016_BouncingBall" table:display="true" table:show-details="true"/>
                <table:data-pilot-member table:name="fmus_2.0_cs_win64_MWorks_2016_ControlledTemperature" table:display="true" table:show-details="true"/>
                <table:data-pilot-member table:name="fmus_2.0_cs_win64_MWorks_2016_CoupledClutches" table:display="true" table:show-details="true"/>
                <table:data-pilot-member table:name="fmus_2.0_cs_win64_MWorks_2016_DFFREG" table:display="true" table:show-details="true"/>
                <table:data-pilot-member table:name="fmus_2.0_cs_win64_MWorks_2016_fullRobot" table:display="true" table:show-details="true"/>
                <table:data-pilot-member table:name="fmus_2.0_cs_win64_MWorks_2016_MixtureGases" table:display="true" table:show-details="true"/>
                <table:data-pilot-member table:name="fmus_2.0_cs_win64_MWorks_2016_Rectifier" table:display="true" table:show-details="true"/>
                <table:data-pilot-member table:name="fmus_2.0_cs_win64_Silver_3.3_Compute" table:display="true" table:show-details="true"/>
                <table:data-pilot-member table:name="fmus_2.0_cs_win64_Silver_3.3_egs" table:display="true" table:show-details="true"/>
                <table:data-pilot-member table:name="fmus_2.0_cs_win64_Silver_3.5_Compute" table:display="true" table:show-details="true"/>
                <table:data-pilot-member table:name="fmus_2.0_cs_win64_Silver_3.5_egs" table:display="true" table:show-details="true"/>
                <table:data-pilot-member table:name="fmus_2.0_cs_win64_Silver_3.5_lights_control" table:display="true" table:show-details="true"/>
                <table:data-pilot-member table:name="fmus_2.0_cs_win64_SimulationX_3.7.41138_ControlledTemperature" table:display="true" table:show-details="true"/>
                <table:data-pilot-member table:name="fmus_2.0_cs_win64_SimulationX_3.7.41138_CoupledClutches" table:display="true" table:show-details="true"/>
                <table:data-pilot-member table:name="fmus_2.0_cs_win64_SimulationX_3.7.41138_DoublePendulum" table:display="true" table:show-details="true"/>
                <table:data-pilot-member table:name="fmus_2.0_cs_win64_SimulationX_3.7.41138_Engine1b" table:display="true" table:show-details="true"/>
                <table:data-pilot-member table:name="fmus_2.0_cs_win64_SimulationX_3.7.41138_Rectifier" table:display="true" table:show-details="true"/>
                <table:data-pilot-member table:name="fmus_2.0_cs_win64_Test-FMUs_0.0.1_BouncingBall" table:display="true" table:show-details="true"/>
                <table:data-pilot-member table:name="fmus_2.0_cs_win64_Test-FMUs_0.0.1_Dahlquist" table:display="true" table:show-details="true"/>
                <table:data-pilot-member table:name="fmus_2.0_cs_win64_Test-FMUs_0.0.1_Feedthrough" table:display="true" table:show-details="true"/>
                <table:data-pilot-member table:name="fmus_2.0_cs_win64_Test-FMUs_0.0.1_Resource" table:display="true" table:show-details="true"/>
                <table:data-pilot-member table:name="fmus_2.0_cs_win64_Test-FMUs_0.0.1_Stair" table:display="true" table:show-details="true"/>
                <table:data-pilot-member table:name="fmus_2.0_cs_win64_Test-FMUs_0.0.1_VanDerPol" table:display="true" table:show-details="true"/>
                <table:data-pilot-member table:name="fmus_2.0_cs_win64_Test-FMUs_0.0.2_BouncingBall" table:display="true" table:show-details="true"/>
                <table:data-pilot-member table:name="fmus_2.0_cs_win64_Test-FMUs_0.0.2_Dahlquist" table:display="true" table:show-details="true"/>
                <table:data-pilot-member table:name="fmus_2.0_cs_win64_Test-FMUs_0.0.2_Feedthrough" table:display="true" table:show-details="true"/>
                <table:data-pilot-member table:name="fmus_2.0_cs_win64_Test-FMUs_0.0.2_Resource" table:display="true" table:show-details="true"/>
                <table:data-pilot-member table:name="fmus_2.0_cs_win64_Test-FMUs_0.0.2_Stair" table:display="true" table:show-details="true"/>
                <table:data-pilot-member table:name="fmus_2.0_cs_win64_Test-FMUs_0.0.2_VanDerPo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3T21:21:10.758766447</dc:date>
    <meta:editing-duration>PT3H19M58S</meta:editing-duration>
    <meta:editing-cycles>7</meta:editing-cycles>
    <meta:generator>LibreOffice/6.0.7.3$Linux_X86_64 LibreOffice_project/00m0$Build-3</meta:generator>
    <meta:print-date>2019-08-03T19:11:58.302863391</meta:print-date>
    <meta:document-statistic meta:table-count="3" meta:cell-count="5826" meta:object-count="0"/>
  </office:meta>
</office:document-meta>
</file>